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 style:data-style-name="N2">
      <style:text-properties style:font-name="DejaVu Sans Condensed"/>
    </style:style>
    <style:style style:name="ce12" style:family="table-cell" style:parent-style-name="Default" style:data-style-name="N1">
      <style:text-properties style:font-name="DejaVu Sans Condensed"/>
    </style:style>
    <style:style style:name="ce13" style:family="table-cell" style:parent-style-name="Default" style:data-style-name="N124">
      <style:text-properties style:font-name="DejaVu Sans Condensed"/>
    </style:style>
    <style:style style:name="ce14" style:family="table-cell" style:parent-style-name="Default" style:data-style-name="N3">
      <style:text-properties style:font-name="DejaVu Sans Condensed"/>
    </style:style>
    <style:style style:name="ce15" style:family="table-cell" style:parent-style-name="Default">
      <style:text-properties style:font-name="DejaVu Sans Condensed"/>
    </style:style>
    <style:style style:name="ce6" style:family="table-cell" style:parent-style-name="Default" style:data-style-name="N121">
      <style:text-properties style:font-name="DejaVu Sans Condensed"/>
    </style:style>
    <style:style style:name="ce1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1"/>
        <table:table-column table:style-name="co1" table:default-cell-style-name="ce13"/>
        <table:table-column table:style-name="co1" table:default-cell-style-name="ce12"/>
        <table:table-column table:style-name="co1" table:number-columns-repeated="4" table:default-cell-style-name="ce15"/>
        <table:table-column table:style-name="co1" table:number-columns-repeated="3" table:default-cell-style-name="ce12"/>
        <table:table-column table:style-name="co1" table:number-columns-repeated="5" table:default-cell-style-name="ce15"/>
        <table:table-column table:style-name="co1" table:default-cell-style-name="ce6"/>
        <table:table-column table:style-name="co1" table:number-columns-repeated="2" table:default-cell-style-name="ce15"/>
        <table:table-column table:style-name="co1" table:default-cell-style-name="ce6"/>
        <table:table-column table:style-name="co1" table:number-columns-repeated="2" table:default-cell-style-name="ce15"/>
        <table:table-column table:style-name="co1" table:default-cell-style-name="ce6"/>
        <table:table-column table:style-name="co1" table:number-columns-repeated="997" table:default-cell-style-name="ce15"/>
        <table:table-row table:style-name="ro1">
          <table:table-cell office:value-type="string" calcext:value-type="string">
            <text:p>nm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kph</text:p>
          </table:table-cell>
          <table:table-cell office:value-type="string" calcext:value-type="string">
            <text:p>kts</text:p>
          </table:table-cell>
          <table:table-cell/>
          <table:table-cell office:value-type="string" calcext:value-type="string">
            <text:p>m/s</text:p>
          </table:table-cell>
          <table:table-cell office:value-type="string" calcext:value-type="string">
            <text:p>ft/min</text:p>
          </table:table-cell>
          <table:table-cell office:value-type="string" calcext:value-type="string">
            <text:p>ft/s</text:p>
          </table:table-cell>
          <table:table-cell/>
          <table:table-cell office:value-type="string" calcext:value-type="string">
            <text:p>ft/min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mi, mph</text:p>
          </table:table-cell>
          <table:table-cell office:value-type="string" calcext:value-type="string">
            <text:p>km, kph</text:p>
          </table:table-cell>
          <table:table-cell/>
          <table:table-cell office:value-type="string" calcext:value-type="string">
            <text:p>km, kph</text:p>
          </table:table-cell>
          <table:table-cell office:value-type="string" calcext:value-type="string">
            <text:p>mi, mph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t</text:p>
          </table:table-cell>
          <table:table-cell table:number-columns-repeated="99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1.852*[.A2]" office:value-type="float" office:value="0.01852" calcext:value-type="float">
            <text:p>0.019</text:p>
          </table:table-cell>
          <table:table-cell table:formula="of:=[.B2]*3280.8399" office:value-type="float" office:value="60.761154948" calcext:value-type="float">
            <text:p>61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E2]*0.53996" office:value-type="float" office:value="0.0053996" calcext:value-type="float">
            <text:p>0.005</text:p>
          </table:table-cell>
          <table:table-cell table:formula="of:=[.E2]*3280.8399" office:value-type="float" office:value="32.808399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0.5399568*[.I2]" office:value-type="float" office:value="0.5399568" calcext:value-type="float">
            <text:p>0.54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formula="of:=[.L2]*196.850393700787" office:value-type="float" office:value="196.850393700787" calcext:value-type="float">
            <text:p>197</text:p>
          </table:table-cell>
          <table:table-cell table:formula="of:=[.L2]*3.28084" office:value-type="float" office:value="3.28084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2]*0.00508" office:value-type="float" office:value="0.00508" calcext:value-type="float">
            <text:p>0.005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]*1.609344" office:value-type="float" office:value="1.609344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2]*0.6213712" office:value-type="float" office:value="0.6213712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Y2]*3.28084" office:value-type="float" office:value="3.28084" calcext:value-type="float">
            <text:p>3.3</text:p>
          </table:table-cell>
          <table:table-cell table:number-columns-repeated="997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1.852*[.A3]" office:value-type="float" office:value="0.03704" calcext:value-type="float">
            <text:p>0.037</text:p>
          </table:table-cell>
          <table:table-cell table:formula="of:=[.B3]*3280.8399" office:value-type="float" office:value="121.522309896" calcext:value-type="float">
            <text:p>12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E3]*0.53996" office:value-type="float" office:value="0.0107992" calcext:value-type="float">
            <text:p>0.011</text:p>
          </table:table-cell>
          <table:table-cell table:formula="of:=[.E3]*3280.8399" office:value-type="float" office:value="65.616798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table:formula="of:=0.5399568*[.I3]" office:value-type="float" office:value="1.0799136" calcext:value-type="float">
            <text:p>1.08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formula="of:=[.L3]*196.850393700787" office:value-type="float" office:value="393.700787401575" calcext:value-type="float">
            <text:p>394</text:p>
          </table:table-cell>
          <table:table-cell table:formula="of:=[.L3]*3.28084" office:value-type="float" office:value="6.56168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3]*0.00508" office:value-type="float" office:value="0.01016" calcext:value-type="float">
            <text:p>0.0101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3]*1.609344" office:value-type="float" office:value="3.218688" calcext:value-type="float">
            <text:p>3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3]*0.6213712" office:value-type="float" office:value="1.2427424" calcext:value-type="float">
            <text:p>1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Y3]*3.28084" office:value-type="float" office:value="6.56168" calcext:value-type="float">
            <text:p>6.6</text:p>
          </table:table-cell>
          <table:table-cell table:number-columns-repeated="997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1.852*[.A4]" office:value-type="float" office:value="0.05556" calcext:value-type="float">
            <text:p>0.056</text:p>
          </table:table-cell>
          <table:table-cell table:formula="of:=[.B4]*3280.8399" office:value-type="float" office:value="182.283464844" calcext:value-type="float">
            <text:p>182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E4]*0.53996" office:value-type="float" office:value="0.0161988" calcext:value-type="float">
            <text:p>0.016</text:p>
          </table:table-cell>
          <table:table-cell table:formula="of:=[.E4]*3280.8399" office:value-type="float" office:value="98.425197" calcext:value-type="float">
            <text:p>9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formula="of:=0.5399568*[.I4]" office:value-type="float" office:value="1.6198704" calcext:value-type="float">
            <text:p>1.62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formula="of:=[.L4]*196.850393700787" office:value-type="float" office:value="590.551181102362" calcext:value-type="float">
            <text:p>591</text:p>
          </table:table-cell>
          <table:table-cell table:formula="of:=[.L4]*3.28084" office:value-type="float" office:value="9.84252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4]*0.00508" office:value-type="float" office:value="0.01524" calcext:value-type="float">
            <text:p>0.0152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4]*1.609344" office:value-type="float" office:value="4.828032" calcext:value-type="float">
            <text:p>4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V4]*0.6213712" office:value-type="float" office:value="1.8641136" calcext:value-type="float">
            <text:p>1.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Y4]*3.28084" office:value-type="float" office:value="9.84252" calcext:value-type="float">
            <text:p>9.8</text:p>
          </table:table-cell>
          <table:table-cell table:number-columns-repeated="997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1.852*[.A5]" office:value-type="float" office:value="0.07408" calcext:value-type="float">
            <text:p>0.074</text:p>
          </table:table-cell>
          <table:table-cell table:formula="of:=[.B5]*3280.8399" office:value-type="float" office:value="243.044619792" calcext:value-type="float">
            <text:p>243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E5]*0.53996" office:value-type="float" office:value="0.0215984" calcext:value-type="float">
            <text:p>0.022</text:p>
          </table:table-cell>
          <table:table-cell table:formula="of:=[.E5]*3280.8399" office:value-type="float" office:value="131.233596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table:formula="of:=0.5399568*[.I5]" office:value-type="float" office:value="2.1598272" calcext:value-type="float">
            <text:p>2.16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table:formula="of:=[.L5]*196.850393700787" office:value-type="float" office:value="787.40157480315" calcext:value-type="float">
            <text:p>787</text:p>
          </table:table-cell>
          <table:table-cell table:formula="of:=[.L5]*3.28084" office:value-type="float" office:value="13.12336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5]*0.00508" office:value-type="float" office:value="0.02032" calcext:value-type="float">
            <text:p>0.0203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5]*1.609344" office:value-type="float" office:value="6.437376" calcext:value-type="float">
            <text:p>6.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5]*0.6213712" office:value-type="float" office:value="2.4854848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Y5]*3.28084" office:value-type="float" office:value="13.12336" calcext:value-type="float">
            <text:p>13.1</text:p>
          </table:table-cell>
          <table:table-cell table:number-columns-repeated="997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.852*[.A6]" office:value-type="float" office:value="0.0926" calcext:value-type="float">
            <text:p>0.093</text:p>
          </table:table-cell>
          <table:table-cell table:formula="of:=[.B6]*3280.8399" office:value-type="float" office:value="303.80577474" calcext:value-type="float">
            <text:p>304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E6]*0.53996" office:value-type="float" office:value="0.026998" calcext:value-type="float">
            <text:p>0.027</text:p>
          </table:table-cell>
          <table:table-cell table:formula="of:=[.E6]*3280.8399" office:value-type="float" office:value="164.041995" calcext:value-type="float">
            <text:p>16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formula="of:=0.5399568*[.I6]" office:value-type="float" office:value="2.699784" calcext:value-type="float">
            <text:p>2.70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formula="of:=[.L6]*196.850393700787" office:value-type="float" office:value="984.251968503937" calcext:value-type="float">
            <text:p>984</text:p>
          </table:table-cell>
          <table:table-cell table:formula="of:=[.L6]*3.28084" office:value-type="float" office:value="16.4042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6]*0.00508" office:value-type="float" office:value="0.0254" calcext:value-type="float">
            <text:p>0.02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6]*1.609344" office:value-type="float" office:value="8.04672" calcext:value-type="float">
            <text:p>8.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V6]*0.6213712" office:value-type="float" office:value="3.106856" calcext:value-type="float">
            <text:p>3.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Y6]*3.28084" office:value-type="float" office:value="16.4042" calcext:value-type="float">
            <text:p>16.4</text:p>
          </table:table-cell>
          <table:table-cell table:number-columns-repeated="997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1.852*[.A7]" office:value-type="float" office:value="0.11112" calcext:value-type="float">
            <text:p>0.111</text:p>
          </table:table-cell>
          <table:table-cell table:formula="of:=[.B7]*3280.8399" office:value-type="float" office:value="364.566929688" calcext:value-type="float">
            <text:p>365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E7]*0.53996" office:value-type="float" office:value="0.0323976" calcext:value-type="float">
            <text:p>0.032</text:p>
          </table:table-cell>
          <table:table-cell table:formula="of:=[.E7]*3280.8399" office:value-type="float" office:value="196.850394" calcext:value-type="float">
            <text:p>197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" table:formula="of:=0.5399568*[.I7]" office:value-type="float" office:value="3.2397408" calcext:value-type="float">
            <text:p>3.24</text:p>
          </table:table-cell>
          <table:table-cell table:style-name="ce11"/>
          <table:table-cell office:value-type="float" office:value="6" calcext:value-type="float">
            <text:p>6</text:p>
          </table:table-cell>
          <table:table-cell table:formula="of:=[.L7]*196.850393700787" office:value-type="float" office:value="1181.10236220472" calcext:value-type="float">
            <text:p>1181</text:p>
          </table:table-cell>
          <table:table-cell table:formula="of:=[.L7]*3.28084" office:value-type="float" office:value="19.68504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7]*0.00508" office:value-type="float" office:value="0.03048" calcext:value-type="float">
            <text:p>0.0304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7]*1.609344" office:value-type="float" office:value="9.656064" calcext:value-type="float">
            <text:p>9.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V7]*0.6213712" office:value-type="float" office:value="3.7282272" calcext:value-type="float">
            <text:p>3.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Y7]*3.28084" office:value-type="float" office:value="19.68504" calcext:value-type="float">
            <text:p>19.7</text:p>
          </table:table-cell>
          <table:table-cell table:number-columns-repeated="997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1.852*[.A8]" office:value-type="float" office:value="0.12964" calcext:value-type="float">
            <text:p>0.130</text:p>
          </table:table-cell>
          <table:table-cell table:formula="of:=[.B8]*3280.8399" office:value-type="float" office:value="425.328084636" calcext:value-type="float">
            <text:p>425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E8]*0.53996" office:value-type="float" office:value="0.0377972" calcext:value-type="float">
            <text:p>0.038</text:p>
          </table:table-cell>
          <table:table-cell table:formula="of:=[.E8]*3280.8399" office:value-type="float" office:value="229.658793" calcext:value-type="float">
            <text:p>23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table:formula="of:=0.5399568*[.I8]" office:value-type="float" office:value="3.7796976" calcext:value-type="float">
            <text:p>3.78</text:p>
          </table:table-cell>
          <table:table-cell table:style-name="ce11"/>
          <table:table-cell office:value-type="float" office:value="7" calcext:value-type="float">
            <text:p>7</text:p>
          </table:table-cell>
          <table:table-cell table:formula="of:=[.L8]*196.850393700787" office:value-type="float" office:value="1377.95275590551" calcext:value-type="float">
            <text:p>1378</text:p>
          </table:table-cell>
          <table:table-cell table:formula="of:=[.L8]*3.28084" office:value-type="float" office:value="22.96588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P8]*0.00508" office:value-type="float" office:value="0.03556" calcext:value-type="float">
            <text:p>0.0355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S8]*1.609344" office:value-type="float" office:value="11.265408" calcext:value-type="float">
            <text:p>11.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V8]*0.6213712" office:value-type="float" office:value="4.3495984" calcext:value-type="float">
            <text:p>4.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Y8]*3.28084" office:value-type="float" office:value="22.96588" calcext:value-type="float">
            <text:p>23.0</text:p>
          </table:table-cell>
          <table:table-cell table:number-columns-repeated="997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1.852*[.A9]" office:value-type="float" office:value="0.14816" calcext:value-type="float">
            <text:p>0.148</text:p>
          </table:table-cell>
          <table:table-cell table:formula="of:=[.B9]*3280.8399" office:value-type="float" office:value="486.089239584" calcext:value-type="float">
            <text:p>486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E9]*0.53996" office:value-type="float" office:value="0.0431968" calcext:value-type="float">
            <text:p>0.043</text:p>
          </table:table-cell>
          <table:table-cell table:formula="of:=[.E9]*3280.8399" office:value-type="float" office:value="262.467192" calcext:value-type="float">
            <text:p>26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table:formula="of:=0.5399568*[.I9]" office:value-type="float" office:value="4.3196544" calcext:value-type="float">
            <text:p>4.32</text:p>
          </table:table-cell>
          <table:table-cell table:style-name="ce11"/>
          <table:table-cell office:value-type="float" office:value="8" calcext:value-type="float">
            <text:p>8</text:p>
          </table:table-cell>
          <table:table-cell table:formula="of:=[.L9]*196.850393700787" office:value-type="float" office:value="1574.8031496063" calcext:value-type="float">
            <text:p>1575</text:p>
          </table:table-cell>
          <table:table-cell table:formula="of:=[.L9]*3.28084" office:value-type="float" office:value="26.24672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P9]*0.00508" office:value-type="float" office:value="0.04064" calcext:value-type="float">
            <text:p>0.040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S9]*1.609344" office:value-type="float" office:value="12.874752" calcext:value-type="float">
            <text:p>12.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9]*0.6213712" office:value-type="float" office:value="4.9709696" calcext:value-type="float">
            <text:p>5.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Y9]*3.28084" office:value-type="float" office:value="26.24672" calcext:value-type="float">
            <text:p>26.2</text:p>
          </table:table-cell>
          <table:table-cell table:number-columns-repeated="997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1.852*[.A10]" office:value-type="float" office:value="0.16668" calcext:value-type="float">
            <text:p>0.167</text:p>
          </table:table-cell>
          <table:table-cell table:formula="of:=[.B10]*3280.8399" office:value-type="float" office:value="546.850394532" calcext:value-type="float">
            <text:p>547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E10]*0.53996" office:value-type="float" office:value="0.0485964" calcext:value-type="float">
            <text:p>0.049</text:p>
          </table:table-cell>
          <table:table-cell table:formula="of:=[.E10]*3280.8399" office:value-type="float" office:value="295.275591" calcext:value-type="float">
            <text:p>29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" table:formula="of:=0.5399568*[.I10]" office:value-type="float" office:value="4.8596112" calcext:value-type="float">
            <text:p>4.86</text:p>
          </table:table-cell>
          <table:table-cell table:style-name="ce11"/>
          <table:table-cell office:value-type="float" office:value="9" calcext:value-type="float">
            <text:p>9</text:p>
          </table:table-cell>
          <table:table-cell table:formula="of:=[.L10]*196.850393700787" office:value-type="float" office:value="1771.65354330709" calcext:value-type="float">
            <text:p>1772</text:p>
          </table:table-cell>
          <table:table-cell table:formula="of:=[.L10]*3.28084" office:value-type="float" office:value="29.52756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P10]*0.00508" office:value-type="float" office:value="0.04572" calcext:value-type="float">
            <text:p>0.0457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10]*1.609344" office:value-type="float" office:value="14.484096" calcext:value-type="float">
            <text:p>14.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V10]*0.6213712" office:value-type="float" office:value="5.5923408" calcext:value-type="float">
            <text:p>5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Y10]*3.28084" office:value-type="float" office:value="29.52756" calcext:value-type="float">
            <text:p>29.5</text:p>
          </table:table-cell>
          <table:table-cell table:number-columns-repeated="997"/>
        </table:table-row>
        <table:table-row table:style-name="ro1">
          <table:table-cell office:value-type="float" office:value="0.1" calcext:value-type="float">
            <text:p>0.10</text:p>
          </table:table-cell>
          <table:table-cell table:formula="of:=1.852*[.A11]" office:value-type="float" office:value="0.1852" calcext:value-type="float">
            <text:p>0.185</text:p>
          </table:table-cell>
          <table:table-cell table:formula="of:=[.B11]*3280.8399" office:value-type="float" office:value="607.61154948" calcext:value-type="float">
            <text:p>608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E11]*0.53996" office:value-type="float" office:value="0.053996" calcext:value-type="float">
            <text:p>0.054</text:p>
          </table:table-cell>
          <table:table-cell table:formula="of:=[.E11]*3280.8399" office:value-type="float" office:value="328.08399" calcext:value-type="float">
            <text:p>32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table:formula="of:=0.5399568*[.I11]" office:value-type="float" office:value="5.399568" calcext:value-type="float">
            <text:p>5.40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table:formula="of:=[.L11]*196.850393700787" office:value-type="float" office:value="1968.50393700787" calcext:value-type="float">
            <text:p>1969</text:p>
          </table:table-cell>
          <table:table-cell table:formula="of:=[.L11]*3.28084" office:value-type="float" office:value="32.8084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11]*0.00508" office:value-type="float" office:value="0.0508" calcext:value-type="float">
            <text:p>0.05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S11]*1.609344" office:value-type="float" office:value="16.09344" calcext:value-type="float">
            <text:p>16.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V11]*0.6213712" office:value-type="float" office:value="6.213712" calcext:value-type="float">
            <text:p>6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Y11]*3.28084" office:value-type="float" office:value="32.8084" calcext:value-type="float">
            <text:p>32.8</text:p>
          </table:table-cell>
          <table:table-cell table:number-columns-repeated="997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1.852*[.A12]" office:value-type="float" office:value="0.20372" calcext:value-type="float">
            <text:p>0.204</text:p>
          </table:table-cell>
          <table:table-cell table:formula="of:=[.B12]*3280.8399" office:value-type="float" office:value="668.372704428" calcext:value-type="float">
            <text:p>668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E12]*0.53996" office:value-type="float" office:value="0.0593956" calcext:value-type="float">
            <text:p>0.059</text:p>
          </table:table-cell>
          <table:table-cell table:formula="of:=[.E12]*3280.8399" office:value-type="float" office:value="360.892389" calcext:value-type="float">
            <text:p>36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table:formula="of:=0.5399568*[.I12]" office:value-type="float" office:value="5.9395248" calcext:value-type="float">
            <text:p>5.94</text:p>
          </table:table-cell>
          <table:table-cell table:style-name="ce11"/>
          <table:table-cell office:value-type="float" office:value="11" calcext:value-type="float">
            <text:p>11</text:p>
          </table:table-cell>
          <table:table-cell table:formula="of:=[.L12]*196.850393700787" office:value-type="float" office:value="2165.35433070866" calcext:value-type="float">
            <text:p>2165</text:p>
          </table:table-cell>
          <table:table-cell table:formula="of:=[.L12]*3.28084" office:value-type="float" office:value="36.08924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P12]*0.00508" office:value-type="float" office:value="0.05588" calcext:value-type="float">
            <text:p>0.0558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S12]*1.609344" office:value-type="float" office:value="17.702784" calcext:value-type="float">
            <text:p>17.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V12]*0.6213712" office:value-type="float" office:value="6.8350832" calcext:value-type="float">
            <text:p>6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Y12]*3.28084" office:value-type="float" office:value="36.08924" calcext:value-type="float">
            <text:p>36.1</text:p>
          </table:table-cell>
          <table:table-cell table:number-columns-repeated="99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1.852*[.A13]" office:value-type="float" office:value="0.22224" calcext:value-type="float">
            <text:p>0.222</text:p>
          </table:table-cell>
          <table:table-cell table:formula="of:=[.B13]*3280.8399" office:value-type="float" office:value="729.133859376" calcext:value-type="float">
            <text:p>729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E13]*0.53996" office:value-type="float" office:value="0.0647952" calcext:value-type="float">
            <text:p>0.065</text:p>
          </table:table-cell>
          <table:table-cell table:formula="of:=[.E13]*3280.8399" office:value-type="float" office:value="393.700788" calcext:value-type="float">
            <text:p>39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table:formula="of:=0.5399568*[.I13]" office:value-type="float" office:value="6.4794816" calcext:value-type="float">
            <text:p>6.48</text:p>
          </table:table-cell>
          <table:table-cell table:style-name="ce11"/>
          <table:table-cell office:value-type="float" office:value="12" calcext:value-type="float">
            <text:p>12</text:p>
          </table:table-cell>
          <table:table-cell table:formula="of:=[.L13]*196.850393700787" office:value-type="float" office:value="2362.20472440945" calcext:value-type="float">
            <text:p>2362</text:p>
          </table:table-cell>
          <table:table-cell table:formula="of:=[.L13]*3.28084" office:value-type="float" office:value="39.37008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P13]*0.00508" office:value-type="float" office:value="0.06096" calcext:value-type="float">
            <text:p>0.06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S13]*1.609344" office:value-type="float" office:value="19.312128" calcext:value-type="float">
            <text:p>19.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V13]*0.6213712" office:value-type="float" office:value="7.4564544" calcext:value-type="float">
            <text:p>7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Y13]*3.28084" office:value-type="float" office:value="39.37008" calcext:value-type="float">
            <text:p>39.4</text:p>
          </table:table-cell>
          <table:table-cell table:number-columns-repeated="997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1.852*[.A14]" office:value-type="float" office:value="0.24076" calcext:value-type="float">
            <text:p>0.241</text:p>
          </table:table-cell>
          <table:table-cell table:formula="of:=[.B14]*3280.8399" office:value-type="float" office:value="789.895014324" calcext:value-type="float">
            <text:p>790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[.E14]*0.53996" office:value-type="float" office:value="0.0701948" calcext:value-type="float">
            <text:p>0.070</text:p>
          </table:table-cell>
          <table:table-cell table:formula="of:=[.E14]*3280.8399" office:value-type="float" office:value="426.509187" calcext:value-type="float">
            <text:p>42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table:formula="of:=0.5399568*[.I14]" office:value-type="float" office:value="7.0194384" calcext:value-type="float">
            <text:p>7.02</text:p>
          </table:table-cell>
          <table:table-cell table:style-name="ce11"/>
          <table:table-cell office:value-type="float" office:value="13" calcext:value-type="float">
            <text:p>13</text:p>
          </table:table-cell>
          <table:table-cell table:formula="of:=[.L14]*196.850393700787" office:value-type="float" office:value="2559.05511811024" calcext:value-type="float">
            <text:p>2559</text:p>
          </table:table-cell>
          <table:table-cell table:formula="of:=[.L14]*3.28084" office:value-type="float" office:value="42.65092" calcext:value-type="float">
            <text:p>4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P14]*0.00508" office:value-type="float" office:value="0.06604" calcext:value-type="float">
            <text:p>0.0660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S14]*1.609344" office:value-type="float" office:value="20.921472" calcext:value-type="float">
            <text:p>20.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V14]*0.6213712" office:value-type="float" office:value="8.0778256" calcext:value-type="float">
            <text:p>8.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Y14]*3.28084" office:value-type="float" office:value="42.65092" calcext:value-type="float">
            <text:p>42.7</text:p>
          </table:table-cell>
          <table:table-cell table:number-columns-repeated="997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1.852*[.A15]" office:value-type="float" office:value="0.25928" calcext:value-type="float">
            <text:p>0.259</text:p>
          </table:table-cell>
          <table:table-cell table:formula="of:=[.B15]*3280.8399" office:value-type="float" office:value="850.656169272" calcext:value-type="float">
            <text:p>85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E15]*0.53996" office:value-type="float" office:value="0.0755944" calcext:value-type="float">
            <text:p>0.076</text:p>
          </table:table-cell>
          <table:table-cell table:formula="of:=[.E15]*3280.8399" office:value-type="float" office:value="459.317586" calcext:value-type="float">
            <text:p>459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table:formula="of:=0.5399568*[.I15]" office:value-type="float" office:value="7.5593952" calcext:value-type="float">
            <text:p>7.56</text:p>
          </table:table-cell>
          <table:table-cell table:style-name="ce11"/>
          <table:table-cell office:value-type="float" office:value="14" calcext:value-type="float">
            <text:p>14</text:p>
          </table:table-cell>
          <table:table-cell table:formula="of:=[.L15]*196.850393700787" office:value-type="float" office:value="2755.90551181102" calcext:value-type="float">
            <text:p>2756</text:p>
          </table:table-cell>
          <table:table-cell table:formula="of:=[.L15]*3.28084" office:value-type="float" office:value="45.93176" calcext:value-type="float">
            <text:p>4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P15]*0.00508" office:value-type="float" office:value="0.07112" calcext:value-type="float">
            <text:p>0.071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S15]*1.609344" office:value-type="float" office:value="22.530816" calcext:value-type="float">
            <text:p>22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V15]*0.6213712" office:value-type="float" office:value="8.6991968" calcext:value-type="float">
            <text:p>8.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Y15]*3.28084" office:value-type="float" office:value="45.93176" calcext:value-type="float">
            <text:p>45.9</text:p>
          </table:table-cell>
          <table:table-cell table:number-columns-repeated="997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.852*[.A16]" office:value-type="float" office:value="0.2778" calcext:value-type="float">
            <text:p>0.278</text:p>
          </table:table-cell>
          <table:table-cell table:formula="of:=[.B16]*3280.8399" office:value-type="float" office:value="911.41732422" calcext:value-type="float">
            <text:p>91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E16]*0.53996" office:value-type="float" office:value="0.080994" calcext:value-type="float">
            <text:p>0.081</text:p>
          </table:table-cell>
          <table:table-cell table:formula="of:=[.E16]*3280.8399" office:value-type="float" office:value="492.125985" calcext:value-type="float">
            <text:p>49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table:formula="of:=0.5399568*[.I16]" office:value-type="float" office:value="8.099352" calcext:value-type="float">
            <text:p>8.10</text:p>
          </table:table-cell>
          <table:table-cell table:style-name="ce11"/>
          <table:table-cell office:value-type="float" office:value="15" calcext:value-type="float">
            <text:p>15</text:p>
          </table:table-cell>
          <table:table-cell table:formula="of:=[.L16]*196.850393700787" office:value-type="float" office:value="2952.75590551181" calcext:value-type="float">
            <text:p>2953</text:p>
          </table:table-cell>
          <table:table-cell table:formula="of:=[.L16]*3.28084" office:value-type="float" office:value="49.2126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P16]*0.00508" office:value-type="float" office:value="0.0762" calcext:value-type="float">
            <text:p>0.07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S16]*1.609344" office:value-type="float" office:value="24.14016" calcext:value-type="float">
            <text:p>24.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V16]*0.6213712" office:value-type="float" office:value="9.320568" calcext:value-type="float">
            <text:p>9.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Y16]*3.28084" office:value-type="float" office:value="49.2126" calcext:value-type="float">
            <text:p>49.2</text:p>
          </table:table-cell>
          <table:table-cell table:number-columns-repeated="997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1.852*[.A17]" office:value-type="float" office:value="0.29632" calcext:value-type="float">
            <text:p>0.296</text:p>
          </table:table-cell>
          <table:table-cell table:formula="of:=[.B17]*3280.8399" office:value-type="float" office:value="972.178479168" calcext:value-type="float">
            <text:p>972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E17]*0.53996" office:value-type="float" office:value="0.0863936" calcext:value-type="float">
            <text:p>0.086</text:p>
          </table:table-cell>
          <table:table-cell table:formula="of:=[.E17]*3280.8399" office:value-type="float" office:value="524.934384" calcext:value-type="float">
            <text:p>5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" table:formula="of:=0.5399568*[.I17]" office:value-type="float" office:value="8.6393088" calcext:value-type="float">
            <text:p>8.64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table:formula="of:=[.L17]*196.850393700787" office:value-type="float" office:value="3149.6062992126" calcext:value-type="float">
            <text:p>3150</text:p>
          </table:table-cell>
          <table:table-cell table:formula="of:=[.L17]*3.28084" office:value-type="float" office:value="52.49344" calcext:value-type="float">
            <text:p>5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P17]*0.00508" office:value-type="float" office:value="0.08128" calcext:value-type="float">
            <text:p>0.0812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S17]*1.609344" office:value-type="float" office:value="25.749504" calcext:value-type="float">
            <text:p>25.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17]*0.6213712" office:value-type="float" office:value="9.9419392" calcext:value-type="float">
            <text:p>9.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Y17]*3.28084" office:value-type="float" office:value="52.49344" calcext:value-type="float">
            <text:p>52.5</text:p>
          </table:table-cell>
          <table:table-cell table:number-columns-repeated="997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1.852*[.A18]" office:value-type="float" office:value="0.31484" calcext:value-type="float">
            <text:p>0.315</text:p>
          </table:table-cell>
          <table:table-cell table:formula="of:=[.B18]*3280.8399" office:value-type="float" office:value="1032.939634116" calcext:value-type="float">
            <text:p>1,033</text:p>
          </table:table-cell>
          <table:table-cell/>
          <table:table-cell office:value-type="float" office:value="0.17" calcext:value-type="float">
            <text:p>0.17</text:p>
          </table:table-cell>
          <table:table-cell table:formula="of:=[.E18]*0.53996" office:value-type="float" office:value="0.0917932" calcext:value-type="float">
            <text:p>0.092</text:p>
          </table:table-cell>
          <table:table-cell table:formula="of:=[.E18]*3280.8399" office:value-type="float" office:value="557.742783" calcext:value-type="float">
            <text:p>55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" table:formula="of:=0.5399568*[.I18]" office:value-type="float" office:value="9.1792656" calcext:value-type="float">
            <text:p>9.18</text:p>
          </table:table-cell>
          <table:table-cell table:style-name="ce11"/>
          <table:table-cell office:value-type="float" office:value="17" calcext:value-type="float">
            <text:p>17</text:p>
          </table:table-cell>
          <table:table-cell table:formula="of:=[.L18]*196.850393700787" office:value-type="float" office:value="3346.45669291339" calcext:value-type="float">
            <text:p>3346</text:p>
          </table:table-cell>
          <table:table-cell table:formula="of:=[.L18]*3.28084" office:value-type="float" office:value="55.77428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P18]*0.00508" office:value-type="float" office:value="0.08636" calcext:value-type="float">
            <text:p>0.086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S18]*1.609344" office:value-type="float" office:value="27.358848" calcext:value-type="float">
            <text:p>27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V18]*0.6213712" office:value-type="float" office:value="10.5633104" calcext:value-type="float">
            <text:p>10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Y18]*3.28084" office:value-type="float" office:value="55.77428" calcext:value-type="float">
            <text:p>55.8</text:p>
          </table:table-cell>
          <table:table-cell table:number-columns-repeated="997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1.852*[.A19]" office:value-type="float" office:value="0.33336" calcext:value-type="float">
            <text:p>0.333</text:p>
          </table:table-cell>
          <table:table-cell table:formula="of:=[.B19]*3280.8399" office:value-type="float" office:value="1093.700789064" calcext:value-type="float">
            <text:p>1,094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E19]*0.53996" office:value-type="float" office:value="0.0971928" calcext:value-type="float">
            <text:p>0.097</text:p>
          </table:table-cell>
          <table:table-cell table:formula="of:=[.E19]*3280.8399" office:value-type="float" office:value="590.551182" calcext:value-type="float">
            <text:p>59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1" table:formula="of:=0.5399568*[.I19]" office:value-type="float" office:value="9.7192224" calcext:value-type="float">
            <text:p>9.72</text:p>
          </table:table-cell>
          <table:table-cell table:style-name="ce11"/>
          <table:table-cell office:value-type="float" office:value="18" calcext:value-type="float">
            <text:p>18</text:p>
          </table:table-cell>
          <table:table-cell table:formula="of:=[.L19]*196.850393700787" office:value-type="float" office:value="3543.30708661417" calcext:value-type="float">
            <text:p>3543</text:p>
          </table:table-cell>
          <table:table-cell table:formula="of:=[.L19]*3.28084" office:value-type="float" office:value="59.05512" calcext:value-type="float">
            <text:p>5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P19]*0.00508" office:value-type="float" office:value="0.09144" calcext:value-type="float">
            <text:p>0.09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S19]*1.609344" office:value-type="float" office:value="28.968192" calcext:value-type="float">
            <text:p>29.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V19]*0.6213712" office:value-type="float" office:value="11.1846816" calcext:value-type="float">
            <text:p>11.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Y19]*3.28084" office:value-type="float" office:value="59.05512" calcext:value-type="float">
            <text:p>59.1</text:p>
          </table:table-cell>
          <table:table-cell table:number-columns-repeated="997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1.852*[.A20]" office:value-type="float" office:value="0.35188" calcext:value-type="float">
            <text:p>0.352</text:p>
          </table:table-cell>
          <table:table-cell table:formula="of:=[.B20]*3280.8399" office:value-type="float" office:value="1154.461944012" calcext:value-type="float">
            <text:p>1,154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E20]*0.53996" office:value-type="float" office:value="0.1025924" calcext:value-type="float">
            <text:p>0.103</text:p>
          </table:table-cell>
          <table:table-cell table:formula="of:=[.E20]*3280.8399" office:value-type="float" office:value="623.359581" calcext:value-type="float">
            <text:p>62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" table:formula="of:=0.5399568*[.I20]" office:value-type="float" office:value="10.2591792" calcext:value-type="float">
            <text:p>10.26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table:formula="of:=[.L20]*196.850393700787" office:value-type="float" office:value="3740.15748031496" calcext:value-type="float">
            <text:p>3740</text:p>
          </table:table-cell>
          <table:table-cell table:formula="of:=[.L20]*3.28084" office:value-type="float" office:value="62.33596" calcext:value-type="float">
            <text:p>6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P20]*0.00508" office:value-type="float" office:value="0.09652" calcext:value-type="float">
            <text:p>0.0965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S20]*1.609344" office:value-type="float" office:value="30.577536" calcext:value-type="float">
            <text:p>30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V20]*0.6213712" office:value-type="float" office:value="11.8060528" calcext:value-type="float">
            <text:p>11.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Y20]*3.28084" office:value-type="float" office:value="62.33596" calcext:value-type="float">
            <text:p>62.3</text:p>
          </table:table-cell>
          <table:table-cell table:number-columns-repeated="99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formula="of:=1.852*[.A21]" office:value-type="float" office:value="0.3704" calcext:value-type="float">
            <text:p>0.370</text:p>
          </table:table-cell>
          <table:table-cell table:formula="of:=[.B21]*3280.8399" office:value-type="float" office:value="1215.22309896" calcext:value-type="float">
            <text:p>1,215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E21]*0.53996" office:value-type="float" office:value="0.107992" calcext:value-type="float">
            <text:p>0.108</text:p>
          </table:table-cell>
          <table:table-cell table:formula="of:=[.E21]*3280.8399" office:value-type="float" office:value="656.16798" calcext:value-type="float">
            <text:p>65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1" table:formula="of:=0.5399568*[.I21]" office:value-type="float" office:value="10.799136" calcext:value-type="float">
            <text:p>10.80</text:p>
          </table:table-cell>
          <table:table-cell table:style-name="ce11"/>
          <table:table-cell office:value-type="float" office:value="20" calcext:value-type="float">
            <text:p>20</text:p>
          </table:table-cell>
          <table:table-cell table:formula="of:=[.L21]*196.850393700787" office:value-type="float" office:value="3937.00787401575" calcext:value-type="float">
            <text:p>3937</text:p>
          </table:table-cell>
          <table:table-cell table:formula="of:=[.L21]*3.28084" office:value-type="float" office:value="65.6168" calcext:value-type="float">
            <text:p>6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P21]*0.00508" office:value-type="float" office:value="0.1016" calcext:value-type="float">
            <text:p>0.10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S21]*1.609344" office:value-type="float" office:value="32.18688" calcext:value-type="float">
            <text:p>32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V21]*0.6213712" office:value-type="float" office:value="12.427424" calcext:value-type="float">
            <text:p>12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Y21]*3.28084" office:value-type="float" office:value="65.6168" calcext:value-type="float">
            <text:p>65.6</text:p>
          </table:table-cell>
          <table:table-cell table:number-columns-repeated="997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1.852*[.A22]" office:value-type="float" office:value="0.38892" calcext:value-type="float">
            <text:p>0.389</text:p>
          </table:table-cell>
          <table:table-cell table:formula="of:=[.B22]*3280.8399" office:value-type="float" office:value="1275.984253908" calcext:value-type="float">
            <text:p>1,276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E22]*0.53996" office:value-type="float" office:value="0.1133916" calcext:value-type="float">
            <text:p>0.113</text:p>
          </table:table-cell>
          <table:table-cell table:formula="of:=[.E22]*3280.8399" office:value-type="float" office:value="688.976379" calcext:value-type="float">
            <text:p>68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1" table:formula="of:=0.5399568*[.I22]" office:value-type="float" office:value="11.3390928" calcext:value-type="float">
            <text:p>11.34</text:p>
          </table:table-cell>
          <table:table-cell table:style-name="ce11"/>
          <table:table-cell office:value-type="float" office:value="21" calcext:value-type="float">
            <text:p>21</text:p>
          </table:table-cell>
          <table:table-cell table:formula="of:=[.L22]*196.850393700787" office:value-type="float" office:value="4133.85826771654" calcext:value-type="float">
            <text:p>4134</text:p>
          </table:table-cell>
          <table:table-cell table:formula="of:=[.L22]*3.28084" office:value-type="float" office:value="68.89764" calcext:value-type="float">
            <text:p>6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P22]*0.00508" office:value-type="float" office:value="0.10668" calcext:value-type="float">
            <text:p>0.1066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S22]*1.609344" office:value-type="float" office:value="33.796224" calcext:value-type="float">
            <text:p>33.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V22]*0.6213712" office:value-type="float" office:value="13.0487952" calcext:value-type="float">
            <text:p>13.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Y22]*3.28084" office:value-type="float" office:value="68.89764" calcext:value-type="float">
            <text:p>68.9</text:p>
          </table:table-cell>
          <table:table-cell table:number-columns-repeated="997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1.852*[.A23]" office:value-type="float" office:value="0.40744" calcext:value-type="float">
            <text:p>0.407</text:p>
          </table:table-cell>
          <table:table-cell table:formula="of:=[.B23]*3280.8399" office:value-type="float" office:value="1336.745408856" calcext:value-type="float">
            <text:p>1,337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E23]*0.53996" office:value-type="float" office:value="0.1187912" calcext:value-type="float">
            <text:p>0.119</text:p>
          </table:table-cell>
          <table:table-cell table:formula="of:=[.E23]*3280.8399" office:value-type="float" office:value="721.784778" calcext:value-type="float">
            <text:p>72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1" table:formula="of:=0.5399568*[.I23]" office:value-type="float" office:value="11.8790496" calcext:value-type="float">
            <text:p>11.88</text:p>
          </table:table-cell>
          <table:table-cell table:style-name="ce11"/>
          <table:table-cell office:value-type="float" office:value="22" calcext:value-type="float">
            <text:p>22</text:p>
          </table:table-cell>
          <table:table-cell table:formula="of:=[.L23]*196.850393700787" office:value-type="float" office:value="4330.70866141732" calcext:value-type="float">
            <text:p>4331</text:p>
          </table:table-cell>
          <table:table-cell table:formula="of:=[.L23]*3.28084" office:value-type="float" office:value="72.17848" calcext:value-type="float">
            <text:p>7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P23]*0.00508" office:value-type="float" office:value="0.11176" calcext:value-type="float">
            <text:p>0.1117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S23]*1.609344" office:value-type="float" office:value="35.405568" calcext:value-type="float">
            <text:p>35.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V23]*0.6213712" office:value-type="float" office:value="13.6701664" calcext:value-type="float">
            <text:p>13.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Y23]*3.28084" office:value-type="float" office:value="72.17848" calcext:value-type="float">
            <text:p>72.2</text:p>
          </table:table-cell>
          <table:table-cell table:number-columns-repeated="997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1.852*[.A24]" office:value-type="float" office:value="0.42596" calcext:value-type="float">
            <text:p>0.426</text:p>
          </table:table-cell>
          <table:table-cell table:formula="of:=[.B24]*3280.8399" office:value-type="float" office:value="1397.506563804" calcext:value-type="float">
            <text:p>1,398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E24]*0.53996" office:value-type="float" office:value="0.1241908" calcext:value-type="float">
            <text:p>0.124</text:p>
          </table:table-cell>
          <table:table-cell table:formula="of:=[.E24]*3280.8399" office:value-type="float" office:value="754.593177" calcext:value-type="float">
            <text:p>75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1" table:formula="of:=0.5399568*[.I24]" office:value-type="float" office:value="12.4190064" calcext:value-type="float">
            <text:p>12.42</text:p>
          </table:table-cell>
          <table:table-cell table:style-name="ce11"/>
          <table:table-cell office:value-type="float" office:value="23" calcext:value-type="float">
            <text:p>23</text:p>
          </table:table-cell>
          <table:table-cell table:formula="of:=[.L24]*196.850393700787" office:value-type="float" office:value="4527.55905511811" calcext:value-type="float">
            <text:p>4528</text:p>
          </table:table-cell>
          <table:table-cell table:formula="of:=[.L24]*3.28084" office:value-type="float" office:value="75.45932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P24]*0.00508" office:value-type="float" office:value="0.11684" calcext:value-type="float">
            <text:p>0.1168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24]*1.609344" office:value-type="float" office:value="37.014912" calcext:value-type="float">
            <text:p>37.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V24]*0.6213712" office:value-type="float" office:value="14.2915376" calcext:value-type="float">
            <text:p>14.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Y24]*3.28084" office:value-type="float" office:value="75.45932" calcext:value-type="float">
            <text:p>75.5</text:p>
          </table:table-cell>
          <table:table-cell table:number-columns-repeated="997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1.852*[.A25]" office:value-type="float" office:value="0.44448" calcext:value-type="float">
            <text:p>0.444</text:p>
          </table:table-cell>
          <table:table-cell table:formula="of:=[.B25]*3280.8399" office:value-type="float" office:value="1458.267718752" calcext:value-type="float">
            <text:p>1,458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E25]*0.53996" office:value-type="float" office:value="0.1295904" calcext:value-type="float">
            <text:p>0.130</text:p>
          </table:table-cell>
          <table:table-cell table:formula="of:=[.E25]*3280.8399" office:value-type="float" office:value="787.401576" calcext:value-type="float">
            <text:p>78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1" table:formula="of:=0.5399568*[.I25]" office:value-type="float" office:value="12.9589632" calcext:value-type="float">
            <text:p>12.96</text:p>
          </table:table-cell>
          <table:table-cell table:style-name="ce11"/>
          <table:table-cell office:value-type="float" office:value="24" calcext:value-type="float">
            <text:p>24</text:p>
          </table:table-cell>
          <table:table-cell table:formula="of:=[.L25]*196.850393700787" office:value-type="float" office:value="4724.4094488189" calcext:value-type="float">
            <text:p>4724</text:p>
          </table:table-cell>
          <table:table-cell table:formula="of:=[.L25]*3.28084" office:value-type="float" office:value="78.74016" calcext:value-type="float">
            <text:p>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P25]*0.00508" office:value-type="float" office:value="0.12192" calcext:value-type="float">
            <text:p>0.1219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25]*1.609344" office:value-type="float" office:value="38.624256" calcext:value-type="float">
            <text:p>38.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V25]*0.6213712" office:value-type="float" office:value="14.9129088" calcext:value-type="float">
            <text:p>14.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Y25]*3.28084" office:value-type="float" office:value="78.74016" calcext:value-type="float">
            <text:p>78.7</text:p>
          </table:table-cell>
          <table:table-cell table:number-columns-repeated="99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.852*[.A26]" office:value-type="float" office:value="0.463" calcext:value-type="float">
            <text:p>0.463</text:p>
          </table:table-cell>
          <table:table-cell table:formula="of:=[.B26]*3280.8399" office:value-type="float" office:value="1519.0288737" calcext:value-type="float">
            <text:p>1,519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E26]*0.53996" office:value-type="float" office:value="0.13499" calcext:value-type="float">
            <text:p>0.135</text:p>
          </table:table-cell>
          <table:table-cell table:formula="of:=[.E26]*3280.8399" office:value-type="float" office:value="820.209975" calcext:value-type="float">
            <text:p>82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1" table:formula="of:=0.5399568*[.I26]" office:value-type="float" office:value="13.49892" calcext:value-type="float">
            <text:p>13.50</text:p>
          </table:table-cell>
          <table:table-cell table:style-name="ce11"/>
          <table:table-cell office:value-type="float" office:value="25" calcext:value-type="float">
            <text:p>25</text:p>
          </table:table-cell>
          <table:table-cell table:formula="of:=[.L26]*196.850393700787" office:value-type="float" office:value="4921.25984251969" calcext:value-type="float">
            <text:p>4921</text:p>
          </table:table-cell>
          <table:table-cell table:formula="of:=[.L26]*3.28084" office:value-type="float" office:value="82.021" calcext:value-type="float">
            <text:p>8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P26]*0.00508" office:value-type="float" office:value="0.127" calcext:value-type="float">
            <text:p>0.12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S26]*1.609344" office:value-type="float" office:value="40.2336" calcext:value-type="float">
            <text:p>40.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V26]*0.6213712" office:value-type="float" office:value="15.53428" calcext:value-type="float">
            <text:p>15.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Y26]*3.28084" office:value-type="float" office:value="82.021" calcext:value-type="float">
            <text:p>82.0</text:p>
          </table:table-cell>
          <table:table-cell table:number-columns-repeated="997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1.852*[.A27]" office:value-type="float" office:value="0.48152" calcext:value-type="float">
            <text:p>0.482</text:p>
          </table:table-cell>
          <table:table-cell table:formula="of:=[.B27]*3280.8399" office:value-type="float" office:value="1579.790028648" calcext:value-type="float">
            <text:p>1,580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[.E27]*0.53996" office:value-type="float" office:value="0.1403896" calcext:value-type="float">
            <text:p>0.140</text:p>
          </table:table-cell>
          <table:table-cell table:formula="of:=[.E27]*3280.8399" office:value-type="float" office:value="853.018374" calcext:value-type="float">
            <text:p>853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1" table:formula="of:=0.5399568*[.I27]" office:value-type="float" office:value="14.0388768" calcext:value-type="float">
            <text:p>14.04</text:p>
          </table:table-cell>
          <table:table-cell table:style-name="ce11"/>
          <table:table-cell office:value-type="float" office:value="26" calcext:value-type="float">
            <text:p>26</text:p>
          </table:table-cell>
          <table:table-cell table:formula="of:=[.L27]*196.850393700787" office:value-type="float" office:value="5118.11023622047" calcext:value-type="float">
            <text:p>5118</text:p>
          </table:table-cell>
          <table:table-cell table:formula="of:=[.L27]*3.28084" office:value-type="float" office:value="85.30184" calcext:value-type="float">
            <text:p>8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P27]*0.00508" office:value-type="float" office:value="0.13208" calcext:value-type="float">
            <text:p>0.1320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S27]*1.609344" office:value-type="float" office:value="41.842944" calcext:value-type="float">
            <text:p>41.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V27]*0.6213712" office:value-type="float" office:value="16.1556512" calcext:value-type="float">
            <text:p>16.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Y27]*3.28084" office:value-type="float" office:value="85.30184" calcext:value-type="float">
            <text:p>85.3</text:p>
          </table:table-cell>
          <table:table-cell table:number-columns-repeated="997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1.852*[.A28]" office:value-type="float" office:value="0.50004" calcext:value-type="float">
            <text:p>0.500</text:p>
          </table:table-cell>
          <table:table-cell table:formula="of:=[.B28]*3280.8399" office:value-type="float" office:value="1640.551183596" calcext:value-type="float">
            <text:p>1,641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[.E28]*0.53996" office:value-type="float" office:value="0.1457892" calcext:value-type="float">
            <text:p>0.146</text:p>
          </table:table-cell>
          <table:table-cell table:formula="of:=[.E28]*3280.8399" office:value-type="float" office:value="885.826773" calcext:value-type="float">
            <text:p>88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1" table:formula="of:=0.5399568*[.I28]" office:value-type="float" office:value="14.5788336" calcext:value-type="float">
            <text:p>14.58</text:p>
          </table:table-cell>
          <table:table-cell table:style-name="ce11"/>
          <table:table-cell office:value-type="float" office:value="27" calcext:value-type="float">
            <text:p>27</text:p>
          </table:table-cell>
          <table:table-cell table:formula="of:=[.L28]*196.850393700787" office:value-type="float" office:value="5314.96062992126" calcext:value-type="float">
            <text:p>5315</text:p>
          </table:table-cell>
          <table:table-cell table:formula="of:=[.L28]*3.28084" office:value-type="float" office:value="88.58268" calcext:value-type="float">
            <text:p>8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P28]*0.00508" office:value-type="float" office:value="0.13716" calcext:value-type="float">
            <text:p>0.137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S28]*1.609344" office:value-type="float" office:value="43.452288" calcext:value-type="float">
            <text:p>43.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V28]*0.6213712" office:value-type="float" office:value="16.7770224" calcext:value-type="float">
            <text:p>16.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Y28]*3.28084" office:value-type="float" office:value="88.58268" calcext:value-type="float">
            <text:p>88.6</text:p>
          </table:table-cell>
          <table:table-cell table:number-columns-repeated="997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1.852*[.A29]" office:value-type="float" office:value="0.51856" calcext:value-type="float">
            <text:p>0.519</text:p>
          </table:table-cell>
          <table:table-cell table:formula="of:=[.B29]*3280.8399" office:value-type="float" office:value="1701.312338544" calcext:value-type="float">
            <text:p>1,701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[.E29]*0.53996" office:value-type="float" office:value="0.1511888" calcext:value-type="float">
            <text:p>0.151</text:p>
          </table:table-cell>
          <table:table-cell table:formula="of:=[.E29]*3280.8399" office:value-type="float" office:value="918.635172" calcext:value-type="float">
            <text:p>919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1" table:formula="of:=0.5399568*[.I29]" office:value-type="float" office:value="15.1187904" calcext:value-type="float">
            <text:p>15.12</text:p>
          </table:table-cell>
          <table:table-cell table:style-name="ce11"/>
          <table:table-cell office:value-type="float" office:value="28" calcext:value-type="float">
            <text:p>28</text:p>
          </table:table-cell>
          <table:table-cell table:formula="of:=[.L29]*196.850393700787" office:value-type="float" office:value="5511.81102362205" calcext:value-type="float">
            <text:p>5512</text:p>
          </table:table-cell>
          <table:table-cell table:formula="of:=[.L29]*3.28084" office:value-type="float" office:value="91.86352" calcext:value-type="float">
            <text:p>9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P29]*0.00508" office:value-type="float" office:value="0.14224" calcext:value-type="float">
            <text:p>0.1422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S29]*1.609344" office:value-type="float" office:value="45.061632" calcext:value-type="float">
            <text:p>45.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V29]*0.6213712" office:value-type="float" office:value="17.3983936" calcext:value-type="float">
            <text:p>17.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Y29]*3.28084" office:value-type="float" office:value="91.86352" calcext:value-type="float">
            <text:p>91.9</text:p>
          </table:table-cell>
          <table:table-cell table:number-columns-repeated="997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1.852*[.A30]" office:value-type="float" office:value="0.53708" calcext:value-type="float">
            <text:p>0.537</text:p>
          </table:table-cell>
          <table:table-cell table:formula="of:=[.B30]*3280.8399" office:value-type="float" office:value="1762.073493492" calcext:value-type="float">
            <text:p>1,762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[.E30]*0.53996" office:value-type="float" office:value="0.1565884" calcext:value-type="float">
            <text:p>0.157</text:p>
          </table:table-cell>
          <table:table-cell table:formula="of:=[.E30]*3280.8399" office:value-type="float" office:value="951.443571" calcext:value-type="float">
            <text:p>95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1" table:formula="of:=0.5399568*[.I30]" office:value-type="float" office:value="15.6587472" calcext:value-type="float">
            <text:p>15.66</text:p>
          </table:table-cell>
          <table:table-cell table:style-name="ce11"/>
          <table:table-cell office:value-type="float" office:value="29" calcext:value-type="float">
            <text:p>29</text:p>
          </table:table-cell>
          <table:table-cell table:formula="of:=[.L30]*196.850393700787" office:value-type="float" office:value="5708.66141732283" calcext:value-type="float">
            <text:p>5709</text:p>
          </table:table-cell>
          <table:table-cell table:formula="of:=[.L30]*3.28084" office:value-type="float" office:value="95.14436" calcext:value-type="float">
            <text:p>9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P30]*0.00508" office:value-type="float" office:value="0.14732" calcext:value-type="float">
            <text:p>0.1473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S30]*1.609344" office:value-type="float" office:value="46.670976" calcext:value-type="float">
            <text:p>46.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V30]*0.6213712" office:value-type="float" office:value="18.0197648" calcext:value-type="float">
            <text:p>18.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Y30]*3.28084" office:value-type="float" office:value="95.14436" calcext:value-type="float">
            <text:p>95.1</text:p>
          </table:table-cell>
          <table:table-cell table:number-columns-repeated="997"/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1.852*[.A31]" office:value-type="float" office:value="0.5556" calcext:value-type="float">
            <text:p>0.556</text:p>
          </table:table-cell>
          <table:table-cell table:formula="of:=[.B31]*3280.8399" office:value-type="float" office:value="1822.83464844" calcext:value-type="float">
            <text:p>1,823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E31]*0.53996" office:value-type="float" office:value="0.161988" calcext:value-type="float">
            <text:p>0.162</text:p>
          </table:table-cell>
          <table:table-cell table:formula="of:=[.E31]*3280.8399" office:value-type="float" office:value="984.25197" calcext:value-type="float">
            <text:p>98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1" table:formula="of:=0.5399568*[.I31]" office:value-type="float" office:value="16.198704" calcext:value-type="float">
            <text:p>16.20</text:p>
          </table:table-cell>
          <table:table-cell table:style-name="ce11"/>
          <table:table-cell office:value-type="float" office:value="30" calcext:value-type="float">
            <text:p>30</text:p>
          </table:table-cell>
          <table:table-cell table:formula="of:=[.L31]*196.850393700787" office:value-type="float" office:value="5905.51181102362" calcext:value-type="float">
            <text:p>5906</text:p>
          </table:table-cell>
          <table:table-cell table:formula="of:=[.L31]*3.28084" office:value-type="float" office:value="98.4252" calcext:value-type="float">
            <text:p>9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P31]*0.00508" office:value-type="float" office:value="0.1524" calcext:value-type="float">
            <text:p>0.15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S31]*1.609344" office:value-type="float" office:value="48.28032" calcext:value-type="float">
            <text:p>48.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V31]*0.6213712" office:value-type="float" office:value="18.641136" calcext:value-type="float">
            <text:p>18.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Y31]*3.28084" office:value-type="float" office:value="98.4252" calcext:value-type="float">
            <text:p>98.4</text:p>
          </table:table-cell>
          <table:table-cell table:number-columns-repeated="997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1.852*[.A32]" office:value-type="float" office:value="0.57412" calcext:value-type="float">
            <text:p>0.574</text:p>
          </table:table-cell>
          <table:table-cell table:formula="of:=[.B32]*3280.8399" office:value-type="float" office:value="1883.595803388" calcext:value-type="float">
            <text:p>1,884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[.E32]*0.53996" office:value-type="float" office:value="0.1673876" calcext:value-type="float">
            <text:p>0.167</text:p>
          </table:table-cell>
          <table:table-cell table:formula="of:=[.E32]*3280.8399" office:value-type="float" office:value="1017.060369" calcext:value-type="float">
            <text:p>1017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1" table:formula="of:=0.5399568*[.I32]" office:value-type="float" office:value="16.7386608" calcext:value-type="float">
            <text:p>16.74</text:p>
          </table:table-cell>
          <table:table-cell table:style-name="ce11"/>
          <table:table-cell office:value-type="float" office:value="31" calcext:value-type="float">
            <text:p>31</text:p>
          </table:table-cell>
          <table:table-cell table:formula="of:=[.L32]*196.850393700787" office:value-type="float" office:value="6102.36220472441" calcext:value-type="float">
            <text:p>6102</text:p>
          </table:table-cell>
          <table:table-cell table:formula="of:=[.L32]*3.28084" office:value-type="float" office:value="101.70604" calcext:value-type="float">
            <text:p>10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P32]*0.00508" office:value-type="float" office:value="0.15748" calcext:value-type="float">
            <text:p>0.1574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S32]*1.609344" office:value-type="float" office:value="49.889664" calcext:value-type="float">
            <text:p>49.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V32]*0.6213712" office:value-type="float" office:value="19.2625072" calcext:value-type="float">
            <text:p>19.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Y32]*3.28084" office:value-type="float" office:value="101.70604" calcext:value-type="float">
            <text:p>101.7</text:p>
          </table:table-cell>
          <table:table-cell table:number-columns-repeated="997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1.852*[.A33]" office:value-type="float" office:value="0.59264" calcext:value-type="float">
            <text:p>0.593</text:p>
          </table:table-cell>
          <table:table-cell table:formula="of:=[.B33]*3280.8399" office:value-type="float" office:value="1944.356958336" calcext:value-type="float">
            <text:p>1,944</text:p>
          </table:table-cell>
          <table:table-cell/>
          <table:table-cell office:value-type="float" office:value="0.32" calcext:value-type="float">
            <text:p>0.32</text:p>
          </table:table-cell>
          <table:table-cell table:formula="of:=[.E33]*0.53996" office:value-type="float" office:value="0.1727872" calcext:value-type="float">
            <text:p>0.173</text:p>
          </table:table-cell>
          <table:table-cell table:formula="of:=[.E33]*3280.8399" office:value-type="float" office:value="1049.868768" calcext:value-type="float">
            <text:p>105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1" table:formula="of:=0.5399568*[.I33]" office:value-type="float" office:value="17.2786176" calcext:value-type="float">
            <text:p>17.28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table:formula="of:=[.L33]*196.850393700787" office:value-type="float" office:value="6299.2125984252" calcext:value-type="float">
            <text:p>6299</text:p>
          </table:table-cell>
          <table:table-cell table:formula="of:=[.L33]*3.28084" office:value-type="float" office:value="104.98688" calcext:value-type="float">
            <text:p>1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P33]*0.00508" office:value-type="float" office:value="0.16256" calcext:value-type="float">
            <text:p>0.1625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S33]*1.609344" office:value-type="float" office:value="51.499008" calcext:value-type="float">
            <text:p>51.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V33]*0.6213712" office:value-type="float" office:value="19.8838784" calcext:value-type="float">
            <text:p>19.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Y33]*3.28084" office:value-type="float" office:value="104.98688" calcext:value-type="float">
            <text:p>105.0</text:p>
          </table:table-cell>
          <table:table-cell table:number-columns-repeated="997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1.852*[.A34]" office:value-type="float" office:value="0.61116" calcext:value-type="float">
            <text:p>0.611</text:p>
          </table:table-cell>
          <table:table-cell table:formula="of:=[.B34]*3280.8399" office:value-type="float" office:value="2005.118113284" calcext:value-type="float">
            <text:p>2,005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E34]*0.53996" office:value-type="float" office:value="0.1781868" calcext:value-type="float">
            <text:p>0.178</text:p>
          </table:table-cell>
          <table:table-cell table:formula="of:=[.E34]*3280.8399" office:value-type="float" office:value="1082.677167" calcext:value-type="float">
            <text:p>1083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1" table:formula="of:=0.5399568*[.I34]" office:value-type="float" office:value="17.8185744" calcext:value-type="float">
            <text:p>17.82</text:p>
          </table:table-cell>
          <table:table-cell table:style-name="ce11"/>
          <table:table-cell office:value-type="float" office:value="33" calcext:value-type="float">
            <text:p>33</text:p>
          </table:table-cell>
          <table:table-cell table:formula="of:=[.L34]*196.850393700787" office:value-type="float" office:value="6496.06299212598" calcext:value-type="float">
            <text:p>6496</text:p>
          </table:table-cell>
          <table:table-cell table:formula="of:=[.L34]*3.28084" office:value-type="float" office:value="108.26772" calcext:value-type="float">
            <text:p>10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P34]*0.00508" office:value-type="float" office:value="0.16764" calcext:value-type="float">
            <text:p>0.1676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S34]*1.609344" office:value-type="float" office:value="53.108352" calcext:value-type="float">
            <text:p>53.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V34]*0.6213712" office:value-type="float" office:value="20.5052496" calcext:value-type="float">
            <text:p>20.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Y34]*3.28084" office:value-type="float" office:value="108.26772" calcext:value-type="float">
            <text:p>108.3</text:p>
          </table:table-cell>
          <table:table-cell table:number-columns-repeated="997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1.852*[.A35]" office:value-type="float" office:value="0.62968" calcext:value-type="float">
            <text:p>0.630</text:p>
          </table:table-cell>
          <table:table-cell table:formula="of:=[.B35]*3280.8399" office:value-type="float" office:value="2065.879268232" calcext:value-type="float">
            <text:p>2,066</text:p>
          </table:table-cell>
          <table:table-cell/>
          <table:table-cell office:value-type="float" office:value="0.34" calcext:value-type="float">
            <text:p>0.34</text:p>
          </table:table-cell>
          <table:table-cell table:formula="of:=[.E35]*0.53996" office:value-type="float" office:value="0.1835864" calcext:value-type="float">
            <text:p>0.184</text:p>
          </table:table-cell>
          <table:table-cell table:formula="of:=[.E35]*3280.8399" office:value-type="float" office:value="1115.485566" calcext:value-type="float">
            <text:p>111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1" table:formula="of:=0.5399568*[.I35]" office:value-type="float" office:value="18.3585312" calcext:value-type="float">
            <text:p>18.36</text:p>
          </table:table-cell>
          <table:table-cell table:style-name="ce11"/>
          <table:table-cell office:value-type="float" office:value="34" calcext:value-type="float">
            <text:p>34</text:p>
          </table:table-cell>
          <table:table-cell table:formula="of:=[.L35]*196.850393700787" office:value-type="float" office:value="6692.91338582677" calcext:value-type="float">
            <text:p>6693</text:p>
          </table:table-cell>
          <table:table-cell table:formula="of:=[.L35]*3.28084" office:value-type="float" office:value="111.54856" calcext:value-type="float">
            <text:p>11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P35]*0.00508" office:value-type="float" office:value="0.17272" calcext:value-type="float">
            <text:p>0.1727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S35]*1.609344" office:value-type="float" office:value="54.717696" calcext:value-type="float">
            <text:p>54.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V35]*0.6213712" office:value-type="float" office:value="21.1266208" calcext:value-type="float">
            <text:p>21.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Y35]*3.28084" office:value-type="float" office:value="111.54856" calcext:value-type="float">
            <text:p>111.5</text:p>
          </table:table-cell>
          <table:table-cell table:number-columns-repeated="997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.852*[.A36]" office:value-type="float" office:value="0.6482" calcext:value-type="float">
            <text:p>0.648</text:p>
          </table:table-cell>
          <table:table-cell table:formula="of:=[.B36]*3280.8399" office:value-type="float" office:value="2126.64042318" calcext:value-type="float">
            <text:p>2,127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E36]*0.53996" office:value-type="float" office:value="0.188986" calcext:value-type="float">
            <text:p>0.189</text:p>
          </table:table-cell>
          <table:table-cell table:formula="of:=[.E36]*3280.8399" office:value-type="float" office:value="1148.293965" calcext:value-type="float">
            <text:p>1148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1" table:formula="of:=0.5399568*[.I36]" office:value-type="float" office:value="18.898488" calcext:value-type="float">
            <text:p>18.90</text:p>
          </table:table-cell>
          <table:table-cell table:style-name="ce11"/>
          <table:table-cell office:value-type="float" office:value="35" calcext:value-type="float">
            <text:p>35</text:p>
          </table:table-cell>
          <table:table-cell table:formula="of:=[.L36]*196.850393700787" office:value-type="float" office:value="6889.76377952756" calcext:value-type="float">
            <text:p>6890</text:p>
          </table:table-cell>
          <table:table-cell table:formula="of:=[.L36]*3.28084" office:value-type="float" office:value="114.8294" calcext:value-type="float">
            <text:p>11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P36]*0.00508" office:value-type="float" office:value="0.1778" calcext:value-type="float">
            <text:p>0.177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S36]*1.609344" office:value-type="float" office:value="56.32704" calcext:value-type="float">
            <text:p>56.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V36]*0.6213712" office:value-type="float" office:value="21.747992" calcext:value-type="float">
            <text:p>21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Y36]*3.28084" office:value-type="float" office:value="114.8294" calcext:value-type="float">
            <text:p>114.8</text:p>
          </table:table-cell>
          <table:table-cell table:number-columns-repeated="997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1.852*[.A37]" office:value-type="float" office:value="0.66672" calcext:value-type="float">
            <text:p>0.667</text:p>
          </table:table-cell>
          <table:table-cell table:formula="of:=[.B37]*3280.8399" office:value-type="float" office:value="2187.401578128" calcext:value-type="float">
            <text:p>2,187</text:p>
          </table:table-cell>
          <table:table-cell/>
          <table:table-cell office:value-type="float" office:value="0.36" calcext:value-type="float">
            <text:p>0.36</text:p>
          </table:table-cell>
          <table:table-cell table:formula="of:=[.E37]*0.53996" office:value-type="float" office:value="0.1943856" calcext:value-type="float">
            <text:p>0.194</text:p>
          </table:table-cell>
          <table:table-cell table:formula="of:=[.E37]*3280.8399" office:value-type="float" office:value="1181.102364" calcext:value-type="float">
            <text:p>1181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1" table:formula="of:=0.5399568*[.I37]" office:value-type="float" office:value="19.4384448" calcext:value-type="float">
            <text:p>19.44</text:p>
          </table:table-cell>
          <table:table-cell table:style-name="ce11"/>
          <table:table-cell office:value-type="float" office:value="36" calcext:value-type="float">
            <text:p>36</text:p>
          </table:table-cell>
          <table:table-cell table:formula="of:=[.L37]*196.850393700787" office:value-type="float" office:value="7086.61417322835" calcext:value-type="float">
            <text:p>7087</text:p>
          </table:table-cell>
          <table:table-cell table:formula="of:=[.L37]*3.28084" office:value-type="float" office:value="118.11024" calcext:value-type="float">
            <text:p>11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P37]*0.00508" office:value-type="float" office:value="0.18288" calcext:value-type="float">
            <text:p>0.1828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37]*1.609344" office:value-type="float" office:value="57.936384" calcext:value-type="float">
            <text:p>57.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V37]*0.6213712" office:value-type="float" office:value="22.3693632" calcext:value-type="float">
            <text:p>22.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Y37]*3.28084" office:value-type="float" office:value="118.11024" calcext:value-type="float">
            <text:p>118.1</text:p>
          </table:table-cell>
          <table:table-cell table:number-columns-repeated="997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1.852*[.A38]" office:value-type="float" office:value="0.68524" calcext:value-type="float">
            <text:p>0.685</text:p>
          </table:table-cell>
          <table:table-cell table:formula="of:=[.B38]*3280.8399" office:value-type="float" office:value="2248.162733076" calcext:value-type="float">
            <text:p>2,248</text:p>
          </table:table-cell>
          <table:table-cell/>
          <table:table-cell office:value-type="float" office:value="0.37" calcext:value-type="float">
            <text:p>0.37</text:p>
          </table:table-cell>
          <table:table-cell table:formula="of:=[.E38]*0.53996" office:value-type="float" office:value="0.1997852" calcext:value-type="float">
            <text:p>0.200</text:p>
          </table:table-cell>
          <table:table-cell table:formula="of:=[.E38]*3280.8399" office:value-type="float" office:value="1213.910763" calcext:value-type="float">
            <text:p>121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1" table:formula="of:=0.5399568*[.I38]" office:value-type="float" office:value="19.9784016" calcext:value-type="float">
            <text:p>19.98</text:p>
          </table:table-cell>
          <table:table-cell table:style-name="ce11"/>
          <table:table-cell office:value-type="float" office:value="37" calcext:value-type="float">
            <text:p>37</text:p>
          </table:table-cell>
          <table:table-cell table:formula="of:=[.L38]*196.850393700787" office:value-type="float" office:value="7283.46456692913" calcext:value-type="float">
            <text:p>7283</text:p>
          </table:table-cell>
          <table:table-cell table:formula="of:=[.L38]*3.28084" office:value-type="float" office:value="121.39108" calcext:value-type="float">
            <text:p>12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P38]*0.00508" office:value-type="float" office:value="0.18796" calcext:value-type="float">
            <text:p>0.1879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S38]*1.609344" office:value-type="float" office:value="59.545728" calcext:value-type="float">
            <text:p>59.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V38]*0.6213712" office:value-type="float" office:value="22.9907344" calcext:value-type="float">
            <text:p>23.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Y38]*3.28084" office:value-type="float" office:value="121.39108" calcext:value-type="float">
            <text:p>121.4</text:p>
          </table:table-cell>
          <table:table-cell table:number-columns-repeated="99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1.852*[.A39]" office:value-type="float" office:value="0.70376" calcext:value-type="float">
            <text:p>0.704</text:p>
          </table:table-cell>
          <table:table-cell table:formula="of:=[.B39]*3280.8399" office:value-type="float" office:value="2308.923888024" calcext:value-type="float">
            <text:p>2,309</text:p>
          </table:table-cell>
          <table:table-cell/>
          <table:table-cell office:value-type="float" office:value="0.38" calcext:value-type="float">
            <text:p>0.38</text:p>
          </table:table-cell>
          <table:table-cell table:formula="of:=[.E39]*0.53996" office:value-type="float" office:value="0.2051848" calcext:value-type="float">
            <text:p>0.205</text:p>
          </table:table-cell>
          <table:table-cell table:formula="of:=[.E39]*3280.8399" office:value-type="float" office:value="1246.719162" calcext:value-type="float">
            <text:p>1247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1" table:formula="of:=0.5399568*[.I39]" office:value-type="float" office:value="20.5183584" calcext:value-type="float">
            <text:p>20.52</text:p>
          </table:table-cell>
          <table:table-cell table:style-name="ce11"/>
          <table:table-cell office:value-type="float" office:value="38" calcext:value-type="float">
            <text:p>38</text:p>
          </table:table-cell>
          <table:table-cell table:formula="of:=[.L39]*196.850393700787" office:value-type="float" office:value="7480.31496062992" calcext:value-type="float">
            <text:p>7480</text:p>
          </table:table-cell>
          <table:table-cell table:formula="of:=[.L39]*3.28084" office:value-type="float" office:value="124.67192" calcext:value-type="float">
            <text:p>12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P39]*0.00508" office:value-type="float" office:value="0.19304" calcext:value-type="float">
            <text:p>0.1930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S39]*1.609344" office:value-type="float" office:value="61.155072" calcext:value-type="float">
            <text:p>61.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V39]*0.6213712" office:value-type="float" office:value="23.6121056" calcext:value-type="float">
            <text:p>23.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Y39]*3.28084" office:value-type="float" office:value="124.67192" calcext:value-type="float">
            <text:p>124.7</text:p>
          </table:table-cell>
          <table:table-cell table:number-columns-repeated="997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1.852*[.A40]" office:value-type="float" office:value="0.72228" calcext:value-type="float">
            <text:p>0.722</text:p>
          </table:table-cell>
          <table:table-cell table:formula="of:=[.B40]*3280.8399" office:value-type="float" office:value="2369.685042972" calcext:value-type="float">
            <text:p>2,370</text:p>
          </table:table-cell>
          <table:table-cell/>
          <table:table-cell office:value-type="float" office:value="0.39" calcext:value-type="float">
            <text:p>0.39</text:p>
          </table:table-cell>
          <table:table-cell table:formula="of:=[.E40]*0.53996" office:value-type="float" office:value="0.2105844" calcext:value-type="float">
            <text:p>0.211</text:p>
          </table:table-cell>
          <table:table-cell table:formula="of:=[.E40]*3280.8399" office:value-type="float" office:value="1279.527561" calcext:value-type="float">
            <text:p>128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1" table:formula="of:=0.5399568*[.I40]" office:value-type="float" office:value="21.0583152" calcext:value-type="float">
            <text:p>21.06</text:p>
          </table:table-cell>
          <table:table-cell table:style-name="ce11"/>
          <table:table-cell office:value-type="float" office:value="39" calcext:value-type="float">
            <text:p>39</text:p>
          </table:table-cell>
          <table:table-cell table:formula="of:=[.L40]*196.850393700787" office:value-type="float" office:value="7677.16535433071" calcext:value-type="float">
            <text:p>7677</text:p>
          </table:table-cell>
          <table:table-cell table:formula="of:=[.L40]*3.28084" office:value-type="float" office:value="127.95276" calcext:value-type="float">
            <text:p>12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P40]*0.00508" office:value-type="float" office:value="0.19812" calcext:value-type="float">
            <text:p>0.1981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S40]*1.609344" office:value-type="float" office:value="62.764416" calcext:value-type="float">
            <text:p>62.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V40]*0.6213712" office:value-type="float" office:value="24.2334768" calcext:value-type="float">
            <text:p>24.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Y40]*3.28084" office:value-type="float" office:value="127.95276" calcext:value-type="float">
            <text:p>128.0</text:p>
          </table:table-cell>
          <table:table-cell table:number-columns-repeated="997"/>
        </table:table-row>
        <table:table-row table:style-name="ro1">
          <table:table-cell office:value-type="float" office:value="0.4" calcext:value-type="float">
            <text:p>0.40</text:p>
          </table:table-cell>
          <table:table-cell table:formula="of:=1.852*[.A41]" office:value-type="float" office:value="0.7408" calcext:value-type="float">
            <text:p>0.741</text:p>
          </table:table-cell>
          <table:table-cell table:formula="of:=[.B41]*3280.8399" office:value-type="float" office:value="2430.44619792" calcext:value-type="float">
            <text:p>2,430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E41]*0.53996" office:value-type="float" office:value="0.215984" calcext:value-type="float">
            <text:p>0.216</text:p>
          </table:table-cell>
          <table:table-cell table:formula="of:=[.E41]*3280.8399" office:value-type="float" office:value="1312.33596" calcext:value-type="float">
            <text:p>131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1" table:formula="of:=0.5399568*[.I41]" office:value-type="float" office:value="21.598272" calcext:value-type="float">
            <text:p>21.60</text:p>
          </table:table-cell>
          <table:table-cell table:style-name="ce11"/>
          <table:table-cell office:value-type="float" office:value="40" calcext:value-type="float">
            <text:p>40</text:p>
          </table:table-cell>
          <table:table-cell table:formula="of:=[.L41]*196.850393700787" office:value-type="float" office:value="7874.0157480315" calcext:value-type="float">
            <text:p>7874</text:p>
          </table:table-cell>
          <table:table-cell table:formula="of:=[.L41]*3.28084" office:value-type="float" office:value="131.2336" calcext:value-type="float">
            <text:p>13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P41]*0.00508" office:value-type="float" office:value="0.2032" calcext:value-type="float">
            <text:p>0.203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S41]*1.609344" office:value-type="float" office:value="64.37376" calcext:value-type="float">
            <text:p>64.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V41]*0.6213712" office:value-type="float" office:value="24.854848" calcext:value-type="float">
            <text:p>24.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Y41]*3.28084" office:value-type="float" office:value="131.2336" calcext:value-type="float">
            <text:p>131.2</text:p>
          </table:table-cell>
          <table:table-cell table:number-columns-repeated="997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1.852*[.A42]" office:value-type="float" office:value="0.75932" calcext:value-type="float">
            <text:p>0.759</text:p>
          </table:table-cell>
          <table:table-cell table:formula="of:=[.B42]*3280.8399" office:value-type="float" office:value="2491.207352868" calcext:value-type="float">
            <text:p>2,491</text:p>
          </table:table-cell>
          <table:table-cell/>
          <table:table-cell office:value-type="float" office:value="0.41" calcext:value-type="float">
            <text:p>0.41</text:p>
          </table:table-cell>
          <table:table-cell table:formula="of:=[.E42]*0.53996" office:value-type="float" office:value="0.2213836" calcext:value-type="float">
            <text:p>0.221</text:p>
          </table:table-cell>
          <table:table-cell table:formula="of:=[.E42]*3280.8399" office:value-type="float" office:value="1345.144359" calcext:value-type="float">
            <text:p>1345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1" table:formula="of:=0.5399568*[.I42]" office:value-type="float" office:value="22.1382288" calcext:value-type="float">
            <text:p>22.14</text:p>
          </table:table-cell>
          <table:table-cell table:style-name="ce11"/>
          <table:table-cell office:value-type="float" office:value="41" calcext:value-type="float">
            <text:p>41</text:p>
          </table:table-cell>
          <table:table-cell table:formula="of:=[.L42]*196.850393700787" office:value-type="float" office:value="8070.86614173228" calcext:value-type="float">
            <text:p>8071</text:p>
          </table:table-cell>
          <table:table-cell table:formula="of:=[.L42]*3.28084" office:value-type="float" office:value="134.51444" calcext:value-type="float">
            <text:p>13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P42]*0.00508" office:value-type="float" office:value="0.20828" calcext:value-type="float">
            <text:p>0.2082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S42]*1.609344" office:value-type="float" office:value="65.983104" calcext:value-type="float">
            <text:p>66.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V42]*0.6213712" office:value-type="float" office:value="25.4762192" calcext:value-type="float">
            <text:p>25.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Y42]*3.28084" office:value-type="float" office:value="134.51444" calcext:value-type="float">
            <text:p>134.5</text:p>
          </table:table-cell>
          <table:table-cell table:number-columns-repeated="997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1.852*[.A43]" office:value-type="float" office:value="0.77784" calcext:value-type="float">
            <text:p>0.778</text:p>
          </table:table-cell>
          <table:table-cell table:formula="of:=[.B43]*3280.8399" office:value-type="float" office:value="2551.968507816" calcext:value-type="float">
            <text:p>2,552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[.E43]*0.53996" office:value-type="float" office:value="0.2267832" calcext:value-type="float">
            <text:p>0.227</text:p>
          </table:table-cell>
          <table:table-cell table:formula="of:=[.E43]*3280.8399" office:value-type="float" office:value="1377.952758" calcext:value-type="float">
            <text:p>1378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1" table:formula="of:=0.5399568*[.I43]" office:value-type="float" office:value="22.6781856" calcext:value-type="float">
            <text:p>22.68</text:p>
          </table:table-cell>
          <table:table-cell table:style-name="ce11"/>
          <table:table-cell office:value-type="float" office:value="42" calcext:value-type="float">
            <text:p>42</text:p>
          </table:table-cell>
          <table:table-cell table:formula="of:=[.L43]*196.850393700787" office:value-type="float" office:value="8267.71653543307" calcext:value-type="float">
            <text:p>8268</text:p>
          </table:table-cell>
          <table:table-cell table:formula="of:=[.L43]*3.28084" office:value-type="float" office:value="137.79528" calcext:value-type="float">
            <text:p>13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P43]*0.00508" office:value-type="float" office:value="0.21336" calcext:value-type="float">
            <text:p>0.2133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S43]*1.609344" office:value-type="float" office:value="67.592448" calcext:value-type="float">
            <text:p>67.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V43]*0.6213712" office:value-type="float" office:value="26.0975904" calcext:value-type="float">
            <text:p>26.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Y43]*3.28084" office:value-type="float" office:value="137.79528" calcext:value-type="float">
            <text:p>137.8</text:p>
          </table:table-cell>
          <table:table-cell table:number-columns-repeated="997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1.852*[.A44]" office:value-type="float" office:value="0.79636" calcext:value-type="float">
            <text:p>0.796</text:p>
          </table:table-cell>
          <table:table-cell table:formula="of:=[.B44]*3280.8399" office:value-type="float" office:value="2612.729662764" calcext:value-type="float">
            <text:p>2,613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[.E44]*0.53996" office:value-type="float" office:value="0.2321828" calcext:value-type="float">
            <text:p>0.232</text:p>
          </table:table-cell>
          <table:table-cell table:formula="of:=[.E44]*3280.8399" office:value-type="float" office:value="1410.761157" calcext:value-type="float">
            <text:p>1411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1" table:formula="of:=0.5399568*[.I44]" office:value-type="float" office:value="23.2181424" calcext:value-type="float">
            <text:p>23.22</text:p>
          </table:table-cell>
          <table:table-cell table:style-name="ce11"/>
          <table:table-cell office:value-type="float" office:value="43" calcext:value-type="float">
            <text:p>43</text:p>
          </table:table-cell>
          <table:table-cell table:formula="of:=[.L44]*196.850393700787" office:value-type="float" office:value="8464.56692913386" calcext:value-type="float">
            <text:p>8465</text:p>
          </table:table-cell>
          <table:table-cell table:formula="of:=[.L44]*3.28084" office:value-type="float" office:value="141.07612" calcext:value-type="float">
            <text:p>14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P44]*0.00508" office:value-type="float" office:value="0.21844" calcext:value-type="float">
            <text:p>0.2184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S44]*1.609344" office:value-type="float" office:value="69.201792" calcext:value-type="float">
            <text:p>69.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V44]*0.6213712" office:value-type="float" office:value="26.7189616" calcext:value-type="float">
            <text:p>26.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Y44]*3.28084" office:value-type="float" office:value="141.07612" calcext:value-type="float">
            <text:p>141.1</text:p>
          </table:table-cell>
          <table:table-cell table:number-columns-repeated="997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1.852*[.A45]" office:value-type="float" office:value="0.81488" calcext:value-type="float">
            <text:p>0.815</text:p>
          </table:table-cell>
          <table:table-cell table:formula="of:=[.B45]*3280.8399" office:value-type="float" office:value="2673.490817712" calcext:value-type="float">
            <text:p>2,673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[.E45]*0.53996" office:value-type="float" office:value="0.2375824" calcext:value-type="float">
            <text:p>0.238</text:p>
          </table:table-cell>
          <table:table-cell table:formula="of:=[.E45]*3280.8399" office:value-type="float" office:value="1443.569556" calcext:value-type="float">
            <text:p>1444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1" table:formula="of:=0.5399568*[.I45]" office:value-type="float" office:value="23.7580992" calcext:value-type="float">
            <text:p>23.76</text:p>
          </table:table-cell>
          <table:table-cell table:style-name="ce11"/>
          <table:table-cell office:value-type="float" office:value="44" calcext:value-type="float">
            <text:p>44</text:p>
          </table:table-cell>
          <table:table-cell table:formula="of:=[.L45]*196.850393700787" office:value-type="float" office:value="8661.41732283464" calcext:value-type="float">
            <text:p>8661</text:p>
          </table:table-cell>
          <table:table-cell table:formula="of:=[.L45]*3.28084" office:value-type="float" office:value="144.35696" calcext:value-type="float">
            <text:p>14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P45]*0.00508" office:value-type="float" office:value="0.22352" calcext:value-type="float">
            <text:p>0.2235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S45]*1.609344" office:value-type="float" office:value="70.811136" calcext:value-type="float">
            <text:p>70.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V45]*0.6213712" office:value-type="float" office:value="27.3403328" calcext:value-type="float">
            <text:p>27.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Y45]*3.28084" office:value-type="float" office:value="144.35696" calcext:value-type="float">
            <text:p>144.4</text:p>
          </table:table-cell>
          <table:table-cell table:number-columns-repeated="997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.852*[.A46]" office:value-type="float" office:value="0.8334" calcext:value-type="float">
            <text:p>0.833</text:p>
          </table:table-cell>
          <table:table-cell table:formula="of:=[.B46]*3280.8399" office:value-type="float" office:value="2734.25197266" calcext:value-type="float">
            <text:p>2,734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E46]*0.53996" office:value-type="float" office:value="0.242982" calcext:value-type="float">
            <text:p>0.243</text:p>
          </table:table-cell>
          <table:table-cell table:formula="of:=[.E46]*3280.8399" office:value-type="float" office:value="1476.377955" calcext:value-type="float">
            <text:p>1476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1" table:formula="of:=0.5399568*[.I46]" office:value-type="float" office:value="24.298056" calcext:value-type="float">
            <text:p>24.30</text:p>
          </table:table-cell>
          <table:table-cell table:style-name="ce11"/>
          <table:table-cell office:value-type="float" office:value="45" calcext:value-type="float">
            <text:p>45</text:p>
          </table:table-cell>
          <table:table-cell table:formula="of:=[.L46]*196.850393700787" office:value-type="float" office:value="8858.26771653543" calcext:value-type="float">
            <text:p>8858</text:p>
          </table:table-cell>
          <table:table-cell table:formula="of:=[.L46]*3.28084" office:value-type="float" office:value="147.6378" calcext:value-type="float">
            <text:p>14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P46]*0.00508" office:value-type="float" office:value="0.2286" calcext:value-type="float">
            <text:p>0.228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S46]*1.609344" office:value-type="float" office:value="72.42048" calcext:value-type="float">
            <text:p>72.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V46]*0.6213712" office:value-type="float" office:value="27.961704" calcext:value-type="float">
            <text:p>28.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Y46]*3.28084" office:value-type="float" office:value="147.6378" calcext:value-type="float">
            <text:p>147.6</text:p>
          </table:table-cell>
          <table:table-cell table:number-columns-repeated="997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1.852*[.A47]" office:value-type="float" office:value="0.85192" calcext:value-type="float">
            <text:p>0.852</text:p>
          </table:table-cell>
          <table:table-cell table:formula="of:=[.B47]*3280.8399" office:value-type="float" office:value="2795.013127608" calcext:value-type="float">
            <text:p>2,795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[.E47]*0.53996" office:value-type="float" office:value="0.2483816" calcext:value-type="float">
            <text:p>0.248</text:p>
          </table:table-cell>
          <table:table-cell table:formula="of:=[.E47]*3280.8399" office:value-type="float" office:value="1509.186354" calcext:value-type="float">
            <text:p>1509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1" table:formula="of:=0.5399568*[.I47]" office:value-type="float" office:value="24.8380128" calcext:value-type="float">
            <text:p>24.84</text:p>
          </table:table-cell>
          <table:table-cell table:style-name="ce11"/>
          <table:table-cell office:value-type="float" office:value="46" calcext:value-type="float">
            <text:p>46</text:p>
          </table:table-cell>
          <table:table-cell table:formula="of:=[.L47]*196.850393700787" office:value-type="float" office:value="9055.11811023622" calcext:value-type="float">
            <text:p>9055</text:p>
          </table:table-cell>
          <table:table-cell table:formula="of:=[.L47]*3.28084" office:value-type="float" office:value="150.91864" calcext:value-type="float">
            <text:p>15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P47]*0.00508" office:value-type="float" office:value="0.23368" calcext:value-type="float">
            <text:p>0.2336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S47]*1.609344" office:value-type="float" office:value="74.029824" calcext:value-type="float">
            <text:p>74.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V47]*0.6213712" office:value-type="float" office:value="28.5830752" calcext:value-type="float">
            <text:p>28.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Y47]*3.28084" office:value-type="float" office:value="150.91864" calcext:value-type="float">
            <text:p>150.9</text:p>
          </table:table-cell>
          <table:table-cell table:number-columns-repeated="997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1.852*[.A48]" office:value-type="float" office:value="0.87044" calcext:value-type="float">
            <text:p>0.870</text:p>
          </table:table-cell>
          <table:table-cell table:formula="of:=[.B48]*3280.8399" office:value-type="float" office:value="2855.774282556" calcext:value-type="float">
            <text:p>2,856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[.E48]*0.53996" office:value-type="float" office:value="0.2537812" calcext:value-type="float">
            <text:p>0.254</text:p>
          </table:table-cell>
          <table:table-cell table:formula="of:=[.E48]*3280.8399" office:value-type="float" office:value="1541.994753" calcext:value-type="float">
            <text:p>1542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1" table:formula="of:=0.5399568*[.I48]" office:value-type="float" office:value="25.3779696" calcext:value-type="float">
            <text:p>25.38</text:p>
          </table:table-cell>
          <table:table-cell table:style-name="ce11"/>
          <table:table-cell office:value-type="float" office:value="47" calcext:value-type="float">
            <text:p>47</text:p>
          </table:table-cell>
          <table:table-cell table:formula="of:=[.L48]*196.850393700787" office:value-type="float" office:value="9251.96850393701" calcext:value-type="float">
            <text:p>9252</text:p>
          </table:table-cell>
          <table:table-cell table:formula="of:=[.L48]*3.28084" office:value-type="float" office:value="154.19948" calcext:value-type="float">
            <text:p>15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P48]*0.00508" office:value-type="float" office:value="0.23876" calcext:value-type="float">
            <text:p>0.2387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48]*1.609344" office:value-type="float" office:value="75.639168" calcext:value-type="float">
            <text:p>75.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V48]*0.6213712" office:value-type="float" office:value="29.2044464" calcext:value-type="float">
            <text:p>29.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Y48]*3.28084" office:value-type="float" office:value="154.19948" calcext:value-type="float">
            <text:p>154.2</text:p>
          </table:table-cell>
          <table:table-cell table:number-columns-repeated="997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1.852*[.A49]" office:value-type="float" office:value="0.88896" calcext:value-type="float">
            <text:p>0.889</text:p>
          </table:table-cell>
          <table:table-cell table:formula="of:=[.B49]*3280.8399" office:value-type="float" office:value="2916.535437504" calcext:value-type="float">
            <text:p>2,917</text:p>
          </table:table-cell>
          <table:table-cell/>
          <table:table-cell office:value-type="float" office:value="0.48" calcext:value-type="float">
            <text:p>0.48</text:p>
          </table:table-cell>
          <table:table-cell table:formula="of:=[.E49]*0.53996" office:value-type="float" office:value="0.2591808" calcext:value-type="float">
            <text:p>0.259</text:p>
          </table:table-cell>
          <table:table-cell table:formula="of:=[.E49]*3280.8399" office:value-type="float" office:value="1574.803152" calcext:value-type="float">
            <text:p>1575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1" table:formula="of:=0.5399568*[.I49]" office:value-type="float" office:value="25.9179264" calcext:value-type="float">
            <text:p>25.92</text:p>
          </table:table-cell>
          <table:table-cell table:style-name="ce11"/>
          <table:table-cell office:value-type="float" office:value="48" calcext:value-type="float">
            <text:p>48</text:p>
          </table:table-cell>
          <table:table-cell table:formula="of:=[.L49]*196.850393700787" office:value-type="float" office:value="9448.81889763779" calcext:value-type="float">
            <text:p>9449</text:p>
          </table:table-cell>
          <table:table-cell table:formula="of:=[.L49]*3.28084" office:value-type="float" office:value="157.48032" calcext:value-type="float">
            <text:p>15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P49]*0.00508" office:value-type="float" office:value="0.24384" calcext:value-type="float">
            <text:p>0.2438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S49]*1.609344" office:value-type="float" office:value="77.248512" calcext:value-type="float">
            <text:p>77.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V49]*0.6213712" office:value-type="float" office:value="29.8258176" calcext:value-type="float">
            <text:p>29.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Y49]*3.28084" office:value-type="float" office:value="157.48032" calcext:value-type="float">
            <text:p>157.5</text:p>
          </table:table-cell>
          <table:table-cell table:number-columns-repeated="997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1.852*[.A50]" office:value-type="float" office:value="0.90748" calcext:value-type="float">
            <text:p>0.907</text:p>
          </table:table-cell>
          <table:table-cell table:formula="of:=[.B50]*3280.8399" office:value-type="float" office:value="2977.296592452" calcext:value-type="float">
            <text:p>2,977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E50]*0.53996" office:value-type="float" office:value="0.2645804" calcext:value-type="float">
            <text:p>0.265</text:p>
          </table:table-cell>
          <table:table-cell table:formula="of:=[.E50]*3280.8399" office:value-type="float" office:value="1607.611551" calcext:value-type="float">
            <text:p>1608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1" table:formula="of:=0.5399568*[.I50]" office:value-type="float" office:value="26.4578832" calcext:value-type="float">
            <text:p>26.46</text:p>
          </table:table-cell>
          <table:table-cell table:style-name="ce11"/>
          <table:table-cell office:value-type="float" office:value="49" calcext:value-type="float">
            <text:p>49</text:p>
          </table:table-cell>
          <table:table-cell table:formula="of:=[.L50]*196.850393700787" office:value-type="float" office:value="9645.66929133858" calcext:value-type="float">
            <text:p>9646</text:p>
          </table:table-cell>
          <table:table-cell table:formula="of:=[.L50]*3.28084" office:value-type="float" office:value="160.76116" calcext:value-type="float">
            <text:p>16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P50]*0.00508" office:value-type="float" office:value="0.24892" calcext:value-type="float">
            <text:p>0.2489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S50]*1.609344" office:value-type="float" office:value="78.857856" calcext:value-type="float">
            <text:p>78.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V50]*0.6213712" office:value-type="float" office:value="30.4471888" calcext:value-type="float">
            <text:p>30.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Y50]*3.28084" office:value-type="float" office:value="160.76116" calcext:value-type="float">
            <text:p>160.8</text:p>
          </table:table-cell>
          <table:table-cell table:number-columns-repeated="997"/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1.852*[.A51]" office:value-type="float" office:value="0.926" calcext:value-type="float">
            <text:p>0.926</text:p>
          </table:table-cell>
          <table:table-cell table:formula="of:=[.B51]*3280.8399" office:value-type="float" office:value="3038.0577474" calcext:value-type="float">
            <text:p>3,038</text:p>
          </table:table-cell>
          <table:table-cell/>
          <table:table-cell office:value-type="float" office:value="0.5" calcext:value-type="float">
            <text:p>0.50</text:p>
          </table:table-cell>
          <table:table-cell table:formula="of:=[.E51]*0.53996" office:value-type="float" office:value="0.26998" calcext:value-type="float">
            <text:p>0.270</text:p>
          </table:table-cell>
          <table:table-cell table:formula="of:=[.E51]*3280.8399" office:value-type="float" office:value="1640.41995" calcext:value-type="float">
            <text:p>164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table:formula="of:=0.5399568*[.I51]" office:value-type="float" office:value="26.99784" calcext:value-type="float">
            <text:p>27.00</text:p>
          </table:table-cell>
          <table:table-cell table:style-name="ce11"/>
          <table:table-cell office:value-type="float" office:value="50" calcext:value-type="float">
            <text:p>50</text:p>
          </table:table-cell>
          <table:table-cell table:formula="of:=[.L51]*196.850393700787" office:value-type="float" office:value="9842.51968503937" calcext:value-type="float">
            <text:p>9843</text:p>
          </table:table-cell>
          <table:table-cell table:formula="of:=[.L51]*3.28084" office:value-type="float" office:value="164.042" calcext:value-type="float">
            <text:p>16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P51]*0.00508" office:value-type="float" office:value="0.254" calcext:value-type="float">
            <text:p>0.25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51]*1.609344" office:value-type="float" office:value="80.4672" calcext:value-type="float">
            <text:p>80.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V51]*0.6213712" office:value-type="float" office:value="31.06856" calcext:value-type="float">
            <text:p>31.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Y51]*3.28084" office:value-type="float" office:value="164.042" calcext:value-type="float">
            <text:p>164.0</text:p>
          </table:table-cell>
          <table:table-cell table:number-columns-repeated="997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1.852*[.A52]" office:value-type="float" office:value="0.94452" calcext:value-type="float">
            <text:p>0.945</text:p>
          </table:table-cell>
          <table:table-cell table:formula="of:=[.B52]*3280.8399" office:value-type="float" office:value="3098.818902348" calcext:value-type="float">
            <text:p>3,099</text:p>
          </table:table-cell>
          <table:table-cell/>
          <table:table-cell office:value-type="float" office:value="0.51" calcext:value-type="float">
            <text:p>0.51</text:p>
          </table:table-cell>
          <table:table-cell table:formula="of:=[.E52]*0.53996" office:value-type="float" office:value="0.2753796" calcext:value-type="float">
            <text:p>0.275</text:p>
          </table:table-cell>
          <table:table-cell table:formula="of:=[.E52]*3280.8399" office:value-type="float" office:value="1673.228349" calcext:value-type="float">
            <text:p>1673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1" table:formula="of:=0.5399568*[.I52]" office:value-type="float" office:value="27.5377968" calcext:value-type="float">
            <text:p>27.54</text:p>
          </table:table-cell>
          <table:table-cell table:style-name="ce11"/>
          <table:table-cell office:value-type="float" office:value="51" calcext:value-type="float">
            <text:p>51</text:p>
          </table:table-cell>
          <table:table-cell table:formula="of:=[.L52]*196.850393700787" office:value-type="float" office:value="10039.3700787402" calcext:value-type="float">
            <text:p>10039</text:p>
          </table:table-cell>
          <table:table-cell table:formula="of:=[.L52]*3.28084" office:value-type="float" office:value="167.32284" calcext:value-type="float">
            <text:p>16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P52]*0.00508" office:value-type="float" office:value="0.25908" calcext:value-type="float">
            <text:p>0.2590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S52]*1.609344" office:value-type="float" office:value="82.076544" calcext:value-type="float">
            <text:p>82.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V52]*0.6213712" office:value-type="float" office:value="31.6899312" calcext:value-type="float">
            <text:p>31.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Y52]*3.28084" office:value-type="float" office:value="167.32284" calcext:value-type="float">
            <text:p>167.3</text:p>
          </table:table-cell>
          <table:table-cell table:number-columns-repeated="997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1.852*[.A53]" office:value-type="float" office:value="0.96304" calcext:value-type="float">
            <text:p>0.963</text:p>
          </table:table-cell>
          <table:table-cell table:formula="of:=[.B53]*3280.8399" office:value-type="float" office:value="3159.580057296" calcext:value-type="float">
            <text:p>3,160</text:p>
          </table:table-cell>
          <table:table-cell/>
          <table:table-cell office:value-type="float" office:value="0.52" calcext:value-type="float">
            <text:p>0.52</text:p>
          </table:table-cell>
          <table:table-cell table:formula="of:=[.E53]*0.53996" office:value-type="float" office:value="0.2807792" calcext:value-type="float">
            <text:p>0.281</text:p>
          </table:table-cell>
          <table:table-cell table:formula="of:=[.E53]*3280.8399" office:value-type="float" office:value="1706.036748" calcext:value-type="float">
            <text:p>1706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11" table:formula="of:=0.5399568*[.I53]" office:value-type="float" office:value="28.0777536" calcext:value-type="float">
            <text:p>28.08</text:p>
          </table:table-cell>
          <table:table-cell table:style-name="ce11"/>
          <table:table-cell office:value-type="float" office:value="52" calcext:value-type="float">
            <text:p>52</text:p>
          </table:table-cell>
          <table:table-cell table:formula="of:=[.L53]*196.850393700787" office:value-type="float" office:value="10236.2204724409" calcext:value-type="float">
            <text:p>10236</text:p>
          </table:table-cell>
          <table:table-cell table:formula="of:=[.L53]*3.28084" office:value-type="float" office:value="170.60368" calcext:value-type="float">
            <text:p>17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P53]*0.00508" office:value-type="float" office:value="0.26416" calcext:value-type="float">
            <text:p>0.2641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S53]*1.609344" office:value-type="float" office:value="83.685888" calcext:value-type="float">
            <text:p>83.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V53]*0.6213712" office:value-type="float" office:value="32.3113024" calcext:value-type="float">
            <text:p>32.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Y53]*3.28084" office:value-type="float" office:value="170.60368" calcext:value-type="float">
            <text:p>170.6</text:p>
          </table:table-cell>
          <table:table-cell table:number-columns-repeated="997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1.852*[.A54]" office:value-type="float" office:value="0.98156" calcext:value-type="float">
            <text:p>0.982</text:p>
          </table:table-cell>
          <table:table-cell table:formula="of:=[.B54]*3280.8399" office:value-type="float" office:value="3220.341212244" calcext:value-type="float">
            <text:p>3,220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[.E54]*0.53996" office:value-type="float" office:value="0.2861788" calcext:value-type="float">
            <text:p>0.286</text:p>
          </table:table-cell>
          <table:table-cell table:formula="of:=[.E54]*3280.8399" office:value-type="float" office:value="1738.845147" calcext:value-type="float">
            <text:p>1739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1" table:formula="of:=0.5399568*[.I54]" office:value-type="float" office:value="28.6177104" calcext:value-type="float">
            <text:p>28.62</text:p>
          </table:table-cell>
          <table:table-cell table:style-name="ce11"/>
          <table:table-cell office:value-type="float" office:value="53" calcext:value-type="float">
            <text:p>53</text:p>
          </table:table-cell>
          <table:table-cell table:formula="of:=[.L54]*196.850393700787" office:value-type="float" office:value="10433.0708661417" calcext:value-type="float">
            <text:p>10433</text:p>
          </table:table-cell>
          <table:table-cell table:formula="of:=[.L54]*3.28084" office:value-type="float" office:value="173.88452" calcext:value-type="float">
            <text:p>17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P54]*0.00508" office:value-type="float" office:value="0.26924" calcext:value-type="float">
            <text:p>0.2692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S54]*1.609344" office:value-type="float" office:value="85.295232" calcext:value-type="float">
            <text:p>85.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V54]*0.6213712" office:value-type="float" office:value="32.9326736" calcext:value-type="float">
            <text:p>32.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Y54]*3.28084" office:value-type="float" office:value="173.88452" calcext:value-type="float">
            <text:p>173.9</text:p>
          </table:table-cell>
          <table:table-cell table:number-columns-repeated="997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1.852*[.A55]" office:value-type="float" office:value="1.00008" calcext:value-type="float">
            <text:p>1.000</text:p>
          </table:table-cell>
          <table:table-cell table:formula="of:=[.B55]*3280.8399" office:value-type="float" office:value="3281.102367192" calcext:value-type="float">
            <text:p>3,281</text:p>
          </table:table-cell>
          <table:table-cell/>
          <table:table-cell office:value-type="float" office:value="0.54" calcext:value-type="float">
            <text:p>0.54</text:p>
          </table:table-cell>
          <table:table-cell table:formula="of:=[.E55]*0.53996" office:value-type="float" office:value="0.2915784" calcext:value-type="float">
            <text:p>0.292</text:p>
          </table:table-cell>
          <table:table-cell table:formula="of:=[.E55]*3280.8399" office:value-type="float" office:value="1771.653546" calcext:value-type="float">
            <text:p>1772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1" table:formula="of:=0.5399568*[.I55]" office:value-type="float" office:value="29.1576672" calcext:value-type="float">
            <text:p>29.16</text:p>
          </table:table-cell>
          <table:table-cell table:style-name="ce11"/>
          <table:table-cell office:value-type="float" office:value="54" calcext:value-type="float">
            <text:p>54</text:p>
          </table:table-cell>
          <table:table-cell table:formula="of:=[.L55]*196.850393700787" office:value-type="float" office:value="10629.9212598425" calcext:value-type="float">
            <text:p>10630</text:p>
          </table:table-cell>
          <table:table-cell table:formula="of:=[.L55]*3.28084" office:value-type="float" office:value="177.16536" calcext:value-type="float">
            <text:p>17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P55]*0.00508" office:value-type="float" office:value="0.27432" calcext:value-type="float">
            <text:p>0.2743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5]*1.609344" office:value-type="float" office:value="86.904576" calcext:value-type="float">
            <text:p>86.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V55]*0.6213712" office:value-type="float" office:value="33.5540448" calcext:value-type="float">
            <text:p>33.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Y55]*3.28084" office:value-type="float" office:value="177.16536" calcext:value-type="float">
            <text:p>177.2</text:p>
          </table:table-cell>
          <table:table-cell table:number-columns-repeated="997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.852*[.A56]" office:value-type="float" office:value="1.0186" calcext:value-type="float">
            <text:p>1.019</text:p>
          </table:table-cell>
          <table:table-cell table:formula="of:=[.B56]*3280.8399" office:value-type="float" office:value="3341.86352214" calcext:value-type="float">
            <text:p>3,342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[.E56]*0.53996" office:value-type="float" office:value="0.296978" calcext:value-type="float">
            <text:p>0.297</text:p>
          </table:table-cell>
          <table:table-cell table:formula="of:=[.E56]*3280.8399" office:value-type="float" office:value="1804.461945" calcext:value-type="float">
            <text:p>1804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1" table:formula="of:=0.5399568*[.I56]" office:value-type="float" office:value="29.697624" calcext:value-type="float">
            <text:p>29.70</text:p>
          </table:table-cell>
          <table:table-cell table:style-name="ce11"/>
          <table:table-cell office:value-type="float" office:value="55" calcext:value-type="float">
            <text:p>55</text:p>
          </table:table-cell>
          <table:table-cell table:formula="of:=[.L56]*196.850393700787" office:value-type="float" office:value="10826.7716535433" calcext:value-type="float">
            <text:p>10827</text:p>
          </table:table-cell>
          <table:table-cell table:formula="of:=[.L56]*3.28084" office:value-type="float" office:value="180.4462" calcext:value-type="float">
            <text:p>18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P56]*0.00508" office:value-type="float" office:value="0.2794" calcext:value-type="float">
            <text:p>0.279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S56]*1.609344" office:value-type="float" office:value="88.51392" calcext:value-type="float">
            <text:p>88.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V56]*0.6213712" office:value-type="float" office:value="34.175416" calcext:value-type="float">
            <text:p>34.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Y56]*3.28084" office:value-type="float" office:value="180.4462" calcext:value-type="float">
            <text:p>180.4</text:p>
          </table:table-cell>
          <table:table-cell table:number-columns-repeated="997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1.852*[.A57]" office:value-type="float" office:value="1.03712" calcext:value-type="float">
            <text:p>1.037</text:p>
          </table:table-cell>
          <table:table-cell table:formula="of:=[.B57]*3280.8399" office:value-type="float" office:value="3402.624677088" calcext:value-type="float">
            <text:p>3,403</text:p>
          </table:table-cell>
          <table:table-cell/>
          <table:table-cell office:value-type="float" office:value="0.56" calcext:value-type="float">
            <text:p>0.56</text:p>
          </table:table-cell>
          <table:table-cell table:formula="of:=[.E57]*0.53996" office:value-type="float" office:value="0.3023776" calcext:value-type="float">
            <text:p>0.302</text:p>
          </table:table-cell>
          <table:table-cell table:formula="of:=[.E57]*3280.8399" office:value-type="float" office:value="1837.270344" calcext:value-type="float">
            <text:p>1837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1" table:formula="of:=0.5399568*[.I57]" office:value-type="float" office:value="30.2375808" calcext:value-type="float">
            <text:p>30.24</text:p>
          </table:table-cell>
          <table:table-cell table:style-name="ce11"/>
          <table:table-cell office:value-type="float" office:value="56" calcext:value-type="float">
            <text:p>56</text:p>
          </table:table-cell>
          <table:table-cell table:formula="of:=[.L57]*196.850393700787" office:value-type="float" office:value="11023.6220472441" calcext:value-type="float">
            <text:p>11024</text:p>
          </table:table-cell>
          <table:table-cell table:formula="of:=[.L57]*3.28084" office:value-type="float" office:value="183.72704" calcext:value-type="float">
            <text:p>18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P57]*0.00508" office:value-type="float" office:value="0.28448" calcext:value-type="float">
            <text:p>0.2844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S57]*1.609344" office:value-type="float" office:value="90.123264" calcext:value-type="float">
            <text:p>90.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V57]*0.6213712" office:value-type="float" office:value="34.7967872" calcext:value-type="float">
            <text:p>34.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Y57]*3.28084" office:value-type="float" office:value="183.72704" calcext:value-type="float">
            <text:p>183.7</text:p>
          </table:table-cell>
          <table:table-cell table:number-columns-repeated="997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1.852*[.A58]" office:value-type="float" office:value="1.05564" calcext:value-type="float">
            <text:p>1.056</text:p>
          </table:table-cell>
          <table:table-cell table:formula="of:=[.B58]*3280.8399" office:value-type="float" office:value="3463.385832036" calcext:value-type="float">
            <text:p>3,463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[.E58]*0.53996" office:value-type="float" office:value="0.3077772" calcext:value-type="float">
            <text:p>0.308</text:p>
          </table:table-cell>
          <table:table-cell table:formula="of:=[.E58]*3280.8399" office:value-type="float" office:value="1870.078743" calcext:value-type="float">
            <text:p>187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11" table:formula="of:=0.5399568*[.I58]" office:value-type="float" office:value="30.7775376" calcext:value-type="float">
            <text:p>30.78</text:p>
          </table:table-cell>
          <table:table-cell table:style-name="ce11"/>
          <table:table-cell office:value-type="float" office:value="57" calcext:value-type="float">
            <text:p>57</text:p>
          </table:table-cell>
          <table:table-cell table:formula="of:=[.L58]*196.850393700787" office:value-type="float" office:value="11220.4724409449" calcext:value-type="float">
            <text:p>11220</text:p>
          </table:table-cell>
          <table:table-cell table:formula="of:=[.L58]*3.28084" office:value-type="float" office:value="187.00788" calcext:value-type="float">
            <text:p>18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P58]*0.00508" office:value-type="float" office:value="0.28956" calcext:value-type="float">
            <text:p>0.2895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58]*1.609344" office:value-type="float" office:value="91.732608" calcext:value-type="float">
            <text:p>91.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V58]*0.6213712" office:value-type="float" office:value="35.4181584" calcext:value-type="float">
            <text:p>35.4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Y58]*3.28084" office:value-type="float" office:value="187.00788" calcext:value-type="float">
            <text:p>187.0</text:p>
          </table:table-cell>
          <table:table-cell table:number-columns-repeated="997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1.852*[.A59]" office:value-type="float" office:value="1.07416" calcext:value-type="float">
            <text:p>1.074</text:p>
          </table:table-cell>
          <table:table-cell table:formula="of:=[.B59]*3280.8399" office:value-type="float" office:value="3524.146986984" calcext:value-type="float">
            <text:p>3,524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[.E59]*0.53996" office:value-type="float" office:value="0.3131768" calcext:value-type="float">
            <text:p>0.313</text:p>
          </table:table-cell>
          <table:table-cell table:formula="of:=[.E59]*3280.8399" office:value-type="float" office:value="1902.887142" calcext:value-type="float">
            <text:p>1903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11" table:formula="of:=0.5399568*[.I59]" office:value-type="float" office:value="31.3174944" calcext:value-type="float">
            <text:p>31.32</text:p>
          </table:table-cell>
          <table:table-cell table:style-name="ce11"/>
          <table:table-cell office:value-type="float" office:value="58" calcext:value-type="float">
            <text:p>58</text:p>
          </table:table-cell>
          <table:table-cell table:formula="of:=[.L59]*196.850393700787" office:value-type="float" office:value="11417.3228346457" calcext:value-type="float">
            <text:p>11417</text:p>
          </table:table-cell>
          <table:table-cell table:formula="of:=[.L59]*3.28084" office:value-type="float" office:value="190.28872" calcext:value-type="float">
            <text:p>19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P59]*0.00508" office:value-type="float" office:value="0.29464" calcext:value-type="float">
            <text:p>0.2946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S59]*1.609344" office:value-type="float" office:value="93.341952" calcext:value-type="float">
            <text:p>93.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V59]*0.6213712" office:value-type="float" office:value="36.0395296" calcext:value-type="float">
            <text:p>36.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Y59]*3.28084" office:value-type="float" office:value="190.28872" calcext:value-type="float">
            <text:p>190.3</text:p>
          </table:table-cell>
          <table:table-cell table:number-columns-repeated="997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1.852*[.A60]" office:value-type="float" office:value="1.09268" calcext:value-type="float">
            <text:p>1.093</text:p>
          </table:table-cell>
          <table:table-cell table:formula="of:=[.B60]*3280.8399" office:value-type="float" office:value="3584.908141932" calcext:value-type="float">
            <text:p>3,585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[.E60]*0.53996" office:value-type="float" office:value="0.3185764" calcext:value-type="float">
            <text:p>0.319</text:p>
          </table:table-cell>
          <table:table-cell table:formula="of:=[.E60]*3280.8399" office:value-type="float" office:value="1935.695541" calcext:value-type="float">
            <text:p>1936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1" table:formula="of:=0.5399568*[.I60]" office:value-type="float" office:value="31.8574512" calcext:value-type="float">
            <text:p>31.86</text:p>
          </table:table-cell>
          <table:table-cell table:style-name="ce11"/>
          <table:table-cell office:value-type="float" office:value="59" calcext:value-type="float">
            <text:p>59</text:p>
          </table:table-cell>
          <table:table-cell table:formula="of:=[.L60]*196.850393700787" office:value-type="float" office:value="11614.1732283465" calcext:value-type="float">
            <text:p>11614</text:p>
          </table:table-cell>
          <table:table-cell table:formula="of:=[.L60]*3.28084" office:value-type="float" office:value="193.56956" calcext:value-type="float">
            <text:p>19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P60]*0.00508" office:value-type="float" office:value="0.29972" calcext:value-type="float">
            <text:p>0.2997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S60]*1.609344" office:value-type="float" office:value="94.951296" calcext:value-type="float">
            <text:p>95.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V60]*0.6213712" office:value-type="float" office:value="36.6609008" calcext:value-type="float">
            <text:p>36.7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Y60]*3.28084" office:value-type="float" office:value="193.56956" calcext:value-type="float">
            <text:p>193.6</text:p>
          </table:table-cell>
          <table:table-cell table:number-columns-repeated="997"/>
        </table:table-row>
        <table:table-row table:style-name="ro1">
          <table:table-cell office:value-type="float" office:value="0.6" calcext:value-type="float">
            <text:p>0.60</text:p>
          </table:table-cell>
          <table:table-cell table:formula="of:=1.852*[.A61]" office:value-type="float" office:value="1.1112" calcext:value-type="float">
            <text:p>1.111</text:p>
          </table:table-cell>
          <table:table-cell table:formula="of:=[.B61]*3280.8399" office:value-type="float" office:value="3645.66929688" calcext:value-type="float">
            <text:p>3,646</text:p>
          </table:table-cell>
          <table:table-cell/>
          <table:table-cell office:value-type="float" office:value="0.6" calcext:value-type="float">
            <text:p>0.60</text:p>
          </table:table-cell>
          <table:table-cell table:formula="of:=[.E61]*0.53996" office:value-type="float" office:value="0.323976" calcext:value-type="float">
            <text:p>0.324</text:p>
          </table:table-cell>
          <table:table-cell table:formula="of:=[.E61]*3280.8399" office:value-type="float" office:value="1968.50394" calcext:value-type="float">
            <text:p>196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 table:formula="of:=0.5399568*[.I61]" office:value-type="float" office:value="32.397408" calcext:value-type="float">
            <text:p>32.40</text:p>
          </table:table-cell>
          <table:table-cell table:style-name="ce11"/>
          <table:table-cell office:value-type="float" office:value="60" calcext:value-type="float">
            <text:p>60</text:p>
          </table:table-cell>
          <table:table-cell table:formula="of:=[.L61]*196.850393700787" office:value-type="float" office:value="11811.0236220472" calcext:value-type="float">
            <text:p>11811</text:p>
          </table:table-cell>
          <table:table-cell table:formula="of:=[.L61]*3.28084" office:value-type="float" office:value="196.8504" calcext:value-type="float">
            <text:p>19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P61]*0.00508" office:value-type="float" office:value="0.3048" calcext:value-type="float">
            <text:p>0.304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S61]*1.609344" office:value-type="float" office:value="96.56064" calcext:value-type="float">
            <text:p>96.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V61]*0.6213712" office:value-type="float" office:value="37.282272" calcext:value-type="float">
            <text:p>37.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Y61]*3.28084" office:value-type="float" office:value="196.8504" calcext:value-type="float">
            <text:p>196.9</text:p>
          </table:table-cell>
          <table:table-cell table:number-columns-repeated="997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1.852*[.A62]" office:value-type="float" office:value="1.12972" calcext:value-type="float">
            <text:p>1.130</text:p>
          </table:table-cell>
          <table:table-cell table:formula="of:=[.B62]*3280.8399" office:value-type="float" office:value="3706.430451828" calcext:value-type="float">
            <text:p>3,706</text:p>
          </table:table-cell>
          <table:table-cell/>
          <table:table-cell office:value-type="float" office:value="0.61" calcext:value-type="float">
            <text:p>0.61</text:p>
          </table:table-cell>
          <table:table-cell table:formula="of:=[.E62]*0.53996" office:value-type="float" office:value="0.3293756" calcext:value-type="float">
            <text:p>0.329</text:p>
          </table:table-cell>
          <table:table-cell table:formula="of:=[.E62]*3280.8399" office:value-type="float" office:value="2001.312339" calcext:value-type="float">
            <text:p>2001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11" table:formula="of:=0.5399568*[.I62]" office:value-type="float" office:value="32.9373648" calcext:value-type="float">
            <text:p>32.94</text:p>
          </table:table-cell>
          <table:table-cell table:style-name="ce11"/>
          <table:table-cell office:value-type="float" office:value="61" calcext:value-type="float">
            <text:p>61</text:p>
          </table:table-cell>
          <table:table-cell table:formula="of:=[.L62]*196.850393700787" office:value-type="float" office:value="12007.874015748" calcext:value-type="float">
            <text:p>12008</text:p>
          </table:table-cell>
          <table:table-cell table:formula="of:=[.L62]*3.28084" office:value-type="float" office:value="200.13124" calcext:value-type="float">
            <text:p>2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P62]*0.00508" office:value-type="float" office:value="0.30988" calcext:value-type="float">
            <text:p>0.3098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S62]*1.609344" office:value-type="float" office:value="98.169984" calcext:value-type="float">
            <text:p>98.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V62]*0.6213712" office:value-type="float" office:value="37.9036432" calcext:value-type="float">
            <text:p>37.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Y62]*3.28084" office:value-type="float" office:value="200.13124" calcext:value-type="float">
            <text:p>200.1</text:p>
          </table:table-cell>
          <table:table-cell table:number-columns-repeated="997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1.852*[.A63]" office:value-type="float" office:value="1.14824" calcext:value-type="float">
            <text:p>1.148</text:p>
          </table:table-cell>
          <table:table-cell table:formula="of:=[.B63]*3280.8399" office:value-type="float" office:value="3767.191606776" calcext:value-type="float">
            <text:p>3,767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[.E63]*0.53996" office:value-type="float" office:value="0.3347752" calcext:value-type="float">
            <text:p>0.335</text:p>
          </table:table-cell>
          <table:table-cell table:formula="of:=[.E63]*3280.8399" office:value-type="float" office:value="2034.120738" calcext:value-type="float">
            <text:p>203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1" table:formula="of:=0.5399568*[.I63]" office:value-type="float" office:value="33.4773216" calcext:value-type="float">
            <text:p>33.48</text:p>
          </table:table-cell>
          <table:table-cell table:style-name="ce11"/>
          <table:table-cell office:value-type="float" office:value="62" calcext:value-type="float">
            <text:p>62</text:p>
          </table:table-cell>
          <table:table-cell table:formula="of:=[.L63]*196.850393700787" office:value-type="float" office:value="12204.7244094488" calcext:value-type="float">
            <text:p>12205</text:p>
          </table:table-cell>
          <table:table-cell table:formula="of:=[.L63]*3.28084" office:value-type="float" office:value="203.41208" calcext:value-type="float">
            <text:p>20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P63]*0.00508" office:value-type="float" office:value="0.31496" calcext:value-type="float">
            <text:p>0.3149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S63]*1.609344" office:value-type="float" office:value="99.779328" calcext:value-type="float">
            <text:p>99.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V63]*0.6213712" office:value-type="float" office:value="38.5250144" calcext:value-type="float">
            <text:p>38.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Y63]*3.28084" office:value-type="float" office:value="203.41208" calcext:value-type="float">
            <text:p>203.4</text:p>
          </table:table-cell>
          <table:table-cell table:number-columns-repeated="997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1.852*[.A64]" office:value-type="float" office:value="1.16676" calcext:value-type="float">
            <text:p>1.167</text:p>
          </table:table-cell>
          <table:table-cell table:formula="of:=[.B64]*3280.8399" office:value-type="float" office:value="3827.952761724" calcext:value-type="float">
            <text:p>3,828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E64]*0.53996" office:value-type="float" office:value="0.3401748" calcext:value-type="float">
            <text:p>0.340</text:p>
          </table:table-cell>
          <table:table-cell table:formula="of:=[.E64]*3280.8399" office:value-type="float" office:value="2066.929137" calcext:value-type="float">
            <text:p>2067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11" table:formula="of:=0.5399568*[.I64]" office:value-type="float" office:value="34.0172784" calcext:value-type="float">
            <text:p>34.02</text:p>
          </table:table-cell>
          <table:table-cell table:style-name="ce11"/>
          <table:table-cell office:value-type="float" office:value="63" calcext:value-type="float">
            <text:p>63</text:p>
          </table:table-cell>
          <table:table-cell table:formula="of:=[.L64]*196.850393700787" office:value-type="float" office:value="12401.5748031496" calcext:value-type="float">
            <text:p>12402</text:p>
          </table:table-cell>
          <table:table-cell table:formula="of:=[.L64]*3.28084" office:value-type="float" office:value="206.69292" calcext:value-type="float">
            <text:p>20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P64]*0.00508" office:value-type="float" office:value="0.32004" calcext:value-type="float">
            <text:p>0.3200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S64]*1.609344" office:value-type="float" office:value="101.388672" calcext:value-type="float">
            <text:p>101.4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V64]*0.6213712" office:value-type="float" office:value="39.1463856" calcext:value-type="float">
            <text:p>39.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Y64]*3.28084" office:value-type="float" office:value="206.69292" calcext:value-type="float">
            <text:p>206.7</text:p>
          </table:table-cell>
          <table:table-cell table:number-columns-repeated="997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1.852*[.A65]" office:value-type="float" office:value="1.18528" calcext:value-type="float">
            <text:p>1.185</text:p>
          </table:table-cell>
          <table:table-cell table:formula="of:=[.B65]*3280.8399" office:value-type="float" office:value="3888.713916672" calcext:value-type="float">
            <text:p>3,889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[.E65]*0.53996" office:value-type="float" office:value="0.3455744" calcext:value-type="float">
            <text:p>0.346</text:p>
          </table:table-cell>
          <table:table-cell table:formula="of:=[.E65]*3280.8399" office:value-type="float" office:value="2099.737536" calcext:value-type="float">
            <text:p>21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1" table:formula="of:=0.5399568*[.I65]" office:value-type="float" office:value="34.5572352" calcext:value-type="float">
            <text:p>34.56</text:p>
          </table:table-cell>
          <table:table-cell table:style-name="ce11"/>
          <table:table-cell office:value-type="float" office:value="64" calcext:value-type="float">
            <text:p>64</text:p>
          </table:table-cell>
          <table:table-cell table:formula="of:=[.L65]*196.850393700787" office:value-type="float" office:value="12598.4251968504" calcext:value-type="float">
            <text:p>12598</text:p>
          </table:table-cell>
          <table:table-cell table:formula="of:=[.L65]*3.28084" office:value-type="float" office:value="209.97376" calcext:value-type="float">
            <text:p>21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P65]*0.00508" office:value-type="float" office:value="0.32512" calcext:value-type="float">
            <text:p>0.3251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65]*1.609344" office:value-type="float" office:value="102.998016" calcext:value-type="float">
            <text:p>103.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V65]*0.6213712" office:value-type="float" office:value="39.7677568" calcext:value-type="float">
            <text:p>39.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Y65]*3.28084" office:value-type="float" office:value="209.97376" calcext:value-type="float">
            <text:p>210.0</text:p>
          </table:table-cell>
          <table:table-cell table:number-columns-repeated="997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.852*[.A66]" office:value-type="float" office:value="1.2038" calcext:value-type="float">
            <text:p>1.204</text:p>
          </table:table-cell>
          <table:table-cell table:formula="of:=[.B66]*3280.8399" office:value-type="float" office:value="3949.47507162" calcext:value-type="float">
            <text:p>3,949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[.E66]*0.53996" office:value-type="float" office:value="0.350974" calcext:value-type="float">
            <text:p>0.351</text:p>
          </table:table-cell>
          <table:table-cell table:formula="of:=[.E66]*3280.8399" office:value-type="float" office:value="2132.545935" calcext:value-type="float">
            <text:p>2133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11" table:formula="of:=0.5399568*[.I66]" office:value-type="float" office:value="35.097192" calcext:value-type="float">
            <text:p>35.10</text:p>
          </table:table-cell>
          <table:table-cell table:style-name="ce11"/>
          <table:table-cell office:value-type="float" office:value="65" calcext:value-type="float">
            <text:p>65</text:p>
          </table:table-cell>
          <table:table-cell table:formula="of:=[.L66]*196.850393700787" office:value-type="float" office:value="12795.2755905512" calcext:value-type="float">
            <text:p>12795</text:p>
          </table:table-cell>
          <table:table-cell table:formula="of:=[.L66]*3.28084" office:value-type="float" office:value="213.2546" calcext:value-type="float">
            <text:p>21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P66]*0.00508" office:value-type="float" office:value="0.3302" calcext:value-type="float">
            <text:p>0.330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S66]*1.609344" office:value-type="float" office:value="104.60736" calcext:value-type="float">
            <text:p>104.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V66]*0.6213712" office:value-type="float" office:value="40.389128" calcext:value-type="float">
            <text:p>40.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Y66]*3.28084" office:value-type="float" office:value="213.2546" calcext:value-type="float">
            <text:p>213.3</text:p>
          </table:table-cell>
          <table:table-cell table:number-columns-repeated="997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1.852*[.A67]" office:value-type="float" office:value="1.22232" calcext:value-type="float">
            <text:p>1.222</text:p>
          </table:table-cell>
          <table:table-cell table:formula="of:=[.B67]*3280.8399" office:value-type="float" office:value="4010.236226568" calcext:value-type="float">
            <text:p>4,010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[.E67]*0.53996" office:value-type="float" office:value="0.3563736" calcext:value-type="float">
            <text:p>0.356</text:p>
          </table:table-cell>
          <table:table-cell table:formula="of:=[.E67]*3280.8399" office:value-type="float" office:value="2165.354334" calcext:value-type="float">
            <text:p>2165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1" table:formula="of:=0.5399568*[.I67]" office:value-type="float" office:value="35.6371488" calcext:value-type="float">
            <text:p>35.64</text:p>
          </table:table-cell>
          <table:table-cell table:style-name="ce11"/>
          <table:table-cell office:value-type="float" office:value="66" calcext:value-type="float">
            <text:p>66</text:p>
          </table:table-cell>
          <table:table-cell table:formula="of:=[.L67]*196.850393700787" office:value-type="float" office:value="12992.125984252" calcext:value-type="float">
            <text:p>12992</text:p>
          </table:table-cell>
          <table:table-cell table:formula="of:=[.L67]*3.28084" office:value-type="float" office:value="216.53544" calcext:value-type="float">
            <text:p>21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P67]*0.00508" office:value-type="float" office:value="0.33528" calcext:value-type="float">
            <text:p>0.3352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S67]*1.609344" office:value-type="float" office:value="106.216704" calcext:value-type="float">
            <text:p>106.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V67]*0.6213712" office:value-type="float" office:value="41.0104992" calcext:value-type="float">
            <text:p>41.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Y67]*3.28084" office:value-type="float" office:value="216.53544" calcext:value-type="float">
            <text:p>216.5</text:p>
          </table:table-cell>
          <table:table-cell table:number-columns-repeated="997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1.852*[.A68]" office:value-type="float" office:value="1.24084" calcext:value-type="float">
            <text:p>1.241</text:p>
          </table:table-cell>
          <table:table-cell table:formula="of:=[.B68]*3280.8399" office:value-type="float" office:value="4070.997381516" calcext:value-type="float">
            <text:p>4,071</text:p>
          </table:table-cell>
          <table:table-cell/>
          <table:table-cell office:value-type="float" office:value="0.67" calcext:value-type="float">
            <text:p>0.67</text:p>
          </table:table-cell>
          <table:table-cell table:formula="of:=[.E68]*0.53996" office:value-type="float" office:value="0.3617732" calcext:value-type="float">
            <text:p>0.362</text:p>
          </table:table-cell>
          <table:table-cell table:formula="of:=[.E68]*3280.8399" office:value-type="float" office:value="2198.162733" calcext:value-type="float">
            <text:p>2198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11" table:formula="of:=0.5399568*[.I68]" office:value-type="float" office:value="36.1771056" calcext:value-type="float">
            <text:p>36.18</text:p>
          </table:table-cell>
          <table:table-cell table:style-name="ce11"/>
          <table:table-cell office:value-type="float" office:value="67" calcext:value-type="float">
            <text:p>67</text:p>
          </table:table-cell>
          <table:table-cell table:formula="of:=[.L68]*196.850393700787" office:value-type="float" office:value="13188.9763779528" calcext:value-type="float">
            <text:p>13189</text:p>
          </table:table-cell>
          <table:table-cell table:formula="of:=[.L68]*3.28084" office:value-type="float" office:value="219.81628" calcext:value-type="float">
            <text:p>22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P68]*0.00508" office:value-type="float" office:value="0.34036" calcext:value-type="float">
            <text:p>0.3403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S68]*1.609344" office:value-type="float" office:value="107.826048" calcext:value-type="float">
            <text:p>107.8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V68]*0.6213712" office:value-type="float" office:value="41.6318704" calcext:value-type="float">
            <text:p>41.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Y68]*3.28084" office:value-type="float" office:value="219.81628" calcext:value-type="float">
            <text:p>219.8</text:p>
          </table:table-cell>
          <table:table-cell table:number-columns-repeated="997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1.852*[.A69]" office:value-type="float" office:value="1.25936" calcext:value-type="float">
            <text:p>1.259</text:p>
          </table:table-cell>
          <table:table-cell table:formula="of:=[.B69]*3280.8399" office:value-type="float" office:value="4131.758536464" calcext:value-type="float">
            <text:p>4,132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[.E69]*0.53996" office:value-type="float" office:value="0.3671728" calcext:value-type="float">
            <text:p>0.367</text:p>
          </table:table-cell>
          <table:table-cell table:formula="of:=[.E69]*3280.8399" office:value-type="float" office:value="2230.971132" calcext:value-type="float">
            <text:p>2231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1" table:formula="of:=0.5399568*[.I69]" office:value-type="float" office:value="36.7170624" calcext:value-type="float">
            <text:p>36.72</text:p>
          </table:table-cell>
          <table:table-cell table:style-name="ce11"/>
          <table:table-cell office:value-type="float" office:value="68" calcext:value-type="float">
            <text:p>68</text:p>
          </table:table-cell>
          <table:table-cell table:formula="of:=[.L69]*196.850393700787" office:value-type="float" office:value="13385.8267716535" calcext:value-type="float">
            <text:p>13386</text:p>
          </table:table-cell>
          <table:table-cell table:formula="of:=[.L69]*3.28084" office:value-type="float" office:value="223.09712" calcext:value-type="float">
            <text:p>22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P69]*0.00508" office:value-type="float" office:value="0.34544" calcext:value-type="float">
            <text:p>0.3454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S69]*1.609344" office:value-type="float" office:value="109.435392" calcext:value-type="float">
            <text:p>109.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V69]*0.6213712" office:value-type="float" office:value="42.2532416" calcext:value-type="float">
            <text:p>42.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Y69]*3.28084" office:value-type="float" office:value="223.09712" calcext:value-type="float">
            <text:p>223.1</text:p>
          </table:table-cell>
          <table:table-cell table:number-columns-repeated="997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1.852*[.A70]" office:value-type="float" office:value="1.27788" calcext:value-type="float">
            <text:p>1.278</text:p>
          </table:table-cell>
          <table:table-cell table:formula="of:=[.B70]*3280.8399" office:value-type="float" office:value="4192.519691412" calcext:value-type="float">
            <text:p>4,193</text:p>
          </table:table-cell>
          <table:table-cell/>
          <table:table-cell office:value-type="float" office:value="0.69" calcext:value-type="float">
            <text:p>0.69</text:p>
          </table:table-cell>
          <table:table-cell table:formula="of:=[.E70]*0.53996" office:value-type="float" office:value="0.3725724" calcext:value-type="float">
            <text:p>0.373</text:p>
          </table:table-cell>
          <table:table-cell table:formula="of:=[.E70]*3280.8399" office:value-type="float" office:value="2263.779531" calcext:value-type="float">
            <text:p>2264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 table:formula="of:=0.5399568*[.I70]" office:value-type="float" office:value="37.2570192" calcext:value-type="float">
            <text:p>37.26</text:p>
          </table:table-cell>
          <table:table-cell table:style-name="ce11"/>
          <table:table-cell office:value-type="float" office:value="69" calcext:value-type="float">
            <text:p>69</text:p>
          </table:table-cell>
          <table:table-cell table:formula="of:=[.L70]*196.850393700787" office:value-type="float" office:value="13582.6771653543" calcext:value-type="float">
            <text:p>13583</text:p>
          </table:table-cell>
          <table:table-cell table:formula="of:=[.L70]*3.28084" office:value-type="float" office:value="226.37796" calcext:value-type="float">
            <text:p>22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P70]*0.00508" office:value-type="float" office:value="0.35052" calcext:value-type="float">
            <text:p>0.3505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S70]*1.609344" office:value-type="float" office:value="111.044736" calcext:value-type="float">
            <text:p>111.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V70]*0.6213712" office:value-type="float" office:value="42.8746128" calcext:value-type="float">
            <text:p>42.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Y70]*3.28084" office:value-type="float" office:value="226.37796" calcext:value-type="float">
            <text:p>226.4</text:p>
          </table:table-cell>
          <table:table-cell table:number-columns-repeated="997"/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1.852*[.A71]" office:value-type="float" office:value="1.2964" calcext:value-type="float">
            <text:p>1.296</text:p>
          </table:table-cell>
          <table:table-cell table:formula="of:=[.B71]*3280.8399" office:value-type="float" office:value="4253.28084636" calcext:value-type="float">
            <text:p>4,253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E71]*0.53996" office:value-type="float" office:value="0.377972" calcext:value-type="float">
            <text:p>0.378</text:p>
          </table:table-cell>
          <table:table-cell table:formula="of:=[.E71]*3280.8399" office:value-type="float" office:value="2296.58793" calcext:value-type="float">
            <text:p>2297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1" table:formula="of:=0.5399568*[.I71]" office:value-type="float" office:value="37.796976" calcext:value-type="float">
            <text:p>37.80</text:p>
          </table:table-cell>
          <table:table-cell table:style-name="ce11"/>
          <table:table-cell office:value-type="float" office:value="70" calcext:value-type="float">
            <text:p>70</text:p>
          </table:table-cell>
          <table:table-cell table:formula="of:=[.L71]*196.850393700787" office:value-type="float" office:value="13779.5275590551" calcext:value-type="float">
            <text:p>13780</text:p>
          </table:table-cell>
          <table:table-cell table:formula="of:=[.L71]*3.28084" office:value-type="float" office:value="229.6588" calcext:value-type="float">
            <text:p>23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P71]*0.00508" office:value-type="float" office:value="0.3556" calcext:value-type="float">
            <text:p>0.35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S71]*1.609344" office:value-type="float" office:value="112.65408" calcext:value-type="float">
            <text:p>112.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V71]*0.6213712" office:value-type="float" office:value="43.495984" calcext:value-type="float">
            <text:p>43.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Y71]*3.28084" office:value-type="float" office:value="229.6588" calcext:value-type="float">
            <text:p>229.7</text:p>
          </table:table-cell>
          <table:table-cell table:number-columns-repeated="997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1.852*[.A72]" office:value-type="float" office:value="1.31492" calcext:value-type="float">
            <text:p>1.315</text:p>
          </table:table-cell>
          <table:table-cell table:formula="of:=[.B72]*3280.8399" office:value-type="float" office:value="4314.042001308" calcext:value-type="float">
            <text:p>4,314</text:p>
          </table:table-cell>
          <table:table-cell/>
          <table:table-cell office:value-type="float" office:value="0.71" calcext:value-type="float">
            <text:p>0.71</text:p>
          </table:table-cell>
          <table:table-cell table:formula="of:=[.E72]*0.53996" office:value-type="float" office:value="0.3833716" calcext:value-type="float">
            <text:p>0.383</text:p>
          </table:table-cell>
          <table:table-cell table:formula="of:=[.E72]*3280.8399" office:value-type="float" office:value="2329.396329" calcext:value-type="float">
            <text:p>2329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11" table:formula="of:=0.5399568*[.I72]" office:value-type="float" office:value="38.3369328" calcext:value-type="float">
            <text:p>38.34</text:p>
          </table:table-cell>
          <table:table-cell table:style-name="ce11"/>
          <table:table-cell office:value-type="float" office:value="71" calcext:value-type="float">
            <text:p>71</text:p>
          </table:table-cell>
          <table:table-cell table:formula="of:=[.L72]*196.850393700787" office:value-type="float" office:value="13976.3779527559" calcext:value-type="float">
            <text:p>13976</text:p>
          </table:table-cell>
          <table:table-cell table:formula="of:=[.L72]*3.28084" office:value-type="float" office:value="232.93964" calcext:value-type="float">
            <text:p>23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P72]*0.00508" office:value-type="float" office:value="0.36068" calcext:value-type="float">
            <text:p>0.3606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S72]*1.609344" office:value-type="float" office:value="114.263424" calcext:value-type="float">
            <text:p>114.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V72]*0.6213712" office:value-type="float" office:value="44.1173552" calcext:value-type="float">
            <text:p>44.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Y72]*3.28084" office:value-type="float" office:value="232.93964" calcext:value-type="float">
            <text:p>232.9</text:p>
          </table:table-cell>
          <table:table-cell table:number-columns-repeated="997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1.852*[.A73]" office:value-type="float" office:value="1.33344" calcext:value-type="float">
            <text:p>1.333</text:p>
          </table:table-cell>
          <table:table-cell table:formula="of:=[.B73]*3280.8399" office:value-type="float" office:value="4374.803156256" calcext:value-type="float">
            <text:p>4,375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[.E73]*0.53996" office:value-type="float" office:value="0.3887712" calcext:value-type="float">
            <text:p>0.389</text:p>
          </table:table-cell>
          <table:table-cell table:formula="of:=[.E73]*3280.8399" office:value-type="float" office:value="2362.204728" calcext:value-type="float">
            <text:p>2362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11" table:formula="of:=0.5399568*[.I73]" office:value-type="float" office:value="38.8768896" calcext:value-type="float">
            <text:p>38.88</text:p>
          </table:table-cell>
          <table:table-cell table:style-name="ce11"/>
          <table:table-cell office:value-type="float" office:value="72" calcext:value-type="float">
            <text:p>72</text:p>
          </table:table-cell>
          <table:table-cell table:formula="of:=[.L73]*196.850393700787" office:value-type="float" office:value="14173.2283464567" calcext:value-type="float">
            <text:p>14173</text:p>
          </table:table-cell>
          <table:table-cell table:formula="of:=[.L73]*3.28084" office:value-type="float" office:value="236.22048" calcext:value-type="float">
            <text:p>23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P73]*0.00508" office:value-type="float" office:value="0.36576" calcext:value-type="float">
            <text:p>0.3657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S73]*1.609344" office:value-type="float" office:value="115.872768" calcext:value-type="float">
            <text:p>115.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V73]*0.6213712" office:value-type="float" office:value="44.7387264" calcext:value-type="float">
            <text:p>44.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Y73]*3.28084" office:value-type="float" office:value="236.22048" calcext:value-type="float">
            <text:p>236.2</text:p>
          </table:table-cell>
          <table:table-cell table:number-columns-repeated="997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1.852*[.A74]" office:value-type="float" office:value="1.35196" calcext:value-type="float">
            <text:p>1.352</text:p>
          </table:table-cell>
          <table:table-cell table:formula="of:=[.B74]*3280.8399" office:value-type="float" office:value="4435.564311204" calcext:value-type="float">
            <text:p>4,436</text:p>
          </table:table-cell>
          <table:table-cell/>
          <table:table-cell office:value-type="float" office:value="0.73" calcext:value-type="float">
            <text:p>0.73</text:p>
          </table:table-cell>
          <table:table-cell table:formula="of:=[.E74]*0.53996" office:value-type="float" office:value="0.3941708" calcext:value-type="float">
            <text:p>0.394</text:p>
          </table:table-cell>
          <table:table-cell table:formula="of:=[.E74]*3280.8399" office:value-type="float" office:value="2395.013127" calcext:value-type="float">
            <text:p>2395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11" table:formula="of:=0.5399568*[.I74]" office:value-type="float" office:value="39.4168464" calcext:value-type="float">
            <text:p>39.42</text:p>
          </table:table-cell>
          <table:table-cell table:style-name="ce11"/>
          <table:table-cell office:value-type="float" office:value="73" calcext:value-type="float">
            <text:p>73</text:p>
          </table:table-cell>
          <table:table-cell table:formula="of:=[.L74]*196.850393700787" office:value-type="float" office:value="14370.0787401575" calcext:value-type="float">
            <text:p>14370</text:p>
          </table:table-cell>
          <table:table-cell table:formula="of:=[.L74]*3.28084" office:value-type="float" office:value="239.50132" calcext:value-type="float">
            <text:p>24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P74]*0.00508" office:value-type="float" office:value="0.37084" calcext:value-type="float">
            <text:p>0.3708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S74]*1.609344" office:value-type="float" office:value="117.482112" calcext:value-type="float">
            <text:p>117.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V74]*0.6213712" office:value-type="float" office:value="45.3600976" calcext:value-type="float">
            <text:p>45.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Y74]*3.28084" office:value-type="float" office:value="239.50132" calcext:value-type="float">
            <text:p>239.5</text:p>
          </table:table-cell>
          <table:table-cell table:number-columns-repeated="997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1.852*[.A75]" office:value-type="float" office:value="1.37048" calcext:value-type="float">
            <text:p>1.370</text:p>
          </table:table-cell>
          <table:table-cell table:formula="of:=[.B75]*3280.8399" office:value-type="float" office:value="4496.325466152" calcext:value-type="float">
            <text:p>4,496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[.E75]*0.53996" office:value-type="float" office:value="0.3995704" calcext:value-type="float">
            <text:p>0.400</text:p>
          </table:table-cell>
          <table:table-cell table:formula="of:=[.E75]*3280.8399" office:value-type="float" office:value="2427.821526" calcext:value-type="float">
            <text:p>2428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11" table:formula="of:=0.5399568*[.I75]" office:value-type="float" office:value="39.9568032" calcext:value-type="float">
            <text:p>39.96</text:p>
          </table:table-cell>
          <table:table-cell table:style-name="ce11"/>
          <table:table-cell office:value-type="float" office:value="74" calcext:value-type="float">
            <text:p>74</text:p>
          </table:table-cell>
          <table:table-cell table:formula="of:=[.L75]*196.850393700787" office:value-type="float" office:value="14566.9291338583" calcext:value-type="float">
            <text:p>14567</text:p>
          </table:table-cell>
          <table:table-cell table:formula="of:=[.L75]*3.28084" office:value-type="float" office:value="242.78216" calcext:value-type="float">
            <text:p>24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P75]*0.00508" office:value-type="float" office:value="0.37592" calcext:value-type="float">
            <text:p>0.3759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S75]*1.609344" office:value-type="float" office:value="119.091456" calcext:value-type="float">
            <text:p>119.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V75]*0.6213712" office:value-type="float" office:value="45.9814688" calcext:value-type="float">
            <text:p>46.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Y75]*3.28084" office:value-type="float" office:value="242.78216" calcext:value-type="float">
            <text:p>242.8</text:p>
          </table:table-cell>
          <table:table-cell table:number-columns-repeated="997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.852*[.A76]" office:value-type="float" office:value="1.389" calcext:value-type="float">
            <text:p>1.389</text:p>
          </table:table-cell>
          <table:table-cell table:formula="of:=[.B76]*3280.8399" office:value-type="float" office:value="4557.0866211" calcext:value-type="float">
            <text:p>4,557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E76]*0.53996" office:value-type="float" office:value="0.40497" calcext:value-type="float">
            <text:p>0.405</text:p>
          </table:table-cell>
          <table:table-cell table:formula="of:=[.E76]*3280.8399" office:value-type="float" office:value="2460.629925" calcext:value-type="float">
            <text:p>2461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1" table:formula="of:=0.5399568*[.I76]" office:value-type="float" office:value="40.49676" calcext:value-type="float">
            <text:p>40.50</text:p>
          </table:table-cell>
          <table:table-cell table:style-name="ce11"/>
          <table:table-cell office:value-type="float" office:value="75" calcext:value-type="float">
            <text:p>75</text:p>
          </table:table-cell>
          <table:table-cell table:formula="of:=[.L76]*196.850393700787" office:value-type="float" office:value="14763.7795275591" calcext:value-type="float">
            <text:p>14764</text:p>
          </table:table-cell>
          <table:table-cell table:formula="of:=[.L76]*3.28084" office:value-type="float" office:value="246.063" calcext:value-type="float">
            <text:p>24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P76]*0.00508" office:value-type="float" office:value="0.381" calcext:value-type="float">
            <text:p>0.38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S76]*1.609344" office:value-type="float" office:value="120.7008" calcext:value-type="float">
            <text:p>120.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V76]*0.6213712" office:value-type="float" office:value="46.60284" calcext:value-type="float">
            <text:p>46.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Y76]*3.28084" office:value-type="float" office:value="246.063" calcext:value-type="float">
            <text:p>246.1</text:p>
          </table:table-cell>
          <table:table-cell table:number-columns-repeated="997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1.852*[.A77]" office:value-type="float" office:value="1.40752" calcext:value-type="float">
            <text:p>1.408</text:p>
          </table:table-cell>
          <table:table-cell table:formula="of:=[.B77]*3280.8399" office:value-type="float" office:value="4617.847776048" calcext:value-type="float">
            <text:p>4,618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[.E77]*0.53996" office:value-type="float" office:value="0.4103696" calcext:value-type="float">
            <text:p>0.410</text:p>
          </table:table-cell>
          <table:table-cell table:formula="of:=[.E77]*3280.8399" office:value-type="float" office:value="2493.438324" calcext:value-type="float">
            <text:p>2493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11" table:formula="of:=0.5399568*[.I77]" office:value-type="float" office:value="41.0367168" calcext:value-type="float">
            <text:p>41.04</text:p>
          </table:table-cell>
          <table:table-cell table:style-name="ce11"/>
          <table:table-cell office:value-type="float" office:value="76" calcext:value-type="float">
            <text:p>76</text:p>
          </table:table-cell>
          <table:table-cell table:formula="of:=[.L77]*196.850393700787" office:value-type="float" office:value="14960.6299212598" calcext:value-type="float">
            <text:p>14961</text:p>
          </table:table-cell>
          <table:table-cell table:formula="of:=[.L77]*3.28084" office:value-type="float" office:value="249.34384" calcext:value-type="float">
            <text:p>249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P77]*0.00508" office:value-type="float" office:value="0.38608" calcext:value-type="float">
            <text:p>0.3860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S77]*1.609344" office:value-type="float" office:value="122.310144" calcext:value-type="float">
            <text:p>122.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V77]*0.6213712" office:value-type="float" office:value="47.2242112" calcext:value-type="float">
            <text:p>47.2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Y77]*3.28084" office:value-type="float" office:value="249.34384" calcext:value-type="float">
            <text:p>249.3</text:p>
          </table:table-cell>
          <table:table-cell table:number-columns-repeated="997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1.852*[.A78]" office:value-type="float" office:value="1.42604" calcext:value-type="float">
            <text:p>1.426</text:p>
          </table:table-cell>
          <table:table-cell table:formula="of:=[.B78]*3280.8399" office:value-type="float" office:value="4678.608930996" calcext:value-type="float">
            <text:p>4,679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[.E78]*0.53996" office:value-type="float" office:value="0.4157692" calcext:value-type="float">
            <text:p>0.416</text:p>
          </table:table-cell>
          <table:table-cell table:formula="of:=[.E78]*3280.8399" office:value-type="float" office:value="2526.246723" calcext:value-type="float">
            <text:p>2526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11" table:formula="of:=0.5399568*[.I78]" office:value-type="float" office:value="41.5766736" calcext:value-type="float">
            <text:p>41.58</text:p>
          </table:table-cell>
          <table:table-cell table:style-name="ce11"/>
          <table:table-cell office:value-type="float" office:value="77" calcext:value-type="float">
            <text:p>77</text:p>
          </table:table-cell>
          <table:table-cell table:formula="of:=[.L78]*196.850393700787" office:value-type="float" office:value="15157.4803149606" calcext:value-type="float">
            <text:p>15157</text:p>
          </table:table-cell>
          <table:table-cell table:formula="of:=[.L78]*3.28084" office:value-type="float" office:value="252.62468" calcext:value-type="float">
            <text:p>25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P78]*0.00508" office:value-type="float" office:value="0.39116" calcext:value-type="float">
            <text:p>0.3911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S78]*1.609344" office:value-type="float" office:value="123.919488" calcext:value-type="float">
            <text:p>123.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V78]*0.6213712" office:value-type="float" office:value="47.8455824" calcext:value-type="float">
            <text:p>47.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Y78]*3.28084" office:value-type="float" office:value="252.62468" calcext:value-type="float">
            <text:p>252.6</text:p>
          </table:table-cell>
          <table:table-cell table:number-columns-repeated="997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1.852*[.A79]" office:value-type="float" office:value="1.44456" calcext:value-type="float">
            <text:p>1.445</text:p>
          </table:table-cell>
          <table:table-cell table:formula="of:=[.B79]*3280.8399" office:value-type="float" office:value="4739.370085944" calcext:value-type="float">
            <text:p>4,739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[.E79]*0.53996" office:value-type="float" office:value="0.4211688" calcext:value-type="float">
            <text:p>0.421</text:p>
          </table:table-cell>
          <table:table-cell table:formula="of:=[.E79]*3280.8399" office:value-type="float" office:value="2559.055122" calcext:value-type="float">
            <text:p>2559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11" table:formula="of:=0.5399568*[.I79]" office:value-type="float" office:value="42.1166304" calcext:value-type="float">
            <text:p>42.12</text:p>
          </table:table-cell>
          <table:table-cell table:style-name="ce11"/>
          <table:table-cell office:value-type="float" office:value="78" calcext:value-type="float">
            <text:p>78</text:p>
          </table:table-cell>
          <table:table-cell table:formula="of:=[.L79]*196.850393700787" office:value-type="float" office:value="15354.3307086614" calcext:value-type="float">
            <text:p>15354</text:p>
          </table:table-cell>
          <table:table-cell table:formula="of:=[.L79]*3.28084" office:value-type="float" office:value="255.90552" calcext:value-type="float">
            <text:p>25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P79]*0.00508" office:value-type="float" office:value="0.39624" calcext:value-type="float">
            <text:p>0.3962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S79]*1.609344" office:value-type="float" office:value="125.528832" calcext:value-type="float">
            <text:p>125.5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V79]*0.6213712" office:value-type="float" office:value="48.4669536" calcext:value-type="float">
            <text:p>48.5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Y79]*3.28084" office:value-type="float" office:value="255.90552" calcext:value-type="float">
            <text:p>255.9</text:p>
          </table:table-cell>
          <table:table-cell table:number-columns-repeated="997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1.852*[.A80]" office:value-type="float" office:value="1.46308" calcext:value-type="float">
            <text:p>1.463</text:p>
          </table:table-cell>
          <table:table-cell table:formula="of:=[.B80]*3280.8399" office:value-type="float" office:value="4800.131240892" calcext:value-type="float">
            <text:p>4,800</text:p>
          </table:table-cell>
          <table:table-cell/>
          <table:table-cell office:value-type="float" office:value="0.79" calcext:value-type="float">
            <text:p>0.79</text:p>
          </table:table-cell>
          <table:table-cell table:formula="of:=[.E80]*0.53996" office:value-type="float" office:value="0.4265684" calcext:value-type="float">
            <text:p>0.427</text:p>
          </table:table-cell>
          <table:table-cell table:formula="of:=[.E80]*3280.8399" office:value-type="float" office:value="2591.863521" calcext:value-type="float">
            <text:p>259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11" table:formula="of:=0.5399568*[.I80]" office:value-type="float" office:value="42.6565872" calcext:value-type="float">
            <text:p>42.66</text:p>
          </table:table-cell>
          <table:table-cell table:style-name="ce11"/>
          <table:table-cell office:value-type="float" office:value="79" calcext:value-type="float">
            <text:p>79</text:p>
          </table:table-cell>
          <table:table-cell table:formula="of:=[.L80]*196.850393700787" office:value-type="float" office:value="15551.1811023622" calcext:value-type="float">
            <text:p>15551</text:p>
          </table:table-cell>
          <table:table-cell table:formula="of:=[.L80]*3.28084" office:value-type="float" office:value="259.18636" calcext:value-type="float">
            <text:p>25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P80]*0.00508" office:value-type="float" office:value="0.40132" calcext:value-type="float">
            <text:p>0.4013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S80]*1.609344" office:value-type="float" office:value="127.138176" calcext:value-type="float">
            <text:p>127.1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V80]*0.6213712" office:value-type="float" office:value="49.0883248" calcext:value-type="float">
            <text:p>49.1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Y80]*3.28084" office:value-type="float" office:value="259.18636" calcext:value-type="float">
            <text:p>259.2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1.852*[.A81]" office:value-type="float" office:value="1.4816" calcext:value-type="float">
            <text:p>1.482</text:p>
          </table:table-cell>
          <table:table-cell table:formula="of:=[.B81]*3280.8399" office:value-type="float" office:value="4860.89239584" calcext:value-type="float">
            <text:p>4,861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E81]*0.53996" office:value-type="float" office:value="0.431968" calcext:value-type="float">
            <text:p>0.432</text:p>
          </table:table-cell>
          <table:table-cell table:formula="of:=[.E81]*3280.8399" office:value-type="float" office:value="2624.67192" calcext:value-type="float">
            <text:p>2625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1" table:formula="of:=0.5399568*[.I81]" office:value-type="float" office:value="43.196544" calcext:value-type="float">
            <text:p>43.20</text:p>
          </table:table-cell>
          <table:table-cell table:style-name="ce11"/>
          <table:table-cell office:value-type="float" office:value="80" calcext:value-type="float">
            <text:p>80</text:p>
          </table:table-cell>
          <table:table-cell table:formula="of:=[.L81]*196.850393700787" office:value-type="float" office:value="15748.031496063" calcext:value-type="float">
            <text:p>15748</text:p>
          </table:table-cell>
          <table:table-cell table:formula="of:=[.L81]*3.28084" office:value-type="float" office:value="262.4672" calcext:value-type="float">
            <text:p>26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P81]*0.00508" office:value-type="float" office:value="0.4064" calcext:value-type="float">
            <text:p>0.406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S81]*1.609344" office:value-type="float" office:value="128.74752" calcext:value-type="float">
            <text:p>128.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V81]*0.6213712" office:value-type="float" office:value="49.709696" calcext:value-type="float">
            <text:p>49.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Y81]*3.28084" office:value-type="float" office:value="262.4672" calcext:value-type="float">
            <text:p>262.5</text:p>
          </table:table-cell>
          <table:table-cell table:number-columns-repeated="997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1.852*[.A82]" office:value-type="float" office:value="1.50012" calcext:value-type="float">
            <text:p>1.500</text:p>
          </table:table-cell>
          <table:table-cell table:formula="of:=[.B82]*3280.8399" office:value-type="float" office:value="4921.653550788" calcext:value-type="float">
            <text:p>4,922</text:p>
          </table:table-cell>
          <table:table-cell/>
          <table:table-cell office:value-type="float" office:value="0.81" calcext:value-type="float">
            <text:p>0.81</text:p>
          </table:table-cell>
          <table:table-cell table:formula="of:=[.E82]*0.53996" office:value-type="float" office:value="0.4373676" calcext:value-type="float">
            <text:p>0.437</text:p>
          </table:table-cell>
          <table:table-cell table:formula="of:=[.E82]*3280.8399" office:value-type="float" office:value="2657.480319" calcext:value-type="float">
            <text:p>2657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11" table:formula="of:=0.5399568*[.I82]" office:value-type="float" office:value="43.7365008" calcext:value-type="float">
            <text:p>43.74</text:p>
          </table:table-cell>
          <table:table-cell table:style-name="ce11"/>
          <table:table-cell office:value-type="float" office:value="81" calcext:value-type="float">
            <text:p>81</text:p>
          </table:table-cell>
          <table:table-cell table:formula="of:=[.L82]*196.850393700787" office:value-type="float" office:value="15944.8818897638" calcext:value-type="float">
            <text:p>15945</text:p>
          </table:table-cell>
          <table:table-cell table:formula="of:=[.L82]*3.28084" office:value-type="float" office:value="265.74804" calcext:value-type="float">
            <text:p>26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P82]*0.00508" office:value-type="float" office:value="0.41148" calcext:value-type="float">
            <text:p>0.4114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S82]*1.609344" office:value-type="float" office:value="130.356864" calcext:value-type="float">
            <text:p>130.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V82]*0.6213712" office:value-type="float" office:value="50.3310672" calcext:value-type="float">
            <text:p>50.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Y82]*3.28084" office:value-type="float" office:value="265.74804" calcext:value-type="float">
            <text:p>265.7</text:p>
          </table:table-cell>
          <table:table-cell table:number-columns-repeated="997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1.852*[.A83]" office:value-type="float" office:value="1.51864" calcext:value-type="float">
            <text:p>1.519</text:p>
          </table:table-cell>
          <table:table-cell table:formula="of:=[.B83]*3280.8399" office:value-type="float" office:value="4982.414705736" calcext:value-type="float">
            <text:p>4,982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[.E83]*0.53996" office:value-type="float" office:value="0.4427672" calcext:value-type="float">
            <text:p>0.443</text:p>
          </table:table-cell>
          <table:table-cell table:formula="of:=[.E83]*3280.8399" office:value-type="float" office:value="2690.288718" calcext:value-type="float">
            <text:p>269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11" table:formula="of:=0.5399568*[.I83]" office:value-type="float" office:value="44.2764576" calcext:value-type="float">
            <text:p>44.28</text:p>
          </table:table-cell>
          <table:table-cell table:style-name="ce11"/>
          <table:table-cell office:value-type="float" office:value="82" calcext:value-type="float">
            <text:p>82</text:p>
          </table:table-cell>
          <table:table-cell table:formula="of:=[.L83]*196.850393700787" office:value-type="float" office:value="16141.7322834646" calcext:value-type="float">
            <text:p>16142</text:p>
          </table:table-cell>
          <table:table-cell table:formula="of:=[.L83]*3.28084" office:value-type="float" office:value="269.02888" calcext:value-type="float">
            <text:p>269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P83]*0.00508" office:value-type="float" office:value="0.41656" calcext:value-type="float">
            <text:p>0.4165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S83]*1.609344" office:value-type="float" office:value="131.966208" calcext:value-type="float">
            <text:p>132.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V83]*0.6213712" office:value-type="float" office:value="50.9524384" calcext:value-type="float">
            <text:p>51.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Y83]*3.28084" office:value-type="float" office:value="269.02888" calcext:value-type="float">
            <text:p>269.0</text:p>
          </table:table-cell>
          <table:table-cell table:number-columns-repeated="997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1.852*[.A84]" office:value-type="float" office:value="1.53716" calcext:value-type="float">
            <text:p>1.537</text:p>
          </table:table-cell>
          <table:table-cell table:formula="of:=[.B84]*3280.8399" office:value-type="float" office:value="5043.175860684" calcext:value-type="float">
            <text:p>5,043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[.E84]*0.53996" office:value-type="float" office:value="0.4481668" calcext:value-type="float">
            <text:p>0.448</text:p>
          </table:table-cell>
          <table:table-cell table:formula="of:=[.E84]*3280.8399" office:value-type="float" office:value="2723.097117" calcext:value-type="float">
            <text:p>2723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11" table:formula="of:=0.5399568*[.I84]" office:value-type="float" office:value="44.8164144" calcext:value-type="float">
            <text:p>44.82</text:p>
          </table:table-cell>
          <table:table-cell table:style-name="ce11"/>
          <table:table-cell office:value-type="float" office:value="83" calcext:value-type="float">
            <text:p>83</text:p>
          </table:table-cell>
          <table:table-cell table:formula="of:=[.L84]*196.850393700787" office:value-type="float" office:value="16338.5826771654" calcext:value-type="float">
            <text:p>16339</text:p>
          </table:table-cell>
          <table:table-cell table:formula="of:=[.L84]*3.28084" office:value-type="float" office:value="272.30972" calcext:value-type="float">
            <text:p>27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P84]*0.00508" office:value-type="float" office:value="0.42164" calcext:value-type="float">
            <text:p>0.42164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S84]*1.609344" office:value-type="float" office:value="133.575552" calcext:value-type="float">
            <text:p>133.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V84]*0.6213712" office:value-type="float" office:value="51.5738096" calcext:value-type="float">
            <text:p>51.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Y84]*3.28084" office:value-type="float" office:value="272.30972" calcext:value-type="float">
            <text:p>272.3</text:p>
          </table:table-cell>
          <table:table-cell table:number-columns-repeated="997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1.852*[.A85]" office:value-type="float" office:value="1.55568" calcext:value-type="float">
            <text:p>1.556</text:p>
          </table:table-cell>
          <table:table-cell table:formula="of:=[.B85]*3280.8399" office:value-type="float" office:value="5103.937015632" calcext:value-type="float">
            <text:p>5,104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[.E85]*0.53996" office:value-type="float" office:value="0.4535664" calcext:value-type="float">
            <text:p>0.454</text:p>
          </table:table-cell>
          <table:table-cell table:formula="of:=[.E85]*3280.8399" office:value-type="float" office:value="2755.905516" calcext:value-type="float">
            <text:p>2756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11" table:formula="of:=0.5399568*[.I85]" office:value-type="float" office:value="45.3563712" calcext:value-type="float">
            <text:p>45.36</text:p>
          </table:table-cell>
          <table:table-cell table:style-name="ce11"/>
          <table:table-cell office:value-type="float" office:value="84" calcext:value-type="float">
            <text:p>84</text:p>
          </table:table-cell>
          <table:table-cell table:formula="of:=[.L85]*196.850393700787" office:value-type="float" office:value="16535.4330708661" calcext:value-type="float">
            <text:p>16535</text:p>
          </table:table-cell>
          <table:table-cell table:formula="of:=[.L85]*3.28084" office:value-type="float" office:value="275.59056" calcext:value-type="float">
            <text:p>276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P85]*0.00508" office:value-type="float" office:value="0.42672" calcext:value-type="float">
            <text:p>0.4267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S85]*1.609344" office:value-type="float" office:value="135.184896" calcext:value-type="float">
            <text:p>135.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V85]*0.6213712" office:value-type="float" office:value="52.1951808" calcext:value-type="float">
            <text:p>52.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Y85]*3.28084" office:value-type="float" office:value="275.59056" calcext:value-type="float">
            <text:p>275.6</text:p>
          </table:table-cell>
          <table:table-cell table:number-columns-repeated="997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.852*[.A86]" office:value-type="float" office:value="1.5742" calcext:value-type="float">
            <text:p>1.574</text:p>
          </table:table-cell>
          <table:table-cell table:formula="of:=[.B86]*3280.8399" office:value-type="float" office:value="5164.69817058" calcext:value-type="float">
            <text:p>5,165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E86]*0.53996" office:value-type="float" office:value="0.458966" calcext:value-type="float">
            <text:p>0.459</text:p>
          </table:table-cell>
          <table:table-cell table:formula="of:=[.E86]*3280.8399" office:value-type="float" office:value="2788.713915" calcext:value-type="float">
            <text:p>2789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11" table:formula="of:=0.5399568*[.I86]" office:value-type="float" office:value="45.896328" calcext:value-type="float">
            <text:p>45.90</text:p>
          </table:table-cell>
          <table:table-cell table:style-name="ce11"/>
          <table:table-cell office:value-type="float" office:value="85" calcext:value-type="float">
            <text:p>85</text:p>
          </table:table-cell>
          <table:table-cell table:formula="of:=[.L86]*196.850393700787" office:value-type="float" office:value="16732.2834645669" calcext:value-type="float">
            <text:p>16732</text:p>
          </table:table-cell>
          <table:table-cell table:formula="of:=[.L86]*3.28084" office:value-type="float" office:value="278.8714" calcext:value-type="float">
            <text:p>27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P86]*0.00508" office:value-type="float" office:value="0.4318" calcext:value-type="float">
            <text:p>0.431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S86]*1.609344" office:value-type="float" office:value="136.79424" calcext:value-type="float">
            <text:p>136.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V86]*0.6213712" office:value-type="float" office:value="52.816552" calcext:value-type="float">
            <text:p>52.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Y86]*3.28084" office:value-type="float" office:value="278.8714" calcext:value-type="float">
            <text:p>278.9</text:p>
          </table:table-cell>
          <table:table-cell table:number-columns-repeated="997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1.852*[.A87]" office:value-type="float" office:value="1.59272" calcext:value-type="float">
            <text:p>1.593</text:p>
          </table:table-cell>
          <table:table-cell table:formula="of:=[.B87]*3280.8399" office:value-type="float" office:value="5225.459325528" calcext:value-type="float">
            <text:p>5,225</text:p>
          </table:table-cell>
          <table:table-cell/>
          <table:table-cell office:value-type="float" office:value="0.86" calcext:value-type="float">
            <text:p>0.86</text:p>
          </table:table-cell>
          <table:table-cell table:formula="of:=[.E87]*0.53996" office:value-type="float" office:value="0.4643656" calcext:value-type="float">
            <text:p>0.464</text:p>
          </table:table-cell>
          <table:table-cell table:formula="of:=[.E87]*3280.8399" office:value-type="float" office:value="2821.522314" calcext:value-type="float">
            <text:p>2822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11" table:formula="of:=0.5399568*[.I87]" office:value-type="float" office:value="46.4362848" calcext:value-type="float">
            <text:p>46.44</text:p>
          </table:table-cell>
          <table:table-cell table:style-name="ce11"/>
          <table:table-cell office:value-type="float" office:value="86" calcext:value-type="float">
            <text:p>86</text:p>
          </table:table-cell>
          <table:table-cell table:formula="of:=[.L87]*196.850393700787" office:value-type="float" office:value="16929.1338582677" calcext:value-type="float">
            <text:p>16929</text:p>
          </table:table-cell>
          <table:table-cell table:formula="of:=[.L87]*3.28084" office:value-type="float" office:value="282.15224" calcext:value-type="float">
            <text:p>28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P87]*0.00508" office:value-type="float" office:value="0.43688" calcext:value-type="float">
            <text:p>0.4368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S87]*1.609344" office:value-type="float" office:value="138.403584" calcext:value-type="float">
            <text:p>138.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V87]*0.6213712" office:value-type="float" office:value="53.4379232" calcext:value-type="float">
            <text:p>53.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Y87]*3.28084" office:value-type="float" office:value="282.15224" calcext:value-type="float">
            <text:p>282.2</text:p>
          </table:table-cell>
          <table:table-cell table:number-columns-repeated="997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1.852*[.A88]" office:value-type="float" office:value="1.61124" calcext:value-type="float">
            <text:p>1.611</text:p>
          </table:table-cell>
          <table:table-cell table:formula="of:=[.B88]*3280.8399" office:value-type="float" office:value="5286.220480476" calcext:value-type="float">
            <text:p>5,286</text:p>
          </table:table-cell>
          <table:table-cell/>
          <table:table-cell office:value-type="float" office:value="0.87" calcext:value-type="float">
            <text:p>0.87</text:p>
          </table:table-cell>
          <table:table-cell table:formula="of:=[.E88]*0.53996" office:value-type="float" office:value="0.4697652" calcext:value-type="float">
            <text:p>0.470</text:p>
          </table:table-cell>
          <table:table-cell table:formula="of:=[.E88]*3280.8399" office:value-type="float" office:value="2854.330713" calcext:value-type="float">
            <text:p>2854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11" table:formula="of:=0.5399568*[.I88]" office:value-type="float" office:value="46.9762416" calcext:value-type="float">
            <text:p>46.98</text:p>
          </table:table-cell>
          <table:table-cell table:style-name="ce11"/>
          <table:table-cell office:value-type="float" office:value="87" calcext:value-type="float">
            <text:p>87</text:p>
          </table:table-cell>
          <table:table-cell table:formula="of:=[.L88]*196.850393700787" office:value-type="float" office:value="17125.9842519685" calcext:value-type="float">
            <text:p>17126</text:p>
          </table:table-cell>
          <table:table-cell table:formula="of:=[.L88]*3.28084" office:value-type="float" office:value="285.43308" calcext:value-type="float">
            <text:p>28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P88]*0.00508" office:value-type="float" office:value="0.44196" calcext:value-type="float">
            <text:p>0.4419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S88]*1.609344" office:value-type="float" office:value="140.012928" calcext:value-type="float">
            <text:p>140.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V88]*0.6213712" office:value-type="float" office:value="54.0592944" calcext:value-type="float">
            <text:p>54.1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Y88]*3.28084" office:value-type="float" office:value="285.43308" calcext:value-type="float">
            <text:p>285.4</text:p>
          </table:table-cell>
          <table:table-cell table:number-columns-repeated="997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1.852*[.A89]" office:value-type="float" office:value="1.62976" calcext:value-type="float">
            <text:p>1.630</text:p>
          </table:table-cell>
          <table:table-cell table:formula="of:=[.B89]*3280.8399" office:value-type="float" office:value="5346.981635424" calcext:value-type="float">
            <text:p>5,347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[.E89]*0.53996" office:value-type="float" office:value="0.4751648" calcext:value-type="float">
            <text:p>0.475</text:p>
          </table:table-cell>
          <table:table-cell table:formula="of:=[.E89]*3280.8399" office:value-type="float" office:value="2887.139112" calcext:value-type="float">
            <text:p>2887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11" table:formula="of:=0.5399568*[.I89]" office:value-type="float" office:value="47.5161984" calcext:value-type="float">
            <text:p>47.52</text:p>
          </table:table-cell>
          <table:table-cell table:style-name="ce11"/>
          <table:table-cell office:value-type="float" office:value="88" calcext:value-type="float">
            <text:p>88</text:p>
          </table:table-cell>
          <table:table-cell table:formula="of:=[.L89]*196.850393700787" office:value-type="float" office:value="17322.8346456693" calcext:value-type="float">
            <text:p>17323</text:p>
          </table:table-cell>
          <table:table-cell table:formula="of:=[.L89]*3.28084" office:value-type="float" office:value="288.71392" calcext:value-type="float">
            <text:p>28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P89]*0.00508" office:value-type="float" office:value="0.44704" calcext:value-type="float">
            <text:p>0.4470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S89]*1.609344" office:value-type="float" office:value="141.622272" calcext:value-type="float">
            <text:p>141.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V89]*0.6213712" office:value-type="float" office:value="54.6806656" calcext:value-type="float">
            <text:p>54.7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Y89]*3.28084" office:value-type="float" office:value="288.71392" calcext:value-type="float">
            <text:p>288.7</text:p>
          </table:table-cell>
          <table:table-cell table:number-columns-repeated="997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1.852*[.A90]" office:value-type="float" office:value="1.64828" calcext:value-type="float">
            <text:p>1.648</text:p>
          </table:table-cell>
          <table:table-cell table:formula="of:=[.B90]*3280.8399" office:value-type="float" office:value="5407.742790372" calcext:value-type="float">
            <text:p>5,408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E90]*0.53996" office:value-type="float" office:value="0.4805644" calcext:value-type="float">
            <text:p>0.481</text:p>
          </table:table-cell>
          <table:table-cell table:formula="of:=[.E90]*3280.8399" office:value-type="float" office:value="2919.947511" calcext:value-type="float">
            <text:p>2920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11" table:formula="of:=0.5399568*[.I90]" office:value-type="float" office:value="48.0561552" calcext:value-type="float">
            <text:p>48.06</text:p>
          </table:table-cell>
          <table:table-cell table:style-name="ce11"/>
          <table:table-cell office:value-type="float" office:value="89" calcext:value-type="float">
            <text:p>89</text:p>
          </table:table-cell>
          <table:table-cell table:formula="of:=[.L90]*196.850393700787" office:value-type="float" office:value="17519.6850393701" calcext:value-type="float">
            <text:p>17520</text:p>
          </table:table-cell>
          <table:table-cell table:formula="of:=[.L90]*3.28084" office:value-type="float" office:value="291.99476" calcext:value-type="float">
            <text:p>29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P90]*0.00508" office:value-type="float" office:value="0.45212" calcext:value-type="float">
            <text:p>0.4521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S90]*1.609344" office:value-type="float" office:value="143.231616" calcext:value-type="float">
            <text:p>143.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V90]*0.6213712" office:value-type="float" office:value="55.3020368" calcext:value-type="float">
            <text:p>55.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Y90]*3.28084" office:value-type="float" office:value="291.99476" calcext:value-type="float">
            <text:p>292.0</text:p>
          </table:table-cell>
          <table:table-cell table:number-columns-repeated="997"/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1.852*[.A91]" office:value-type="float" office:value="1.6668" calcext:value-type="float">
            <text:p>1.667</text:p>
          </table:table-cell>
          <table:table-cell table:formula="of:=[.B91]*3280.8399" office:value-type="float" office:value="5468.50394532" calcext:value-type="float">
            <text:p>5,469</text:p>
          </table:table-cell>
          <table:table-cell/>
          <table:table-cell office:value-type="float" office:value="0.9" calcext:value-type="float">
            <text:p>0.90</text:p>
          </table:table-cell>
          <table:table-cell table:formula="of:=[.E91]*0.53996" office:value-type="float" office:value="0.485964" calcext:value-type="float">
            <text:p>0.486</text:p>
          </table:table-cell>
          <table:table-cell table:formula="of:=[.E91]*3280.8399" office:value-type="float" office:value="2952.75591" calcext:value-type="float">
            <text:p>2953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1" table:formula="of:=0.5399568*[.I91]" office:value-type="float" office:value="48.596112" calcext:value-type="float">
            <text:p>48.60</text:p>
          </table:table-cell>
          <table:table-cell table:style-name="ce11"/>
          <table:table-cell office:value-type="float" office:value="90" calcext:value-type="float">
            <text:p>90</text:p>
          </table:table-cell>
          <table:table-cell table:formula="of:=[.L91]*196.850393700787" office:value-type="float" office:value="17716.5354330709" calcext:value-type="float">
            <text:p>17717</text:p>
          </table:table-cell>
          <table:table-cell table:formula="of:=[.L91]*3.28084" office:value-type="float" office:value="295.2756" calcext:value-type="float">
            <text:p>29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P91]*0.00508" office:value-type="float" office:value="0.4572" calcext:value-type="float">
            <text:p>0.457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S91]*1.609344" office:value-type="float" office:value="144.84096" calcext:value-type="float">
            <text:p>144.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V91]*0.6213712" office:value-type="float" office:value="55.923408" calcext:value-type="float">
            <text:p>55.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Y91]*3.28084" office:value-type="float" office:value="295.2756" calcext:value-type="float">
            <text:p>295.3</text:p>
          </table:table-cell>
          <table:table-cell table:number-columns-repeated="997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1.852*[.A92]" office:value-type="float" office:value="1.68532" calcext:value-type="float">
            <text:p>1.685</text:p>
          </table:table-cell>
          <table:table-cell table:formula="of:=[.B92]*3280.8399" office:value-type="float" office:value="5529.265100268" calcext:value-type="float">
            <text:p>5,529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[.E92]*0.53996" office:value-type="float" office:value="0.4913636" calcext:value-type="float">
            <text:p>0.491</text:p>
          </table:table-cell>
          <table:table-cell table:formula="of:=[.E92]*3280.8399" office:value-type="float" office:value="2985.564309" calcext:value-type="float">
            <text:p>2986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1" table:formula="of:=0.5399568*[.I92]" office:value-type="float" office:value="49.1360688" calcext:value-type="float">
            <text:p>49.14</text:p>
          </table:table-cell>
          <table:table-cell table:style-name="ce11"/>
          <table:table-cell office:value-type="float" office:value="91" calcext:value-type="float">
            <text:p>91</text:p>
          </table:table-cell>
          <table:table-cell table:formula="of:=[.L92]*196.850393700787" office:value-type="float" office:value="17913.3858267717" calcext:value-type="float">
            <text:p>17913</text:p>
          </table:table-cell>
          <table:table-cell table:formula="of:=[.L92]*3.28084" office:value-type="float" office:value="298.55644" calcext:value-type="float">
            <text:p>299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P92]*0.00508" office:value-type="float" office:value="0.46228" calcext:value-type="float">
            <text:p>0.4622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S92]*1.609344" office:value-type="float" office:value="146.450304" calcext:value-type="float">
            <text:p>146.5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V92]*0.6213712" office:value-type="float" office:value="56.5447792" calcext:value-type="float">
            <text:p>56.5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Y92]*3.28084" office:value-type="float" office:value="298.55644" calcext:value-type="float">
            <text:p>298.6</text:p>
          </table:table-cell>
          <table:table-cell table:number-columns-repeated="997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1.852*[.A93]" office:value-type="float" office:value="1.70384" calcext:value-type="float">
            <text:p>1.704</text:p>
          </table:table-cell>
          <table:table-cell table:formula="of:=[.B93]*3280.8399" office:value-type="float" office:value="5590.026255216" calcext:value-type="float">
            <text:p>5,590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[.E93]*0.53996" office:value-type="float" office:value="0.4967632" calcext:value-type="float">
            <text:p>0.497</text:p>
          </table:table-cell>
          <table:table-cell table:formula="of:=[.E93]*3280.8399" office:value-type="float" office:value="3018.372708" calcext:value-type="float">
            <text:p>3018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1" table:formula="of:=0.5399568*[.I93]" office:value-type="float" office:value="49.6760256" calcext:value-type="float">
            <text:p>49.68</text:p>
          </table:table-cell>
          <table:table-cell table:style-name="ce11"/>
          <table:table-cell office:value-type="float" office:value="92" calcext:value-type="float">
            <text:p>92</text:p>
          </table:table-cell>
          <table:table-cell table:formula="of:=[.L93]*196.850393700787" office:value-type="float" office:value="18110.2362204724" calcext:value-type="float">
            <text:p>18110</text:p>
          </table:table-cell>
          <table:table-cell table:formula="of:=[.L93]*3.28084" office:value-type="float" office:value="301.83728" calcext:value-type="float">
            <text:p>30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P93]*0.00508" office:value-type="float" office:value="0.46736" calcext:value-type="float">
            <text:p>0.4673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S93]*1.609344" office:value-type="float" office:value="148.059648" calcext:value-type="float">
            <text:p>148.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V93]*0.6213712" office:value-type="float" office:value="57.1661504" calcext:value-type="float">
            <text:p>57.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Y93]*3.28084" office:value-type="float" office:value="301.83728" calcext:value-type="float">
            <text:p>301.8</text:p>
          </table:table-cell>
          <table:table-cell table:number-columns-repeated="997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1.852*[.A94]" office:value-type="float" office:value="1.72236" calcext:value-type="float">
            <text:p>1.722</text:p>
          </table:table-cell>
          <table:table-cell table:formula="of:=[.B94]*3280.8399" office:value-type="float" office:value="5650.787410164" calcext:value-type="float">
            <text:p>5,651</text:p>
          </table:table-cell>
          <table:table-cell/>
          <table:table-cell office:value-type="float" office:value="0.93" calcext:value-type="float">
            <text:p>0.93</text:p>
          </table:table-cell>
          <table:table-cell table:formula="of:=[.E94]*0.53996" office:value-type="float" office:value="0.5021628" calcext:value-type="float">
            <text:p>0.502</text:p>
          </table:table-cell>
          <table:table-cell table:formula="of:=[.E94]*3280.8399" office:value-type="float" office:value="3051.181107" calcext:value-type="float">
            <text:p>3051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11" table:formula="of:=0.5399568*[.I94]" office:value-type="float" office:value="50.2159824" calcext:value-type="float">
            <text:p>50.22</text:p>
          </table:table-cell>
          <table:table-cell table:style-name="ce11"/>
          <table:table-cell office:value-type="float" office:value="93" calcext:value-type="float">
            <text:p>93</text:p>
          </table:table-cell>
          <table:table-cell table:formula="of:=[.L94]*196.850393700787" office:value-type="float" office:value="18307.0866141732" calcext:value-type="float">
            <text:p>18307</text:p>
          </table:table-cell>
          <table:table-cell table:formula="of:=[.L94]*3.28084" office:value-type="float" office:value="305.11812" calcext:value-type="float">
            <text:p>305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P94]*0.00508" office:value-type="float" office:value="0.47244" calcext:value-type="float">
            <text:p>0.47244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S94]*1.609344" office:value-type="float" office:value="149.668992" calcext:value-type="float">
            <text:p>149.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V94]*0.6213712" office:value-type="float" office:value="57.7875216" calcext:value-type="float">
            <text:p>57.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Y94]*3.28084" office:value-type="float" office:value="305.11812" calcext:value-type="float">
            <text:p>305.1</text:p>
          </table:table-cell>
          <table:table-cell table:number-columns-repeated="997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1.852*[.A95]" office:value-type="float" office:value="1.74088" calcext:value-type="float">
            <text:p>1.741</text:p>
          </table:table-cell>
          <table:table-cell table:formula="of:=[.B95]*3280.8399" office:value-type="float" office:value="5711.548565112" calcext:value-type="float">
            <text:p>5,712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E95]*0.53996" office:value-type="float" office:value="0.5075624" calcext:value-type="float">
            <text:p>0.508</text:p>
          </table:table-cell>
          <table:table-cell table:formula="of:=[.E95]*3280.8399" office:value-type="float" office:value="3083.989506" calcext:value-type="float">
            <text:p>3084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11" table:formula="of:=0.5399568*[.I95]" office:value-type="float" office:value="50.7559392" calcext:value-type="float">
            <text:p>50.76</text:p>
          </table:table-cell>
          <table:table-cell table:style-name="ce11"/>
          <table:table-cell office:value-type="float" office:value="94" calcext:value-type="float">
            <text:p>94</text:p>
          </table:table-cell>
          <table:table-cell table:formula="of:=[.L95]*196.850393700787" office:value-type="float" office:value="18503.937007874" calcext:value-type="float">
            <text:p>18504</text:p>
          </table:table-cell>
          <table:table-cell table:formula="of:=[.L95]*3.28084" office:value-type="float" office:value="308.39896" calcext:value-type="float">
            <text:p>30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P95]*0.00508" office:value-type="float" office:value="0.47752" calcext:value-type="float">
            <text:p>0.4775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S95]*1.609344" office:value-type="float" office:value="151.278336" calcext:value-type="float">
            <text:p>151.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V95]*0.6213712" office:value-type="float" office:value="58.4088928" calcext:value-type="float">
            <text:p>58.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Y95]*3.28084" office:value-type="float" office:value="308.39896" calcext:value-type="float">
            <text:p>308.4</text:p>
          </table:table-cell>
          <table:table-cell table:number-columns-repeated="997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.852*[.A96]" office:value-type="float" office:value="1.7594" calcext:value-type="float">
            <text:p>1.759</text:p>
          </table:table-cell>
          <table:table-cell table:formula="of:=[.B96]*3280.8399" office:value-type="float" office:value="5772.30972006" calcext:value-type="float">
            <text:p>5,772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[.E96]*0.53996" office:value-type="float" office:value="0.512962" calcext:value-type="float">
            <text:p>0.513</text:p>
          </table:table-cell>
          <table:table-cell table:formula="of:=[.E96]*3280.8399" office:value-type="float" office:value="3116.797905" calcext:value-type="float">
            <text:p>3117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11" table:formula="of:=0.5399568*[.I96]" office:value-type="float" office:value="51.295896" calcext:value-type="float">
            <text:p>51.30</text:p>
          </table:table-cell>
          <table:table-cell table:style-name="ce11"/>
          <table:table-cell office:value-type="float" office:value="95" calcext:value-type="float">
            <text:p>95</text:p>
          </table:table-cell>
          <table:table-cell table:formula="of:=[.L96]*196.850393700787" office:value-type="float" office:value="18700.7874015748" calcext:value-type="float">
            <text:p>18701</text:p>
          </table:table-cell>
          <table:table-cell table:formula="of:=[.L96]*3.28084" office:value-type="float" office:value="311.6798" calcext:value-type="float">
            <text:p>31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P96]*0.00508" office:value-type="float" office:value="0.4826" calcext:value-type="float">
            <text:p>0.482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S96]*1.609344" office:value-type="float" office:value="152.88768" calcext:value-type="float">
            <text:p>152.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V96]*0.6213712" office:value-type="float" office:value="59.030264" calcext:value-type="float">
            <text:p>59.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Y96]*3.28084" office:value-type="float" office:value="311.6798" calcext:value-type="float">
            <text:p>311.7</text:p>
          </table:table-cell>
          <table:table-cell table:number-columns-repeated="997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1.852*[.A97]" office:value-type="float" office:value="1.77792" calcext:value-type="float">
            <text:p>1.778</text:p>
          </table:table-cell>
          <table:table-cell table:formula="of:=[.B97]*3280.8399" office:value-type="float" office:value="5833.070875008" calcext:value-type="float">
            <text:p>5,833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[.E97]*0.53996" office:value-type="float" office:value="0.5183616" calcext:value-type="float">
            <text:p>0.518</text:p>
          </table:table-cell>
          <table:table-cell table:formula="of:=[.E97]*3280.8399" office:value-type="float" office:value="3149.606304" calcext:value-type="float">
            <text:p>3150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11" table:formula="of:=0.5399568*[.I97]" office:value-type="float" office:value="51.8358528" calcext:value-type="float">
            <text:p>51.84</text:p>
          </table:table-cell>
          <table:table-cell table:style-name="ce11"/>
          <table:table-cell office:value-type="float" office:value="96" calcext:value-type="float">
            <text:p>96</text:p>
          </table:table-cell>
          <table:table-cell table:formula="of:=[.L97]*196.850393700787" office:value-type="float" office:value="18897.6377952756" calcext:value-type="float">
            <text:p>18898</text:p>
          </table:table-cell>
          <table:table-cell table:formula="of:=[.L97]*3.28084" office:value-type="float" office:value="314.96064" calcext:value-type="float">
            <text:p>31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P97]*0.00508" office:value-type="float" office:value="0.48768" calcext:value-type="float">
            <text:p>0.4876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S97]*1.609344" office:value-type="float" office:value="154.497024" calcext:value-type="float">
            <text:p>154.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V97]*0.6213712" office:value-type="float" office:value="59.6516352" calcext:value-type="float">
            <text:p>59.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Y97]*3.28084" office:value-type="float" office:value="314.96064" calcext:value-type="float">
            <text:p>315.0</text:p>
          </table:table-cell>
          <table:table-cell table:number-columns-repeated="997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1.852*[.A98]" office:value-type="float" office:value="1.79644" calcext:value-type="float">
            <text:p>1.796</text:p>
          </table:table-cell>
          <table:table-cell table:formula="of:=[.B98]*3280.8399" office:value-type="float" office:value="5893.832029956" calcext:value-type="float">
            <text:p>5,894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[.E98]*0.53996" office:value-type="float" office:value="0.5237612" calcext:value-type="float">
            <text:p>0.524</text:p>
          </table:table-cell>
          <table:table-cell table:formula="of:=[.E98]*3280.8399" office:value-type="float" office:value="3182.414703" calcext:value-type="float">
            <text:p>3182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11" table:formula="of:=0.5399568*[.I98]" office:value-type="float" office:value="52.3758096" calcext:value-type="float">
            <text:p>52.38</text:p>
          </table:table-cell>
          <table:table-cell table:style-name="ce11"/>
          <table:table-cell office:value-type="float" office:value="97" calcext:value-type="float">
            <text:p>97</text:p>
          </table:table-cell>
          <table:table-cell table:formula="of:=[.L98]*196.850393700787" office:value-type="float" office:value="19094.4881889764" calcext:value-type="float">
            <text:p>19094</text:p>
          </table:table-cell>
          <table:table-cell table:formula="of:=[.L98]*3.28084" office:value-type="float" office:value="318.24148" calcext:value-type="float">
            <text:p>31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P98]*0.00508" office:value-type="float" office:value="0.49276" calcext:value-type="float">
            <text:p>0.49276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S98]*1.609344" office:value-type="float" office:value="156.106368" calcext:value-type="float">
            <text:p>156.1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V98]*0.6213712" office:value-type="float" office:value="60.2730064" calcext:value-type="float">
            <text:p>60.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Y98]*3.28084" office:value-type="float" office:value="318.24148" calcext:value-type="float">
            <text:p>318.2</text:p>
          </table:table-cell>
          <table:table-cell table:number-columns-repeated="997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1.852*[.A99]" office:value-type="float" office:value="1.81496" calcext:value-type="float">
            <text:p>1.815</text:p>
          </table:table-cell>
          <table:table-cell table:formula="of:=[.B99]*3280.8399" office:value-type="float" office:value="5954.593184904" calcext:value-type="float">
            <text:p>5,955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[.E99]*0.53996" office:value-type="float" office:value="0.5291608" calcext:value-type="float">
            <text:p>0.529</text:p>
          </table:table-cell>
          <table:table-cell table:formula="of:=[.E99]*3280.8399" office:value-type="float" office:value="3215.223102" calcext:value-type="float">
            <text:p>3215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11" table:formula="of:=0.5399568*[.I99]" office:value-type="float" office:value="52.9157664" calcext:value-type="float">
            <text:p>52.92</text:p>
          </table:table-cell>
          <table:table-cell table:style-name="ce11"/>
          <table:table-cell office:value-type="float" office:value="98" calcext:value-type="float">
            <text:p>98</text:p>
          </table:table-cell>
          <table:table-cell table:formula="of:=[.L99]*196.850393700787" office:value-type="float" office:value="19291.3385826772" calcext:value-type="float">
            <text:p>19291</text:p>
          </table:table-cell>
          <table:table-cell table:formula="of:=[.L99]*3.28084" office:value-type="float" office:value="321.52232" calcext:value-type="float">
            <text:p>322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P99]*0.00508" office:value-type="float" office:value="0.49784" calcext:value-type="float">
            <text:p>0.4978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S99]*1.609344" office:value-type="float" office:value="157.715712" calcext:value-type="float">
            <text:p>157.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V99]*0.6213712" office:value-type="float" office:value="60.8943776" calcext:value-type="float">
            <text:p>60.9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Y99]*3.28084" office:value-type="float" office:value="321.52232" calcext:value-type="float">
            <text:p>321.5</text:p>
          </table:table-cell>
          <table:table-cell table:number-columns-repeated="997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1.852*[.A100]" office:value-type="float" office:value="1.83348" calcext:value-type="float">
            <text:p>1.833</text:p>
          </table:table-cell>
          <table:table-cell table:formula="of:=[.B100]*3280.8399" office:value-type="float" office:value="6015.354339852" calcext:value-type="float">
            <text:p>6,015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E100]*0.53996" office:value-type="float" office:value="0.5345604" calcext:value-type="float">
            <text:p>0.535</text:p>
          </table:table-cell>
          <table:table-cell table:formula="of:=[.E100]*3280.8399" office:value-type="float" office:value="3248.031501" calcext:value-type="float">
            <text:p>3248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11" table:formula="of:=0.5399568*[.I100]" office:value-type="float" office:value="53.4557232" calcext:value-type="float">
            <text:p>53.46</text:p>
          </table:table-cell>
          <table:table-cell table:style-name="ce11"/>
          <table:table-cell office:value-type="float" office:value="99" calcext:value-type="float">
            <text:p>99</text:p>
          </table:table-cell>
          <table:table-cell table:formula="of:=[.L100]*196.850393700787" office:value-type="float" office:value="19488.188976378" calcext:value-type="float">
            <text:p>19488</text:p>
          </table:table-cell>
          <table:table-cell table:formula="of:=[.L100]*3.28084" office:value-type="float" office:value="324.80316" calcext:value-type="float">
            <text:p>32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P100]*0.00508" office:value-type="float" office:value="0.50292" calcext:value-type="float">
            <text:p>0.5029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S100]*1.609344" office:value-type="float" office:value="159.325056" calcext:value-type="float">
            <text:p>159.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V100]*0.6213712" office:value-type="float" office:value="61.5157488" calcext:value-type="float">
            <text:p>61.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Y100]*3.28084" office:value-type="float" office:value="324.80316" calcext:value-type="float">
            <text:p>324.8</text:p>
          </table:table-cell>
          <table:table-cell table:number-columns-repeated="99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formula="of:=1.852*[.A101]" office:value-type="float" office:value="1.852" calcext:value-type="float">
            <text:p>1.852</text:p>
          </table:table-cell>
          <table:table-cell table:formula="of:=[.B101]*3280.8399" office:value-type="float" office:value="6076.1154948" calcext:value-type="float">
            <text:p>6,07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E101]*0.53996" office:value-type="float" office:value="0.53996" calcext:value-type="float">
            <text:p>0.540</text:p>
          </table:table-cell>
          <table:table-cell table:formula="of:=[.E101]*3280.8399" office:value-type="float" office:value="3280.8399" calcext:value-type="float">
            <text:p>328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1" table:formula="of:=0.5399568*[.I101]" office:value-type="float" office:value="53.99568" calcext:value-type="float">
            <text:p>54.00</text:p>
          </table:table-cell>
          <table:table-cell table:style-name="ce11"/>
          <table:table-cell office:value-type="float" office:value="100" calcext:value-type="float">
            <text:p>100</text:p>
          </table:table-cell>
          <table:table-cell table:formula="of:=[.L101]*196.850393700787" office:value-type="float" office:value="19685.0393700787" calcext:value-type="float">
            <text:p>19685</text:p>
          </table:table-cell>
          <table:table-cell table:formula="of:=[.L101]*3.28084" office:value-type="float" office:value="328.084" calcext:value-type="float">
            <text:p>32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P101]*0.00508" office:value-type="float" office:value="0.508" calcext:value-type="float">
            <text:p>0.50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S101]*1.609344" office:value-type="float" office:value="160.9344" calcext:value-type="float">
            <text:p>160.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V101]*0.6213712" office:value-type="float" office:value="62.13712" calcext:value-type="float">
            <text:p>62.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Y101]*3.28084" office:value-type="float" office:value="328.084" calcext:value-type="float">
            <text:p>328.1</text:p>
          </table:table-cell>
          <table:table-cell table:number-columns-repeated="99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formula="of:=1.852*[.A102]" office:value-type="float" office:value="3.704" calcext:value-type="float">
            <text:p>3.704</text:p>
          </table:table-cell>
          <table:table-cell table:formula="of:=[.B102]*3280.8399" office:value-type="float" office:value="12152.2309896" calcext:value-type="float">
            <text:p>12,152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E102]*0.53996" office:value-type="float" office:value="1.07992" calcext:value-type="float">
            <text:p>1.080</text:p>
          </table:table-cell>
          <table:table-cell table:formula="of:=[.E102]*3280.8399" office:value-type="float" office:value="6561.6798" calcext:value-type="float">
            <text:p>6562</text:p>
          </table:table-cell>
          <table:table-cell table:number-columns-repeated="2"/>
          <table:table-cell table:style-name="ce11"/>
          <table:table-cell table:number-columns-repeated="101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formula="of:=1.852*[.A103]" office:value-type="float" office:value="5.556" calcext:value-type="float">
            <text:p>5.556</text:p>
          </table:table-cell>
          <table:table-cell table:formula="of:=[.B103]*3280.8399" office:value-type="float" office:value="18228.3464844" calcext:value-type="float">
            <text:p>18,22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E103]*0.53996" office:value-type="float" office:value="1.61988" calcext:value-type="float">
            <text:p>1.620</text:p>
          </table:table-cell>
          <table:table-cell table:formula="of:=[.E103]*3280.8399" office:value-type="float" office:value="9842.5197" calcext:value-type="float">
            <text:p>9843</text:p>
          </table:table-cell>
          <table:table-cell table:number-columns-repeated="101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formula="of:=1.852*[.A104]" office:value-type="float" office:value="7.408" calcext:value-type="float">
            <text:p>7.408</text:p>
          </table:table-cell>
          <table:table-cell table:formula="of:=[.B104]*3280.8399" office:value-type="float" office:value="24304.4619792" calcext:value-type="float">
            <text:p>24,30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E104]*0.53996" office:value-type="float" office:value="2.15984" calcext:value-type="float">
            <text:p>2.160</text:p>
          </table:table-cell>
          <table:table-cell table:formula="of:=[.E104]*3280.8399" office:value-type="float" office:value="13123.3596" calcext:value-type="float">
            <text:p>13123</text:p>
          </table:table-cell>
          <table:table-cell table:number-columns-repeated="101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formula="of:=1.852*[.A105]" office:value-type="float" office:value="9.26" calcext:value-type="float">
            <text:p>9.260</text:p>
          </table:table-cell>
          <table:table-cell table:formula="of:=[.B105]*3280.8399" office:value-type="float" office:value="30380.577474" calcext:value-type="float">
            <text:p>30,381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formula="of:=[.E105]*0.53996" office:value-type="float" office:value="2.6998" calcext:value-type="float">
            <text:p>2.700</text:p>
          </table:table-cell>
          <table:table-cell table:formula="of:=[.E105]*3280.8399" office:value-type="float" office:value="16404.1995" calcext:value-type="float">
            <text:p>16404</text:p>
          </table:table-cell>
          <table:table-cell table:number-columns-repeated="1016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formula="of:=1.852*[.A106]" office:value-type="float" office:value="11.112" calcext:value-type="float">
            <text:p>11.112</text:p>
          </table:table-cell>
          <table:table-cell table:formula="of:=[.B106]*3280.8399" office:value-type="float" office:value="36456.6929688" calcext:value-type="float">
            <text:p>36,45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E106]*0.53996" office:value-type="float" office:value="3.23976" calcext:value-type="float">
            <text:p>3.240</text:p>
          </table:table-cell>
          <table:table-cell table:formula="of:=[.E106]*3280.8399" office:value-type="float" office:value="19685.0394" calcext:value-type="float">
            <text:p>19685</text:p>
          </table:table-cell>
          <table:table-cell table:number-columns-repeated="101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formula="of:=1.852*[.A107]" office:value-type="float" office:value="12.964" calcext:value-type="float">
            <text:p>12.964</text:p>
          </table:table-cell>
          <table:table-cell table:formula="of:=[.B107]*3280.8399" office:value-type="float" office:value="42532.8084636" calcext:value-type="float">
            <text:p>42,533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E107]*0.53996" office:value-type="float" office:value="3.77972" calcext:value-type="float">
            <text:p>3.780</text:p>
          </table:table-cell>
          <table:table-cell table:formula="of:=[.E107]*3280.8399" office:value-type="float" office:value="22965.8793" calcext:value-type="float">
            <text:p>22966</text:p>
          </table:table-cell>
          <table:table-cell table:number-columns-repeated="101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formula="of:=1.852*[.A108]" office:value-type="float" office:value="14.816" calcext:value-type="float">
            <text:p>14.816</text:p>
          </table:table-cell>
          <table:table-cell table:formula="of:=[.B108]*3280.8399" office:value-type="float" office:value="48608.9239584" calcext:value-type="float">
            <text:p>48,609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E108]*0.53996" office:value-type="float" office:value="4.31968" calcext:value-type="float">
            <text:p>4.320</text:p>
          </table:table-cell>
          <table:table-cell table:formula="of:=[.E108]*3280.8399" office:value-type="float" office:value="26246.7192" calcext:value-type="float">
            <text:p>26247</text:p>
          </table:table-cell>
          <table:table-cell table:number-columns-repeated="101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formula="of:=1.852*[.A109]" office:value-type="float" office:value="16.668" calcext:value-type="float">
            <text:p>16.668</text:p>
          </table:table-cell>
          <table:table-cell table:formula="of:=[.B109]*3280.8399" office:value-type="float" office:value="54685.0394532" calcext:value-type="float">
            <text:p>54,685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E109]*0.53996" office:value-type="float" office:value="4.85964" calcext:value-type="float">
            <text:p>4.860</text:p>
          </table:table-cell>
          <table:table-cell table:formula="of:=[.E109]*3280.8399" office:value-type="float" office:value="29527.5591" calcext:value-type="float">
            <text:p>29528</text:p>
          </table:table-cell>
          <table:table-cell table:number-columns-repeated="1016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formula="of:=1.852*[.A110]" office:value-type="float" office:value="18.52" calcext:value-type="float">
            <text:p>18.520</text:p>
          </table:table-cell>
          <table:table-cell table:formula="of:=[.B110]*3280.8399" office:value-type="float" office:value="60761.154948" calcext:value-type="float">
            <text:p>60,761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E110]*0.53996" office:value-type="float" office:value="5.3996" calcext:value-type="float">
            <text:p>5.400</text:p>
          </table:table-cell>
          <table:table-cell table:formula="of:=[.E110]*3280.8399" office:value-type="float" office:value="32808.399" calcext:value-type="float">
            <text:p>32808</text:p>
          </table:table-cell>
          <table:table-cell table:number-columns-repeated="1016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formula="of:=1.852*[.A111]" office:value-type="float" office:value="20.372" calcext:value-type="float">
            <text:p>20.372</text:p>
          </table:table-cell>
          <table:table-cell table:formula="of:=[.B111]*3280.8399" office:value-type="float" office:value="66837.2704428" calcext:value-type="float">
            <text:p>66,83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E111]*0.53996" office:value-type="float" office:value="5.93956" calcext:value-type="float">
            <text:p>5.940</text:p>
          </table:table-cell>
          <table:table-cell table:formula="of:=[.E111]*3280.8399" office:value-type="float" office:value="36089.2389" calcext:value-type="float">
            <text:p>36089</text:p>
          </table:table-cell>
          <table:table-cell table:number-columns-repeated="1016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formula="of:=1.852*[.A112]" office:value-type="float" office:value="22.224" calcext:value-type="float">
            <text:p>22.224</text:p>
          </table:table-cell>
          <table:table-cell table:formula="of:=[.B112]*3280.8399" office:value-type="float" office:value="72913.3859376" calcext:value-type="float">
            <text:p>72,913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E112]*0.53996" office:value-type="float" office:value="6.47952" calcext:value-type="float">
            <text:p>6.480</text:p>
          </table:table-cell>
          <table:table-cell table:formula="of:=[.E112]*3280.8399" office:value-type="float" office:value="39370.0788" calcext:value-type="float">
            <text:p>39370</text:p>
          </table:table-cell>
          <table:table-cell table:number-columns-repeated="1016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formula="of:=1.852*[.A113]" office:value-type="float" office:value="24.076" calcext:value-type="float">
            <text:p>24.076</text:p>
          </table:table-cell>
          <table:table-cell table:formula="of:=[.B113]*3280.8399" office:value-type="float" office:value="78989.5014324" calcext:value-type="float">
            <text:p>78,990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E113]*0.53996" office:value-type="float" office:value="7.01948" calcext:value-type="float">
            <text:p>7.019</text:p>
          </table:table-cell>
          <table:table-cell table:formula="of:=[.E113]*3280.8399" office:value-type="float" office:value="42650.9187" calcext:value-type="float">
            <text:p>42651</text:p>
          </table:table-cell>
          <table:table-cell table:number-columns-repeated="1016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formula="of:=1.852*[.A114]" office:value-type="float" office:value="25.928" calcext:value-type="float">
            <text:p>25.928</text:p>
          </table:table-cell>
          <table:table-cell table:formula="of:=[.B114]*3280.8399" office:value-type="float" office:value="85065.6169272" calcext:value-type="float">
            <text:p>85,066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E114]*0.53996" office:value-type="float" office:value="7.55944" calcext:value-type="float">
            <text:p>7.559</text:p>
          </table:table-cell>
          <table:table-cell table:formula="of:=[.E114]*3280.8399" office:value-type="float" office:value="45931.7586" calcext:value-type="float">
            <text:p>45932</text:p>
          </table:table-cell>
          <table:table-cell table:number-columns-repeated="1016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formula="of:=1.852*[.A115]" office:value-type="float" office:value="27.78" calcext:value-type="float">
            <text:p>27.780</text:p>
          </table:table-cell>
          <table:table-cell table:formula="of:=[.B115]*3280.8399" office:value-type="float" office:value="91141.732422" calcext:value-type="float">
            <text:p>91,142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E115]*0.53996" office:value-type="float" office:value="8.0994" calcext:value-type="float">
            <text:p>8.099</text:p>
          </table:table-cell>
          <table:table-cell table:formula="of:=[.E115]*3280.8399" office:value-type="float" office:value="49212.5985" calcext:value-type="float">
            <text:p>49213</text:p>
          </table:table-cell>
          <table:table-cell table:number-columns-repeated="1016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formula="of:=1.852*[.A116]" office:value-type="float" office:value="29.632" calcext:value-type="float">
            <text:p>29.632</text:p>
          </table:table-cell>
          <table:table-cell table:formula="of:=[.B116]*3280.8399" office:value-type="float" office:value="97217.8479168" calcext:value-type="float">
            <text:p>97,218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E116]*0.53996" office:value-type="float" office:value="8.63936" calcext:value-type="float">
            <text:p>8.639</text:p>
          </table:table-cell>
          <table:table-cell table:formula="of:=[.E116]*3280.8399" office:value-type="float" office:value="52493.4384" calcext:value-type="float">
            <text:p>52493</text:p>
          </table:table-cell>
          <table:table-cell table:number-columns-repeated="1016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formula="of:=1.852*[.A117]" office:value-type="float" office:value="31.484" calcext:value-type="float">
            <text:p>31.484</text:p>
          </table:table-cell>
          <table:table-cell table:formula="of:=[.B117]*3280.8399" office:value-type="float" office:value="103293.9634116" calcext:value-type="float">
            <text:p>103,294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E117]*0.53996" office:value-type="float" office:value="9.17932" calcext:value-type="float">
            <text:p>9.179</text:p>
          </table:table-cell>
          <table:table-cell table:formula="of:=[.E117]*3280.8399" office:value-type="float" office:value="55774.2783" calcext:value-type="float">
            <text:p>55774</text:p>
          </table:table-cell>
          <table:table-cell table:number-columns-repeated="1016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formula="of:=1.852*[.A118]" office:value-type="float" office:value="33.336" calcext:value-type="float">
            <text:p>33.336</text:p>
          </table:table-cell>
          <table:table-cell table:formula="of:=[.B118]*3280.8399" office:value-type="float" office:value="109370.0789064" calcext:value-type="float">
            <text:p>109,370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formula="of:=[.E118]*0.53996" office:value-type="float" office:value="9.71928" calcext:value-type="float">
            <text:p>9.719</text:p>
          </table:table-cell>
          <table:table-cell table:formula="of:=[.E118]*3280.8399" office:value-type="float" office:value="59055.1182" calcext:value-type="float">
            <text:p>59055</text:p>
          </table:table-cell>
          <table:table-cell table:number-columns-repeated="1016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formula="of:=1.852*[.A119]" office:value-type="float" office:value="35.188" calcext:value-type="float">
            <text:p>35.188</text:p>
          </table:table-cell>
          <table:table-cell table:formula="of:=[.B119]*3280.8399" office:value-type="float" office:value="115446.1944012" calcext:value-type="float">
            <text:p>115,446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table:formula="of:=[.E119]*0.53996" office:value-type="float" office:value="10.25924" calcext:value-type="float">
            <text:p>10.259</text:p>
          </table:table-cell>
          <table:table-cell table:formula="of:=[.E119]*3280.8399" office:value-type="float" office:value="62335.9581" calcext:value-type="float">
            <text:p>62336</text:p>
          </table:table-cell>
          <table:table-cell table:number-columns-repeated="1016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formula="of:=1.852*[.A120]" office:value-type="float" office:value="37.04" calcext:value-type="float">
            <text:p>37.040</text:p>
          </table:table-cell>
          <table:table-cell table:formula="of:=[.B120]*3280.8399" office:value-type="float" office:value="121522.309896" calcext:value-type="float">
            <text:p>121,522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table:formula="of:=[.E120]*0.53996" office:value-type="float" office:value="10.7992" calcext:value-type="float">
            <text:p>10.799</text:p>
          </table:table-cell>
          <table:table-cell table:formula="of:=[.E120]*3280.8399" office:value-type="float" office:value="65616.798" calcext:value-type="float">
            <text:p>65617</text:p>
          </table:table-cell>
          <table:table-cell table:number-columns-repeated="1016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formula="of:=1.852*[.A121]" office:value-type="float" office:value="38.892" calcext:value-type="float">
            <text:p>38.892</text:p>
          </table:table-cell>
          <table:table-cell table:formula="of:=[.B121]*3280.8399" office:value-type="float" office:value="127598.4253908" calcext:value-type="float">
            <text:p>127,598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table:formula="of:=[.E121]*0.53996" office:value-type="float" office:value="11.33916" calcext:value-type="float">
            <text:p>11.339</text:p>
          </table:table-cell>
          <table:table-cell table:formula="of:=[.E121]*3280.8399" office:value-type="float" office:value="68897.6379" calcext:value-type="float">
            <text:p>68898</text:p>
          </table:table-cell>
          <table:table-cell table:number-columns-repeated="1016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formula="of:=1.852*[.A122]" office:value-type="float" office:value="40.744" calcext:value-type="float">
            <text:p>40.744</text:p>
          </table:table-cell>
          <table:table-cell table:formula="of:=[.B122]*3280.8399" office:value-type="float" office:value="133674.5408856" calcext:value-type="float">
            <text:p>133,675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table:formula="of:=[.E122]*0.53996" office:value-type="float" office:value="11.87912" calcext:value-type="float">
            <text:p>11.879</text:p>
          </table:table-cell>
          <table:table-cell table:formula="of:=[.E122]*3280.8399" office:value-type="float" office:value="72178.4778" calcext:value-type="float">
            <text:p>72178</text:p>
          </table:table-cell>
          <table:table-cell table:number-columns-repeated="1016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formula="of:=1.852*[.A123]" office:value-type="float" office:value="42.596" calcext:value-type="float">
            <text:p>42.596</text:p>
          </table:table-cell>
          <table:table-cell table:formula="of:=[.B123]*3280.8399" office:value-type="float" office:value="139750.6563804" calcext:value-type="float">
            <text:p>139,751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table:formula="of:=[.E123]*0.53996" office:value-type="float" office:value="12.41908" calcext:value-type="float">
            <text:p>12.419</text:p>
          </table:table-cell>
          <table:table-cell table:formula="of:=[.E123]*3280.8399" office:value-type="float" office:value="75459.3177" calcext:value-type="float">
            <text:p>75459</text:p>
          </table:table-cell>
          <table:table-cell table:number-columns-repeated="1016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formula="of:=1.852*[.A124]" office:value-type="float" office:value="44.448" calcext:value-type="float">
            <text:p>44.448</text:p>
          </table:table-cell>
          <table:table-cell table:formula="of:=[.B124]*3280.8399" office:value-type="float" office:value="145826.7718752" calcext:value-type="float">
            <text:p>145,827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table:formula="of:=[.E124]*0.53996" office:value-type="float" office:value="12.95904" calcext:value-type="float">
            <text:p>12.959</text:p>
          </table:table-cell>
          <table:table-cell table:formula="of:=[.E124]*3280.8399" office:value-type="float" office:value="78740.1576" calcext:value-type="float">
            <text:p>78740</text:p>
          </table:table-cell>
          <table:table-cell table:number-columns-repeated="1016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formula="of:=1.852*[.A125]" office:value-type="float" office:value="46.3" calcext:value-type="float">
            <text:p>46.300</text:p>
          </table:table-cell>
          <table:table-cell table:formula="of:=[.B125]*3280.8399" office:value-type="float" office:value="151902.88737" calcext:value-type="float">
            <text:p>151,903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table:formula="of:=[.E125]*0.53996" office:value-type="float" office:value="13.499" calcext:value-type="float">
            <text:p>13.499</text:p>
          </table:table-cell>
          <table:table-cell table:formula="of:=[.E125]*3280.8399" office:value-type="float" office:value="82020.9975" calcext:value-type="float">
            <text:p>82021</text:p>
          </table:table-cell>
          <table:table-cell table:number-columns-repeated="1016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formula="of:=1.852*[.A126]" office:value-type="float" office:value="48.152" calcext:value-type="float">
            <text:p>48.152</text:p>
          </table:table-cell>
          <table:table-cell table:formula="of:=[.B126]*3280.8399" office:value-type="float" office:value="157979.0028648" calcext:value-type="float">
            <text:p>157,979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table:formula="of:=[.E126]*0.53996" office:value-type="float" office:value="14.03896" calcext:value-type="float">
            <text:p>14.039</text:p>
          </table:table-cell>
          <table:table-cell table:formula="of:=[.E126]*3280.8399" office:value-type="float" office:value="85301.8374" calcext:value-type="float">
            <text:p>85302</text:p>
          </table:table-cell>
          <table:table-cell table:number-columns-repeated="1016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formula="of:=1.852*[.A127]" office:value-type="float" office:value="50.004" calcext:value-type="float">
            <text:p>50.004</text:p>
          </table:table-cell>
          <table:table-cell table:formula="of:=[.B127]*3280.8399" office:value-type="float" office:value="164055.1183596" calcext:value-type="float">
            <text:p>164,055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table:formula="of:=[.E127]*0.53996" office:value-type="float" office:value="14.57892" calcext:value-type="float">
            <text:p>14.579</text:p>
          </table:table-cell>
          <table:table-cell table:formula="of:=[.E127]*3280.8399" office:value-type="float" office:value="88582.6773" calcext:value-type="float">
            <text:p>88583</text:p>
          </table:table-cell>
          <table:table-cell table:number-columns-repeated="1016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formula="of:=1.852*[.A128]" office:value-type="float" office:value="51.856" calcext:value-type="float">
            <text:p>51.856</text:p>
          </table:table-cell>
          <table:table-cell table:formula="of:=[.B128]*3280.8399" office:value-type="float" office:value="170131.2338544" calcext:value-type="float">
            <text:p>170,131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table:formula="of:=[.E128]*0.53996" office:value-type="float" office:value="15.11888" calcext:value-type="float">
            <text:p>15.119</text:p>
          </table:table-cell>
          <table:table-cell table:formula="of:=[.E128]*3280.8399" office:value-type="float" office:value="91863.5172" calcext:value-type="float">
            <text:p>91864</text:p>
          </table:table-cell>
          <table:table-cell table:number-columns-repeated="1016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formula="of:=1.852*[.A129]" office:value-type="float" office:value="53.708" calcext:value-type="float">
            <text:p>53.708</text:p>
          </table:table-cell>
          <table:table-cell table:formula="of:=[.B129]*3280.8399" office:value-type="float" office:value="176207.3493492" calcext:value-type="float">
            <text:p>176,207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formula="of:=[.E129]*0.53996" office:value-type="float" office:value="15.65884" calcext:value-type="float">
            <text:p>15.659</text:p>
          </table:table-cell>
          <table:table-cell table:formula="of:=[.E129]*3280.8399" office:value-type="float" office:value="95144.3571" calcext:value-type="float">
            <text:p>95144</text:p>
          </table:table-cell>
          <table:table-cell table:number-columns-repeated="1016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formula="of:=1.852*[.A130]" office:value-type="float" office:value="55.56" calcext:value-type="float">
            <text:p>55.560</text:p>
          </table:table-cell>
          <table:table-cell table:formula="of:=[.B130]*3280.8399" office:value-type="float" office:value="182283.464844" calcext:value-type="float">
            <text:p>182,283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formula="of:=[.E130]*0.53996" office:value-type="float" office:value="16.1988" calcext:value-type="float">
            <text:p>16.199</text:p>
          </table:table-cell>
          <table:table-cell table:formula="of:=[.E130]*3280.8399" office:value-type="float" office:value="98425.197" calcext:value-type="float">
            <text:p>98425</text:p>
          </table:table-cell>
          <table:table-cell table:number-columns-repeated="1016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formula="of:=1.852*[.A131]" office:value-type="float" office:value="57.412" calcext:value-type="float">
            <text:p>57.412</text:p>
          </table:table-cell>
          <table:table-cell table:formula="of:=[.B131]*3280.8399" office:value-type="float" office:value="188359.5803388" calcext:value-type="float">
            <text:p>188,360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table:formula="of:=[.E131]*0.53996" office:value-type="float" office:value="16.73876" calcext:value-type="float">
            <text:p>16.739</text:p>
          </table:table-cell>
          <table:table-cell table:formula="of:=[.E131]*3280.8399" office:value-type="float" office:value="101706.0369" calcext:value-type="float">
            <text:p>101706</text:p>
          </table:table-cell>
          <table:table-cell table:number-columns-repeated="1016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formula="of:=1.852*[.A132]" office:value-type="float" office:value="59.264" calcext:value-type="float">
            <text:p>59.264</text:p>
          </table:table-cell>
          <table:table-cell table:formula="of:=[.B132]*3280.8399" office:value-type="float" office:value="194435.6958336" calcext:value-type="float">
            <text:p>194,436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table:formula="of:=[.E132]*0.53996" office:value-type="float" office:value="17.27872" calcext:value-type="float">
            <text:p>17.279</text:p>
          </table:table-cell>
          <table:table-cell table:formula="of:=[.E132]*3280.8399" office:value-type="float" office:value="104986.8768" calcext:value-type="float">
            <text:p>104987</text:p>
          </table:table-cell>
          <table:table-cell table:number-columns-repeated="1016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formula="of:=1.852*[.A133]" office:value-type="float" office:value="61.116" calcext:value-type="float">
            <text:p>61.116</text:p>
          </table:table-cell>
          <table:table-cell table:formula="of:=[.B133]*3280.8399" office:value-type="float" office:value="200511.8113284" calcext:value-type="float">
            <text:p>200,512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formula="of:=[.E133]*0.53996" office:value-type="float" office:value="17.81868" calcext:value-type="float">
            <text:p>17.819</text:p>
          </table:table-cell>
          <table:table-cell table:formula="of:=[.E133]*3280.8399" office:value-type="float" office:value="108267.7167" calcext:value-type="float">
            <text:p>108268</text:p>
          </table:table-cell>
          <table:table-cell table:number-columns-repeated="1016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formula="of:=1.852*[.A134]" office:value-type="float" office:value="62.968" calcext:value-type="float">
            <text:p>62.968</text:p>
          </table:table-cell>
          <table:table-cell table:formula="of:=[.B134]*3280.8399" office:value-type="float" office:value="206587.9268232" calcext:value-type="float">
            <text:p>206,588</text:p>
          </table:table-cell>
          <table:table-cell/>
          <table:table-cell table:style-name="ce12" office:value-type="float" office:value="34" calcext:value-type="float">
            <text:p>34</text:p>
          </table:table-cell>
          <table:table-cell table:formula="of:=[.E134]*0.53996" office:value-type="float" office:value="18.35864" calcext:value-type="float">
            <text:p>18.359</text:p>
          </table:table-cell>
          <table:table-cell table:formula="of:=[.E134]*3280.8399" office:value-type="float" office:value="111548.5566" calcext:value-type="float">
            <text:p>111549</text:p>
          </table:table-cell>
          <table:table-cell table:number-columns-repeated="1016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formula="of:=1.852*[.A135]" office:value-type="float" office:value="64.82" calcext:value-type="float">
            <text:p>64.820</text:p>
          </table:table-cell>
          <table:table-cell table:formula="of:=[.B135]*3280.8399" office:value-type="float" office:value="212664.042318" calcext:value-type="float">
            <text:p>212,664</text:p>
          </table:table-cell>
          <table:table-cell/>
          <table:table-cell table:style-name="ce12" office:value-type="float" office:value="35" calcext:value-type="float">
            <text:p>35</text:p>
          </table:table-cell>
          <table:table-cell table:formula="of:=[.E135]*0.53996" office:value-type="float" office:value="18.8986" calcext:value-type="float">
            <text:p>18.899</text:p>
          </table:table-cell>
          <table:table-cell table:formula="of:=[.E135]*3280.8399" office:value-type="float" office:value="114829.3965" calcext:value-type="float">
            <text:p>114829</text:p>
          </table:table-cell>
          <table:table-cell table:number-columns-repeated="1016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formula="of:=1.852*[.A136]" office:value-type="float" office:value="66.672" calcext:value-type="float">
            <text:p>66.672</text:p>
          </table:table-cell>
          <table:table-cell table:formula="of:=[.B136]*3280.8399" office:value-type="float" office:value="218740.1578128" calcext:value-type="float">
            <text:p>218,740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 table:formula="of:=[.E136]*0.53996" office:value-type="float" office:value="19.43856" calcext:value-type="float">
            <text:p>19.439</text:p>
          </table:table-cell>
          <table:table-cell table:formula="of:=[.E136]*3280.8399" office:value-type="float" office:value="118110.2364" calcext:value-type="float">
            <text:p>118110</text:p>
          </table:table-cell>
          <table:table-cell table:number-columns-repeated="1016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formula="of:=1.852*[.A137]" office:value-type="float" office:value="68.524" calcext:value-type="float">
            <text:p>68.524</text:p>
          </table:table-cell>
          <table:table-cell table:formula="of:=[.B137]*3280.8399" office:value-type="float" office:value="224816.2733076" calcext:value-type="float">
            <text:p>224,816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 table:formula="of:=[.E137]*0.53996" office:value-type="float" office:value="19.97852" calcext:value-type="float">
            <text:p>19.979</text:p>
          </table:table-cell>
          <table:table-cell table:formula="of:=[.E137]*3280.8399" office:value-type="float" office:value="121391.0763" calcext:value-type="float">
            <text:p>121391</text:p>
          </table:table-cell>
          <table:table-cell table:number-columns-repeated="1016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formula="of:=1.852*[.A138]" office:value-type="float" office:value="70.376" calcext:value-type="float">
            <text:p>70.376</text:p>
          </table:table-cell>
          <table:table-cell table:formula="of:=[.B138]*3280.8399" office:value-type="float" office:value="230892.3888024" calcext:value-type="float">
            <text:p>230,892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table:formula="of:=[.E138]*0.53996" office:value-type="float" office:value="20.51848" calcext:value-type="float">
            <text:p>20.518</text:p>
          </table:table-cell>
          <table:table-cell table:formula="of:=[.E138]*3280.8399" office:value-type="float" office:value="124671.9162" calcext:value-type="float">
            <text:p>124672</text:p>
          </table:table-cell>
          <table:table-cell table:number-columns-repeated="1016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formula="of:=1.852*[.A139]" office:value-type="float" office:value="72.228" calcext:value-type="float">
            <text:p>72.228</text:p>
          </table:table-cell>
          <table:table-cell table:formula="of:=[.B139]*3280.8399" office:value-type="float" office:value="236968.5042972" calcext:value-type="float">
            <text:p>236,969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table:formula="of:=[.E139]*0.53996" office:value-type="float" office:value="21.05844" calcext:value-type="float">
            <text:p>21.058</text:p>
          </table:table-cell>
          <table:table-cell table:formula="of:=[.E139]*3280.8399" office:value-type="float" office:value="127952.7561" calcext:value-type="float">
            <text:p>127953</text:p>
          </table:table-cell>
          <table:table-cell table:number-columns-repeated="1016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formula="of:=1.852*[.A140]" office:value-type="float" office:value="74.08" calcext:value-type="float">
            <text:p>74.080</text:p>
          </table:table-cell>
          <table:table-cell table:formula="of:=[.B140]*3280.8399" office:value-type="float" office:value="243044.619792" calcext:value-type="float">
            <text:p>243,045</text:p>
          </table:table-cell>
          <table:table-cell/>
          <table:table-cell table:style-name="ce12" office:value-type="float" office:value="40" calcext:value-type="float">
            <text:p>40</text:p>
          </table:table-cell>
          <table:table-cell table:formula="of:=[.E140]*0.53996" office:value-type="float" office:value="21.5984" calcext:value-type="float">
            <text:p>21.598</text:p>
          </table:table-cell>
          <table:table-cell table:formula="of:=[.E140]*3280.8399" office:value-type="float" office:value="131233.596" calcext:value-type="float">
            <text:p>131234</text:p>
          </table:table-cell>
          <table:table-cell table:number-columns-repeated="1016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formula="of:=1.852*[.A141]" office:value-type="float" office:value="75.932" calcext:value-type="float">
            <text:p>75.932</text:p>
          </table:table-cell>
          <table:table-cell table:formula="of:=[.B141]*3280.8399" office:value-type="float" office:value="249120.7352868" calcext:value-type="float">
            <text:p>249,121</text:p>
          </table:table-cell>
          <table:table-cell/>
          <table:table-cell table:style-name="ce12" office:value-type="float" office:value="41" calcext:value-type="float">
            <text:p>41</text:p>
          </table:table-cell>
          <table:table-cell table:formula="of:=[.E141]*0.53996" office:value-type="float" office:value="22.13836" calcext:value-type="float">
            <text:p>22.138</text:p>
          </table:table-cell>
          <table:table-cell table:formula="of:=[.E141]*3280.8399" office:value-type="float" office:value="134514.4359" calcext:value-type="float">
            <text:p>134514</text:p>
          </table:table-cell>
          <table:table-cell table:number-columns-repeated="1016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formula="of:=1.852*[.A142]" office:value-type="float" office:value="77.784" calcext:value-type="float">
            <text:p>77.784</text:p>
          </table:table-cell>
          <table:table-cell table:formula="of:=[.B142]*3280.8399" office:value-type="float" office:value="255196.8507816" calcext:value-type="float">
            <text:p>255,197</text:p>
          </table:table-cell>
          <table:table-cell/>
          <table:table-cell table:style-name="ce12" office:value-type="float" office:value="42" calcext:value-type="float">
            <text:p>42</text:p>
          </table:table-cell>
          <table:table-cell table:formula="of:=[.E142]*0.53996" office:value-type="float" office:value="22.67832" calcext:value-type="float">
            <text:p>22.678</text:p>
          </table:table-cell>
          <table:table-cell table:formula="of:=[.E142]*3280.8399" office:value-type="float" office:value="137795.2758" calcext:value-type="float">
            <text:p>137795</text:p>
          </table:table-cell>
          <table:table-cell table:number-columns-repeated="1016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formula="of:=1.852*[.A143]" office:value-type="float" office:value="79.636" calcext:value-type="float">
            <text:p>79.636</text:p>
          </table:table-cell>
          <table:table-cell table:formula="of:=[.B143]*3280.8399" office:value-type="float" office:value="261272.9662764" calcext:value-type="float">
            <text:p>261,273</text:p>
          </table:table-cell>
          <table:table-cell/>
          <table:table-cell table:style-name="ce12" office:value-type="float" office:value="43" calcext:value-type="float">
            <text:p>43</text:p>
          </table:table-cell>
          <table:table-cell table:formula="of:=[.E143]*0.53996" office:value-type="float" office:value="23.21828" calcext:value-type="float">
            <text:p>23.218</text:p>
          </table:table-cell>
          <table:table-cell table:formula="of:=[.E143]*3280.8399" office:value-type="float" office:value="141076.1157" calcext:value-type="float">
            <text:p>141076</text:p>
          </table:table-cell>
          <table:table-cell table:number-columns-repeated="1016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formula="of:=1.852*[.A144]" office:value-type="float" office:value="81.488" calcext:value-type="float">
            <text:p>81.488</text:p>
          </table:table-cell>
          <table:table-cell table:formula="of:=[.B144]*3280.8399" office:value-type="float" office:value="267349.0817712" calcext:value-type="float">
            <text:p>267,349</text:p>
          </table:table-cell>
          <table:table-cell/>
          <table:table-cell table:style-name="ce12" office:value-type="float" office:value="44" calcext:value-type="float">
            <text:p>44</text:p>
          </table:table-cell>
          <table:table-cell table:formula="of:=[.E144]*0.53996" office:value-type="float" office:value="23.75824" calcext:value-type="float">
            <text:p>23.758</text:p>
          </table:table-cell>
          <table:table-cell table:formula="of:=[.E144]*3280.8399" office:value-type="float" office:value="144356.9556" calcext:value-type="float">
            <text:p>144357</text:p>
          </table:table-cell>
          <table:table-cell table:number-columns-repeated="1016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formula="of:=1.852*[.A145]" office:value-type="float" office:value="83.34" calcext:value-type="float">
            <text:p>83.340</text:p>
          </table:table-cell>
          <table:table-cell table:formula="of:=[.B145]*3280.8399" office:value-type="float" office:value="273425.197266" calcext:value-type="float">
            <text:p>273,425</text:p>
          </table:table-cell>
          <table:table-cell/>
          <table:table-cell table:style-name="ce12" office:value-type="float" office:value="45" calcext:value-type="float">
            <text:p>45</text:p>
          </table:table-cell>
          <table:table-cell table:formula="of:=[.E145]*0.53996" office:value-type="float" office:value="24.2982" calcext:value-type="float">
            <text:p>24.298</text:p>
          </table:table-cell>
          <table:table-cell table:formula="of:=[.E145]*3280.8399" office:value-type="float" office:value="147637.7955" calcext:value-type="float">
            <text:p>147638</text:p>
          </table:table-cell>
          <table:table-cell table:number-columns-repeated="1016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formula="of:=1.852*[.A146]" office:value-type="float" office:value="85.192" calcext:value-type="float">
            <text:p>85.192</text:p>
          </table:table-cell>
          <table:table-cell table:formula="of:=[.B146]*3280.8399" office:value-type="float" office:value="279501.3127608" calcext:value-type="float">
            <text:p>279,501</text:p>
          </table:table-cell>
          <table:table-cell/>
          <table:table-cell table:style-name="ce12" office:value-type="float" office:value="46" calcext:value-type="float">
            <text:p>46</text:p>
          </table:table-cell>
          <table:table-cell table:formula="of:=[.E146]*0.53996" office:value-type="float" office:value="24.83816" calcext:value-type="float">
            <text:p>24.838</text:p>
          </table:table-cell>
          <table:table-cell table:formula="of:=[.E146]*3280.8399" office:value-type="float" office:value="150918.6354" calcext:value-type="float">
            <text:p>150919</text:p>
          </table:table-cell>
          <table:table-cell table:number-columns-repeated="1016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formula="of:=1.852*[.A147]" office:value-type="float" office:value="87.044" calcext:value-type="float">
            <text:p>87.044</text:p>
          </table:table-cell>
          <table:table-cell table:formula="of:=[.B147]*3280.8399" office:value-type="float" office:value="285577.4282556" calcext:value-type="float">
            <text:p>285,577</text:p>
          </table:table-cell>
          <table:table-cell/>
          <table:table-cell table:style-name="ce12" office:value-type="float" office:value="47" calcext:value-type="float">
            <text:p>47</text:p>
          </table:table-cell>
          <table:table-cell table:formula="of:=[.E147]*0.53996" office:value-type="float" office:value="25.37812" calcext:value-type="float">
            <text:p>25.378</text:p>
          </table:table-cell>
          <table:table-cell table:formula="of:=[.E147]*3280.8399" office:value-type="float" office:value="154199.4753" calcext:value-type="float">
            <text:p>154199</text:p>
          </table:table-cell>
          <table:table-cell table:number-columns-repeated="1016"/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formula="of:=1.852*[.A148]" office:value-type="float" office:value="88.896" calcext:value-type="float">
            <text:p>88.896</text:p>
          </table:table-cell>
          <table:table-cell table:formula="of:=[.B148]*3280.8399" office:value-type="float" office:value="291653.5437504" calcext:value-type="float">
            <text:p>291,654</text:p>
          </table:table-cell>
          <table:table-cell/>
          <table:table-cell table:style-name="ce12" office:value-type="float" office:value="48" calcext:value-type="float">
            <text:p>48</text:p>
          </table:table-cell>
          <table:table-cell table:formula="of:=[.E148]*0.53996" office:value-type="float" office:value="25.91808" calcext:value-type="float">
            <text:p>25.918</text:p>
          </table:table-cell>
          <table:table-cell table:formula="of:=[.E148]*3280.8399" office:value-type="float" office:value="157480.3152" calcext:value-type="float">
            <text:p>157480</text:p>
          </table:table-cell>
          <table:table-cell table:number-columns-repeated="1016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formula="of:=1.852*[.A149]" office:value-type="float" office:value="90.748" calcext:value-type="float">
            <text:p>90.748</text:p>
          </table:table-cell>
          <table:table-cell table:formula="of:=[.B149]*3280.8399" office:value-type="float" office:value="297729.6592452" calcext:value-type="float">
            <text:p>297,730</text:p>
          </table:table-cell>
          <table:table-cell/>
          <table:table-cell table:style-name="ce12" office:value-type="float" office:value="49" calcext:value-type="float">
            <text:p>49</text:p>
          </table:table-cell>
          <table:table-cell table:formula="of:=[.E149]*0.53996" office:value-type="float" office:value="26.45804" calcext:value-type="float">
            <text:p>26.458</text:p>
          </table:table-cell>
          <table:table-cell table:formula="of:=[.E149]*3280.8399" office:value-type="float" office:value="160761.1551" calcext:value-type="float">
            <text:p>160761</text:p>
          </table:table-cell>
          <table:table-cell table:number-columns-repeated="1016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formula="of:=1.852*[.A150]" office:value-type="float" office:value="92.6" calcext:value-type="float">
            <text:p>92.600</text:p>
          </table:table-cell>
          <table:table-cell table:formula="of:=[.B150]*3280.8399" office:value-type="float" office:value="303805.77474" calcext:value-type="float">
            <text:p>303,806</text:p>
          </table:table-cell>
          <table:table-cell/>
          <table:table-cell table:style-name="ce12" office:value-type="float" office:value="50" calcext:value-type="float">
            <text:p>50</text:p>
          </table:table-cell>
          <table:table-cell table:formula="of:=[.E150]*0.53996" office:value-type="float" office:value="26.998" calcext:value-type="float">
            <text:p>26.998</text:p>
          </table:table-cell>
          <table:table-cell table:formula="of:=[.E150]*3280.8399" office:value-type="float" office:value="164041.995" calcext:value-type="float">
            <text:p>164042</text:p>
          </table:table-cell>
          <table:table-cell table:number-columns-repeated="1016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formula="of:=1.852*[.A151]" office:value-type="float" office:value="94.452" calcext:value-type="float">
            <text:p>94.452</text:p>
          </table:table-cell>
          <table:table-cell table:formula="of:=[.B151]*3280.8399" office:value-type="float" office:value="309881.8902348" calcext:value-type="float">
            <text:p>309,882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formula="of:=[.E151]*0.53996" office:value-type="float" office:value="27.53796" calcext:value-type="float">
            <text:p>27.538</text:p>
          </table:table-cell>
          <table:table-cell table:formula="of:=[.E151]*3280.8399" office:value-type="float" office:value="167322.8349" calcext:value-type="float">
            <text:p>167323</text:p>
          </table:table-cell>
          <table:table-cell table:number-columns-repeated="1016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formula="of:=1.852*[.A152]" office:value-type="float" office:value="96.304" calcext:value-type="float">
            <text:p>96.304</text:p>
          </table:table-cell>
          <table:table-cell table:formula="of:=[.B152]*3280.8399" office:value-type="float" office:value="315958.0057296" calcext:value-type="float">
            <text:p>315,958</text:p>
          </table:table-cell>
          <table:table-cell/>
          <table:table-cell table:style-name="ce12" office:value-type="float" office:value="52" calcext:value-type="float">
            <text:p>52</text:p>
          </table:table-cell>
          <table:table-cell table:formula="of:=[.E152]*0.53996" office:value-type="float" office:value="28.07792" calcext:value-type="float">
            <text:p>28.078</text:p>
          </table:table-cell>
          <table:table-cell table:formula="of:=[.E152]*3280.8399" office:value-type="float" office:value="170603.6748" calcext:value-type="float">
            <text:p>170604</text:p>
          </table:table-cell>
          <table:table-cell table:number-columns-repeated="1016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formula="of:=1.852*[.A153]" office:value-type="float" office:value="98.156" calcext:value-type="float">
            <text:p>98.156</text:p>
          </table:table-cell>
          <table:table-cell table:formula="of:=[.B153]*3280.8399" office:value-type="float" office:value="322034.1212244" calcext:value-type="float">
            <text:p>322,034</text:p>
          </table:table-cell>
          <table:table-cell/>
          <table:table-cell table:style-name="ce12" office:value-type="float" office:value="53" calcext:value-type="float">
            <text:p>53</text:p>
          </table:table-cell>
          <table:table-cell table:formula="of:=[.E153]*0.53996" office:value-type="float" office:value="28.61788" calcext:value-type="float">
            <text:p>28.618</text:p>
          </table:table-cell>
          <table:table-cell table:formula="of:=[.E153]*3280.8399" office:value-type="float" office:value="173884.5147" calcext:value-type="float">
            <text:p>173885</text:p>
          </table:table-cell>
          <table:table-cell table:number-columns-repeated="1016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formula="of:=1.852*[.A154]" office:value-type="float" office:value="100.008" calcext:value-type="float">
            <text:p>100.008</text:p>
          </table:table-cell>
          <table:table-cell table:formula="of:=[.B154]*3280.8399" office:value-type="float" office:value="328110.2367192" calcext:value-type="float">
            <text:p>328,110</text:p>
          </table:table-cell>
          <table:table-cell/>
          <table:table-cell table:style-name="ce12" office:value-type="float" office:value="54" calcext:value-type="float">
            <text:p>54</text:p>
          </table:table-cell>
          <table:table-cell table:formula="of:=[.E154]*0.53996" office:value-type="float" office:value="29.15784" calcext:value-type="float">
            <text:p>29.158</text:p>
          </table:table-cell>
          <table:table-cell table:formula="of:=[.E154]*3280.8399" office:value-type="float" office:value="177165.3546" calcext:value-type="float">
            <text:p>177165</text:p>
          </table:table-cell>
          <table:table-cell table:number-columns-repeated="1016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formula="of:=1.852*[.A155]" office:value-type="float" office:value="101.86" calcext:value-type="float">
            <text:p>101.860</text:p>
          </table:table-cell>
          <table:table-cell table:formula="of:=[.B155]*3280.8399" office:value-type="float" office:value="334186.352214" calcext:value-type="float">
            <text:p>334,186</text:p>
          </table:table-cell>
          <table:table-cell/>
          <table:table-cell table:style-name="ce12" office:value-type="float" office:value="55" calcext:value-type="float">
            <text:p>55</text:p>
          </table:table-cell>
          <table:table-cell table:formula="of:=[.E155]*0.53996" office:value-type="float" office:value="29.6978" calcext:value-type="float">
            <text:p>29.698</text:p>
          </table:table-cell>
          <table:table-cell table:formula="of:=[.E155]*3280.8399" office:value-type="float" office:value="180446.1945" calcext:value-type="float">
            <text:p>180446</text:p>
          </table:table-cell>
          <table:table-cell table:number-columns-repeated="1016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formula="of:=1.852*[.A156]" office:value-type="float" office:value="103.712" calcext:value-type="float">
            <text:p>103.712</text:p>
          </table:table-cell>
          <table:table-cell table:formula="of:=[.B156]*3280.8399" office:value-type="float" office:value="340262.4677088" calcext:value-type="float">
            <text:p>340,262</text:p>
          </table:table-cell>
          <table:table-cell/>
          <table:table-cell table:style-name="ce12" office:value-type="float" office:value="56" calcext:value-type="float">
            <text:p>56</text:p>
          </table:table-cell>
          <table:table-cell table:formula="of:=[.E156]*0.53996" office:value-type="float" office:value="30.23776" calcext:value-type="float">
            <text:p>30.238</text:p>
          </table:table-cell>
          <table:table-cell table:formula="of:=[.E156]*3280.8399" office:value-type="float" office:value="183727.0344" calcext:value-type="float">
            <text:p>183727</text:p>
          </table:table-cell>
          <table:table-cell table:number-columns-repeated="1016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formula="of:=1.852*[.A157]" office:value-type="float" office:value="105.564" calcext:value-type="float">
            <text:p>105.564</text:p>
          </table:table-cell>
          <table:table-cell table:formula="of:=[.B157]*3280.8399" office:value-type="float" office:value="346338.5832036" calcext:value-type="float">
            <text:p>346,339</text:p>
          </table:table-cell>
          <table:table-cell/>
          <table:table-cell table:style-name="ce12" office:value-type="float" office:value="57" calcext:value-type="float">
            <text:p>57</text:p>
          </table:table-cell>
          <table:table-cell table:formula="of:=[.E157]*0.53996" office:value-type="float" office:value="30.77772" calcext:value-type="float">
            <text:p>30.778</text:p>
          </table:table-cell>
          <table:table-cell table:formula="of:=[.E157]*3280.8399" office:value-type="float" office:value="187007.8743" calcext:value-type="float">
            <text:p>187008</text:p>
          </table:table-cell>
          <table:table-cell table:number-columns-repeated="1016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formula="of:=1.852*[.A158]" office:value-type="float" office:value="107.416" calcext:value-type="float">
            <text:p>107.416</text:p>
          </table:table-cell>
          <table:table-cell table:formula="of:=[.B158]*3280.8399" office:value-type="float" office:value="352414.6986984" calcext:value-type="float">
            <text:p>352,415</text:p>
          </table:table-cell>
          <table:table-cell/>
          <table:table-cell table:style-name="ce12" office:value-type="float" office:value="58" calcext:value-type="float">
            <text:p>58</text:p>
          </table:table-cell>
          <table:table-cell table:formula="of:=[.E158]*0.53996" office:value-type="float" office:value="31.31768" calcext:value-type="float">
            <text:p>31.318</text:p>
          </table:table-cell>
          <table:table-cell table:formula="of:=[.E158]*3280.8399" office:value-type="float" office:value="190288.7142" calcext:value-type="float">
            <text:p>190289</text:p>
          </table:table-cell>
          <table:table-cell table:number-columns-repeated="1016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formula="of:=1.852*[.A159]" office:value-type="float" office:value="109.268" calcext:value-type="float">
            <text:p>109.268</text:p>
          </table:table-cell>
          <table:table-cell table:formula="of:=[.B159]*3280.8399" office:value-type="float" office:value="358490.8141932" calcext:value-type="float">
            <text:p>358,491</text:p>
          </table:table-cell>
          <table:table-cell/>
          <table:table-cell table:style-name="ce12" office:value-type="float" office:value="59" calcext:value-type="float">
            <text:p>59</text:p>
          </table:table-cell>
          <table:table-cell table:formula="of:=[.E159]*0.53996" office:value-type="float" office:value="31.85764" calcext:value-type="float">
            <text:p>31.858</text:p>
          </table:table-cell>
          <table:table-cell table:formula="of:=[.E159]*3280.8399" office:value-type="float" office:value="193569.5541" calcext:value-type="float">
            <text:p>193570</text:p>
          </table:table-cell>
          <table:table-cell table:number-columns-repeated="1016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formula="of:=1.852*[.A160]" office:value-type="float" office:value="111.12" calcext:value-type="float">
            <text:p>111.120</text:p>
          </table:table-cell>
          <table:table-cell table:formula="of:=[.B160]*3280.8399" office:value-type="float" office:value="364566.929688" calcext:value-type="float">
            <text:p>364,567</text:p>
          </table:table-cell>
          <table:table-cell/>
          <table:table-cell table:style-name="ce12" office:value-type="float" office:value="60" calcext:value-type="float">
            <text:p>60</text:p>
          </table:table-cell>
          <table:table-cell table:formula="of:=[.E160]*0.53996" office:value-type="float" office:value="32.3976" calcext:value-type="float">
            <text:p>32.398</text:p>
          </table:table-cell>
          <table:table-cell table:formula="of:=[.E160]*3280.8399" office:value-type="float" office:value="196850.394" calcext:value-type="float">
            <text:p>196850</text:p>
          </table:table-cell>
          <table:table-cell table:number-columns-repeated="1016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formula="of:=1.852*[.A161]" office:value-type="float" office:value="112.972" calcext:value-type="float">
            <text:p>112.972</text:p>
          </table:table-cell>
          <table:table-cell table:formula="of:=[.B161]*3280.8399" office:value-type="float" office:value="370643.0451828" calcext:value-type="float">
            <text:p>370,643</text:p>
          </table:table-cell>
          <table:table-cell/>
          <table:table-cell table:style-name="ce12" office:value-type="float" office:value="61" calcext:value-type="float">
            <text:p>61</text:p>
          </table:table-cell>
          <table:table-cell table:formula="of:=[.E161]*0.53996" office:value-type="float" office:value="32.93756" calcext:value-type="float">
            <text:p>32.938</text:p>
          </table:table-cell>
          <table:table-cell table:formula="of:=[.E161]*3280.8399" office:value-type="float" office:value="200131.2339" calcext:value-type="float">
            <text:p>200131</text:p>
          </table:table-cell>
          <table:table-cell table:number-columns-repeated="1016"/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formula="of:=1.852*[.A162]" office:value-type="float" office:value="114.824" calcext:value-type="float">
            <text:p>114.824</text:p>
          </table:table-cell>
          <table:table-cell table:formula="of:=[.B162]*3280.8399" office:value-type="float" office:value="376719.1606776" calcext:value-type="float">
            <text:p>376,719</text:p>
          </table:table-cell>
          <table:table-cell/>
          <table:table-cell table:style-name="ce12" office:value-type="float" office:value="62" calcext:value-type="float">
            <text:p>62</text:p>
          </table:table-cell>
          <table:table-cell table:formula="of:=[.E162]*0.53996" office:value-type="float" office:value="33.47752" calcext:value-type="float">
            <text:p>33.478</text:p>
          </table:table-cell>
          <table:table-cell table:formula="of:=[.E162]*3280.8399" office:value-type="float" office:value="203412.0738" calcext:value-type="float">
            <text:p>203412</text:p>
          </table:table-cell>
          <table:table-cell table:number-columns-repeated="1016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formula="of:=1.852*[.A163]" office:value-type="float" office:value="116.676" calcext:value-type="float">
            <text:p>116.676</text:p>
          </table:table-cell>
          <table:table-cell table:formula="of:=[.B163]*3280.8399" office:value-type="float" office:value="382795.2761724" calcext:value-type="float">
            <text:p>382,795</text:p>
          </table:table-cell>
          <table:table-cell/>
          <table:table-cell table:style-name="ce12" office:value-type="float" office:value="63" calcext:value-type="float">
            <text:p>63</text:p>
          </table:table-cell>
          <table:table-cell table:formula="of:=[.E163]*0.53996" office:value-type="float" office:value="34.01748" calcext:value-type="float">
            <text:p>34.017</text:p>
          </table:table-cell>
          <table:table-cell table:formula="of:=[.E163]*3280.8399" office:value-type="float" office:value="206692.9137" calcext:value-type="float">
            <text:p>206693</text:p>
          </table:table-cell>
          <table:table-cell table:number-columns-repeated="1016"/>
        </table:table-row>
        <table:table-row table:style-name="ro1">
          <table:table-cell table:style-name="ce12" office:value-type="float" office:value="64" calcext:value-type="float">
            <text:p>64</text:p>
          </table:table-cell>
          <table:table-cell table:formula="of:=1.852*[.A164]" office:value-type="float" office:value="118.528" calcext:value-type="float">
            <text:p>118.528</text:p>
          </table:table-cell>
          <table:table-cell table:formula="of:=[.B164]*3280.8399" office:value-type="float" office:value="388871.3916672" calcext:value-type="float">
            <text:p>388,871</text:p>
          </table:table-cell>
          <table:table-cell/>
          <table:table-cell table:style-name="ce12" office:value-type="float" office:value="64" calcext:value-type="float">
            <text:p>64</text:p>
          </table:table-cell>
          <table:table-cell table:formula="of:=[.E164]*0.53996" office:value-type="float" office:value="34.55744" calcext:value-type="float">
            <text:p>34.557</text:p>
          </table:table-cell>
          <table:table-cell table:formula="of:=[.E164]*3280.8399" office:value-type="float" office:value="209973.7536" calcext:value-type="float">
            <text:p>209974</text:p>
          </table:table-cell>
          <table:table-cell table:number-columns-repeated="1016"/>
        </table:table-row>
        <table:table-row table:style-name="ro1">
          <table:table-cell table:style-name="ce12" office:value-type="float" office:value="65" calcext:value-type="float">
            <text:p>65</text:p>
          </table:table-cell>
          <table:table-cell table:formula="of:=1.852*[.A165]" office:value-type="float" office:value="120.38" calcext:value-type="float">
            <text:p>120.380</text:p>
          </table:table-cell>
          <table:table-cell table:formula="of:=[.B165]*3280.8399" office:value-type="float" office:value="394947.507162" calcext:value-type="float">
            <text:p>394,948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formula="of:=[.E165]*0.53996" office:value-type="float" office:value="35.0974" calcext:value-type="float">
            <text:p>35.097</text:p>
          </table:table-cell>
          <table:table-cell table:formula="of:=[.E165]*3280.8399" office:value-type="float" office:value="213254.5935" calcext:value-type="float">
            <text:p>213255</text:p>
          </table:table-cell>
          <table:table-cell table:number-columns-repeated="1016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formula="of:=1.852*[.A166]" office:value-type="float" office:value="122.232" calcext:value-type="float">
            <text:p>122.232</text:p>
          </table:table-cell>
          <table:table-cell table:formula="of:=[.B166]*3280.8399" office:value-type="float" office:value="401023.6226568" calcext:value-type="float">
            <text:p>401,024</text:p>
          </table:table-cell>
          <table:table-cell/>
          <table:table-cell table:style-name="ce12" office:value-type="float" office:value="66" calcext:value-type="float">
            <text:p>66</text:p>
          </table:table-cell>
          <table:table-cell table:formula="of:=[.E166]*0.53996" office:value-type="float" office:value="35.63736" calcext:value-type="float">
            <text:p>35.637</text:p>
          </table:table-cell>
          <table:table-cell table:formula="of:=[.E166]*3280.8399" office:value-type="float" office:value="216535.4334" calcext:value-type="float">
            <text:p>216535</text:p>
          </table:table-cell>
          <table:table-cell table:number-columns-repeated="1016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formula="of:=1.852*[.A167]" office:value-type="float" office:value="124.084" calcext:value-type="float">
            <text:p>124.084</text:p>
          </table:table-cell>
          <table:table-cell table:formula="of:=[.B167]*3280.8399" office:value-type="float" office:value="407099.7381516" calcext:value-type="float">
            <text:p>407,100</text:p>
          </table:table-cell>
          <table:table-cell/>
          <table:table-cell table:style-name="ce12" office:value-type="float" office:value="67" calcext:value-type="float">
            <text:p>67</text:p>
          </table:table-cell>
          <table:table-cell table:formula="of:=[.E167]*0.53996" office:value-type="float" office:value="36.17732" calcext:value-type="float">
            <text:p>36.177</text:p>
          </table:table-cell>
          <table:table-cell table:formula="of:=[.E167]*3280.8399" office:value-type="float" office:value="219816.2733" calcext:value-type="float">
            <text:p>219816</text:p>
          </table:table-cell>
          <table:table-cell table:number-columns-repeated="1016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formula="of:=1.852*[.A168]" office:value-type="float" office:value="125.936" calcext:value-type="float">
            <text:p>125.936</text:p>
          </table:table-cell>
          <table:table-cell table:formula="of:=[.B168]*3280.8399" office:value-type="float" office:value="413175.8536464" calcext:value-type="float">
            <text:p>413,176</text:p>
          </table:table-cell>
          <table:table-cell/>
          <table:table-cell table:style-name="ce12" office:value-type="float" office:value="68" calcext:value-type="float">
            <text:p>68</text:p>
          </table:table-cell>
          <table:table-cell table:formula="of:=[.E168]*0.53996" office:value-type="float" office:value="36.71728" calcext:value-type="float">
            <text:p>36.717</text:p>
          </table:table-cell>
          <table:table-cell table:formula="of:=[.E168]*3280.8399" office:value-type="float" office:value="223097.1132" calcext:value-type="float">
            <text:p>223097</text:p>
          </table:table-cell>
          <table:table-cell table:number-columns-repeated="1016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formula="of:=1.852*[.A169]" office:value-type="float" office:value="127.788" calcext:value-type="float">
            <text:p>127.788</text:p>
          </table:table-cell>
          <table:table-cell table:formula="of:=[.B169]*3280.8399" office:value-type="float" office:value="419251.9691412" calcext:value-type="float">
            <text:p>419,252</text:p>
          </table:table-cell>
          <table:table-cell/>
          <table:table-cell table:style-name="ce12" office:value-type="float" office:value="69" calcext:value-type="float">
            <text:p>69</text:p>
          </table:table-cell>
          <table:table-cell table:formula="of:=[.E169]*0.53996" office:value-type="float" office:value="37.25724" calcext:value-type="float">
            <text:p>37.257</text:p>
          </table:table-cell>
          <table:table-cell table:formula="of:=[.E169]*3280.8399" office:value-type="float" office:value="226377.9531" calcext:value-type="float">
            <text:p>226378</text:p>
          </table:table-cell>
          <table:table-cell table:number-columns-repeated="1016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formula="of:=1.852*[.A170]" office:value-type="float" office:value="129.64" calcext:value-type="float">
            <text:p>129.640</text:p>
          </table:table-cell>
          <table:table-cell table:formula="of:=[.B170]*3280.8399" office:value-type="float" office:value="425328.084636" calcext:value-type="float">
            <text:p>425,328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table:formula="of:=[.E170]*0.53996" office:value-type="float" office:value="37.7972" calcext:value-type="float">
            <text:p>37.797</text:p>
          </table:table-cell>
          <table:table-cell table:formula="of:=[.E170]*3280.8399" office:value-type="float" office:value="229658.793" calcext:value-type="float">
            <text:p>229659</text:p>
          </table:table-cell>
          <table:table-cell table:number-columns-repeated="1016"/>
        </table:table-row>
        <table:table-row table:style-name="ro1">
          <table:table-cell table:style-name="ce12" office:value-type="float" office:value="71" calcext:value-type="float">
            <text:p>71</text:p>
          </table:table-cell>
          <table:table-cell table:formula="of:=1.852*[.A171]" office:value-type="float" office:value="131.492" calcext:value-type="float">
            <text:p>131.492</text:p>
          </table:table-cell>
          <table:table-cell table:formula="of:=[.B171]*3280.8399" office:value-type="float" office:value="431404.2001308" calcext:value-type="float">
            <text:p>431,404</text:p>
          </table:table-cell>
          <table:table-cell/>
          <table:table-cell table:style-name="ce12" office:value-type="float" office:value="71" calcext:value-type="float">
            <text:p>71</text:p>
          </table:table-cell>
          <table:table-cell table:formula="of:=[.E171]*0.53996" office:value-type="float" office:value="38.33716" calcext:value-type="float">
            <text:p>38.337</text:p>
          </table:table-cell>
          <table:table-cell table:formula="of:=[.E171]*3280.8399" office:value-type="float" office:value="232939.6329" calcext:value-type="float">
            <text:p>232940</text:p>
          </table:table-cell>
          <table:table-cell table:number-columns-repeated="1016"/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formula="of:=1.852*[.A172]" office:value-type="float" office:value="133.344" calcext:value-type="float">
            <text:p>133.344</text:p>
          </table:table-cell>
          <table:table-cell table:formula="of:=[.B172]*3280.8399" office:value-type="float" office:value="437480.3156256" calcext:value-type="float">
            <text:p>437,480</text:p>
          </table:table-cell>
          <table:table-cell/>
          <table:table-cell table:style-name="ce12" office:value-type="float" office:value="72" calcext:value-type="float">
            <text:p>72</text:p>
          </table:table-cell>
          <table:table-cell table:formula="of:=[.E172]*0.53996" office:value-type="float" office:value="38.87712" calcext:value-type="float">
            <text:p>38.877</text:p>
          </table:table-cell>
          <table:table-cell table:formula="of:=[.E172]*3280.8399" office:value-type="float" office:value="236220.4728" calcext:value-type="float">
            <text:p>236220</text:p>
          </table:table-cell>
          <table:table-cell table:number-columns-repeated="1016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formula="of:=1.852*[.A173]" office:value-type="float" office:value="135.196" calcext:value-type="float">
            <text:p>135.196</text:p>
          </table:table-cell>
          <table:table-cell table:formula="of:=[.B173]*3280.8399" office:value-type="float" office:value="443556.4311204" calcext:value-type="float">
            <text:p>443,556</text:p>
          </table:table-cell>
          <table:table-cell/>
          <table:table-cell table:style-name="ce12" office:value-type="float" office:value="73" calcext:value-type="float">
            <text:p>73</text:p>
          </table:table-cell>
          <table:table-cell table:formula="of:=[.E173]*0.53996" office:value-type="float" office:value="39.41708" calcext:value-type="float">
            <text:p>39.417</text:p>
          </table:table-cell>
          <table:table-cell table:formula="of:=[.E173]*3280.8399" office:value-type="float" office:value="239501.3127" calcext:value-type="float">
            <text:p>239501</text:p>
          </table:table-cell>
          <table:table-cell table:number-columns-repeated="1016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formula="of:=1.852*[.A174]" office:value-type="float" office:value="137.048" calcext:value-type="float">
            <text:p>137.048</text:p>
          </table:table-cell>
          <table:table-cell table:formula="of:=[.B174]*3280.8399" office:value-type="float" office:value="449632.5466152" calcext:value-type="float">
            <text:p>449,633</text:p>
          </table:table-cell>
          <table:table-cell/>
          <table:table-cell table:style-name="ce12" office:value-type="float" office:value="74" calcext:value-type="float">
            <text:p>74</text:p>
          </table:table-cell>
          <table:table-cell table:formula="of:=[.E174]*0.53996" office:value-type="float" office:value="39.95704" calcext:value-type="float">
            <text:p>39.957</text:p>
          </table:table-cell>
          <table:table-cell table:formula="of:=[.E174]*3280.8399" office:value-type="float" office:value="242782.1526" calcext:value-type="float">
            <text:p>242782</text:p>
          </table:table-cell>
          <table:table-cell table:number-columns-repeated="1016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formula="of:=1.852*[.A175]" office:value-type="float" office:value="138.9" calcext:value-type="float">
            <text:p>138.900</text:p>
          </table:table-cell>
          <table:table-cell table:formula="of:=[.B175]*3280.8399" office:value-type="float" office:value="455708.66211" calcext:value-type="float">
            <text:p>455,709</text:p>
          </table:table-cell>
          <table:table-cell/>
          <table:table-cell table:style-name="ce12" office:value-type="float" office:value="75" calcext:value-type="float">
            <text:p>75</text:p>
          </table:table-cell>
          <table:table-cell table:formula="of:=[.E175]*0.53996" office:value-type="float" office:value="40.497" calcext:value-type="float">
            <text:p>40.497</text:p>
          </table:table-cell>
          <table:table-cell table:formula="of:=[.E175]*3280.8399" office:value-type="float" office:value="246062.9925" calcext:value-type="float">
            <text:p>246063</text:p>
          </table:table-cell>
          <table:table-cell table:number-columns-repeated="1016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formula="of:=1.852*[.A176]" office:value-type="float" office:value="140.752" calcext:value-type="float">
            <text:p>140.752</text:p>
          </table:table-cell>
          <table:table-cell table:formula="of:=[.B176]*3280.8399" office:value-type="float" office:value="461784.7776048" calcext:value-type="float">
            <text:p>461,785</text:p>
          </table:table-cell>
          <table:table-cell/>
          <table:table-cell table:style-name="ce12" office:value-type="float" office:value="76" calcext:value-type="float">
            <text:p>76</text:p>
          </table:table-cell>
          <table:table-cell table:formula="of:=[.E176]*0.53996" office:value-type="float" office:value="41.03696" calcext:value-type="float">
            <text:p>41.037</text:p>
          </table:table-cell>
          <table:table-cell table:formula="of:=[.E176]*3280.8399" office:value-type="float" office:value="249343.8324" calcext:value-type="float">
            <text:p>249344</text:p>
          </table:table-cell>
          <table:table-cell table:number-columns-repeated="1016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formula="of:=1.852*[.A177]" office:value-type="float" office:value="142.604" calcext:value-type="float">
            <text:p>142.604</text:p>
          </table:table-cell>
          <table:table-cell table:formula="of:=[.B177]*3280.8399" office:value-type="float" office:value="467860.8930996" calcext:value-type="float">
            <text:p>467,861</text:p>
          </table:table-cell>
          <table:table-cell/>
          <table:table-cell table:style-name="ce12" office:value-type="float" office:value="77" calcext:value-type="float">
            <text:p>77</text:p>
          </table:table-cell>
          <table:table-cell table:formula="of:=[.E177]*0.53996" office:value-type="float" office:value="41.57692" calcext:value-type="float">
            <text:p>41.577</text:p>
          </table:table-cell>
          <table:table-cell table:formula="of:=[.E177]*3280.8399" office:value-type="float" office:value="252624.6723" calcext:value-type="float">
            <text:p>252625</text:p>
          </table:table-cell>
          <table:table-cell table:number-columns-repeated="1016"/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formula="of:=1.852*[.A178]" office:value-type="float" office:value="144.456" calcext:value-type="float">
            <text:p>144.456</text:p>
          </table:table-cell>
          <table:table-cell table:formula="of:=[.B178]*3280.8399" office:value-type="float" office:value="473937.0085944" calcext:value-type="float">
            <text:p>473,937</text:p>
          </table:table-cell>
          <table:table-cell/>
          <table:table-cell table:style-name="ce12" office:value-type="float" office:value="78" calcext:value-type="float">
            <text:p>78</text:p>
          </table:table-cell>
          <table:table-cell table:formula="of:=[.E178]*0.53996" office:value-type="float" office:value="42.11688" calcext:value-type="float">
            <text:p>42.117</text:p>
          </table:table-cell>
          <table:table-cell table:formula="of:=[.E178]*3280.8399" office:value-type="float" office:value="255905.5122" calcext:value-type="float">
            <text:p>255906</text:p>
          </table:table-cell>
          <table:table-cell table:number-columns-repeated="1016"/>
        </table:table-row>
        <table:table-row table:style-name="ro1">
          <table:table-cell table:style-name="ce12" office:value-type="float" office:value="79" calcext:value-type="float">
            <text:p>79</text:p>
          </table:table-cell>
          <table:table-cell table:formula="of:=1.852*[.A179]" office:value-type="float" office:value="146.308" calcext:value-type="float">
            <text:p>146.308</text:p>
          </table:table-cell>
          <table:table-cell table:formula="of:=[.B179]*3280.8399" office:value-type="float" office:value="480013.1240892" calcext:value-type="float">
            <text:p>480,013</text:p>
          </table:table-cell>
          <table:table-cell/>
          <table:table-cell table:style-name="ce12" office:value-type="float" office:value="79" calcext:value-type="float">
            <text:p>79</text:p>
          </table:table-cell>
          <table:table-cell table:formula="of:=[.E179]*0.53996" office:value-type="float" office:value="42.65684" calcext:value-type="float">
            <text:p>42.657</text:p>
          </table:table-cell>
          <table:table-cell table:formula="of:=[.E179]*3280.8399" office:value-type="float" office:value="259186.3521" calcext:value-type="float">
            <text:p>259186</text:p>
          </table:table-cell>
          <table:table-cell table:number-columns-repeated="1016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formula="of:=1.852*[.A180]" office:value-type="float" office:value="148.16" calcext:value-type="float">
            <text:p>148.160</text:p>
          </table:table-cell>
          <table:table-cell table:formula="of:=[.B180]*3280.8399" office:value-type="float" office:value="486089.239584" calcext:value-type="float">
            <text:p>486,089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formula="of:=[.E180]*0.53996" office:value-type="float" office:value="43.1968" calcext:value-type="float">
            <text:p>43.197</text:p>
          </table:table-cell>
          <table:table-cell table:formula="of:=[.E180]*3280.8399" office:value-type="float" office:value="262467.192" calcext:value-type="float">
            <text:p>262467</text:p>
          </table:table-cell>
          <table:table-cell table:number-columns-repeated="1016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formula="of:=1.852*[.A181]" office:value-type="float" office:value="150.012" calcext:value-type="float">
            <text:p>150.012</text:p>
          </table:table-cell>
          <table:table-cell table:formula="of:=[.B181]*3280.8399" office:value-type="float" office:value="492165.3550788" calcext:value-type="float">
            <text:p>492,165</text:p>
          </table:table-cell>
          <table:table-cell/>
          <table:table-cell table:style-name="ce12" office:value-type="float" office:value="81" calcext:value-type="float">
            <text:p>81</text:p>
          </table:table-cell>
          <table:table-cell table:formula="of:=[.E181]*0.53996" office:value-type="float" office:value="43.73676" calcext:value-type="float">
            <text:p>43.737</text:p>
          </table:table-cell>
          <table:table-cell table:formula="of:=[.E181]*3280.8399" office:value-type="float" office:value="265748.0319" calcext:value-type="float">
            <text:p>265748</text:p>
          </table:table-cell>
          <table:table-cell table:number-columns-repeated="1016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formula="of:=1.852*[.A182]" office:value-type="float" office:value="151.864" calcext:value-type="float">
            <text:p>151.864</text:p>
          </table:table-cell>
          <table:table-cell table:formula="of:=[.B182]*3280.8399" office:value-type="float" office:value="498241.4705736" calcext:value-type="float">
            <text:p>498,241</text:p>
          </table:table-cell>
          <table:table-cell/>
          <table:table-cell table:style-name="ce12" office:value-type="float" office:value="82" calcext:value-type="float">
            <text:p>82</text:p>
          </table:table-cell>
          <table:table-cell table:formula="of:=[.E182]*0.53996" office:value-type="float" office:value="44.27672" calcext:value-type="float">
            <text:p>44.277</text:p>
          </table:table-cell>
          <table:table-cell table:formula="of:=[.E182]*3280.8399" office:value-type="float" office:value="269028.8718" calcext:value-type="float">
            <text:p>269029</text:p>
          </table:table-cell>
          <table:table-cell table:number-columns-repeated="1016"/>
        </table:table-row>
        <table:table-row table:style-name="ro1">
          <table:table-cell table:style-name="ce12" office:value-type="float" office:value="83" calcext:value-type="float">
            <text:p>83</text:p>
          </table:table-cell>
          <table:table-cell table:formula="of:=1.852*[.A183]" office:value-type="float" office:value="153.716" calcext:value-type="float">
            <text:p>153.716</text:p>
          </table:table-cell>
          <table:table-cell table:formula="of:=[.B183]*3280.8399" office:value-type="float" office:value="504317.5860684" calcext:value-type="float">
            <text:p>504,318</text:p>
          </table:table-cell>
          <table:table-cell/>
          <table:table-cell table:style-name="ce12" office:value-type="float" office:value="83" calcext:value-type="float">
            <text:p>83</text:p>
          </table:table-cell>
          <table:table-cell table:formula="of:=[.E183]*0.53996" office:value-type="float" office:value="44.81668" calcext:value-type="float">
            <text:p>44.817</text:p>
          </table:table-cell>
          <table:table-cell table:formula="of:=[.E183]*3280.8399" office:value-type="float" office:value="272309.7117" calcext:value-type="float">
            <text:p>272310</text:p>
          </table:table-cell>
          <table:table-cell table:number-columns-repeated="1016"/>
        </table:table-row>
        <table:table-row table:style-name="ro1">
          <table:table-cell table:style-name="ce12" office:value-type="float" office:value="84" calcext:value-type="float">
            <text:p>84</text:p>
          </table:table-cell>
          <table:table-cell table:formula="of:=1.852*[.A184]" office:value-type="float" office:value="155.568" calcext:value-type="float">
            <text:p>155.568</text:p>
          </table:table-cell>
          <table:table-cell table:formula="of:=[.B184]*3280.8399" office:value-type="float" office:value="510393.7015632" calcext:value-type="float">
            <text:p>510,394</text:p>
          </table:table-cell>
          <table:table-cell/>
          <table:table-cell table:style-name="ce12" office:value-type="float" office:value="84" calcext:value-type="float">
            <text:p>84</text:p>
          </table:table-cell>
          <table:table-cell table:formula="of:=[.E184]*0.53996" office:value-type="float" office:value="45.35664" calcext:value-type="float">
            <text:p>45.357</text:p>
          </table:table-cell>
          <table:table-cell table:formula="of:=[.E184]*3280.8399" office:value-type="float" office:value="275590.5516" calcext:value-type="float">
            <text:p>275591</text:p>
          </table:table-cell>
          <table:table-cell table:number-columns-repeated="1016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formula="of:=1.852*[.A185]" office:value-type="float" office:value="157.42" calcext:value-type="float">
            <text:p>157.420</text:p>
          </table:table-cell>
          <table:table-cell table:formula="of:=[.B185]*3280.8399" office:value-type="float" office:value="516469.817058" calcext:value-type="float">
            <text:p>516,470</text:p>
          </table:table-cell>
          <table:table-cell/>
          <table:table-cell table:style-name="ce12" office:value-type="float" office:value="85" calcext:value-type="float">
            <text:p>85</text:p>
          </table:table-cell>
          <table:table-cell table:formula="of:=[.E185]*0.53996" office:value-type="float" office:value="45.8966" calcext:value-type="float">
            <text:p>45.897</text:p>
          </table:table-cell>
          <table:table-cell table:formula="of:=[.E185]*3280.8399" office:value-type="float" office:value="278871.3915" calcext:value-type="float">
            <text:p>278871</text:p>
          </table:table-cell>
          <table:table-cell table:number-columns-repeated="1016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formula="of:=1.852*[.A186]" office:value-type="float" office:value="159.272" calcext:value-type="float">
            <text:p>159.272</text:p>
          </table:table-cell>
          <table:table-cell table:formula="of:=[.B186]*3280.8399" office:value-type="float" office:value="522545.9325528" calcext:value-type="float">
            <text:p>522,546</text:p>
          </table:table-cell>
          <table:table-cell/>
          <table:table-cell table:style-name="ce12" office:value-type="float" office:value="86" calcext:value-type="float">
            <text:p>86</text:p>
          </table:table-cell>
          <table:table-cell table:formula="of:=[.E186]*0.53996" office:value-type="float" office:value="46.43656" calcext:value-type="float">
            <text:p>46.437</text:p>
          </table:table-cell>
          <table:table-cell table:formula="of:=[.E186]*3280.8399" office:value-type="float" office:value="282152.2314" calcext:value-type="float">
            <text:p>282152</text:p>
          </table:table-cell>
          <table:table-cell table:number-columns-repeated="1016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formula="of:=1.852*[.A187]" office:value-type="float" office:value="161.124" calcext:value-type="float">
            <text:p>161.124</text:p>
          </table:table-cell>
          <table:table-cell table:formula="of:=[.B187]*3280.8399" office:value-type="float" office:value="528622.0480476" calcext:value-type="float">
            <text:p>528,622</text:p>
          </table:table-cell>
          <table:table-cell/>
          <table:table-cell table:style-name="ce12" office:value-type="float" office:value="87" calcext:value-type="float">
            <text:p>87</text:p>
          </table:table-cell>
          <table:table-cell table:formula="of:=[.E187]*0.53996" office:value-type="float" office:value="46.97652" calcext:value-type="float">
            <text:p>46.977</text:p>
          </table:table-cell>
          <table:table-cell table:formula="of:=[.E187]*3280.8399" office:value-type="float" office:value="285433.0713" calcext:value-type="float">
            <text:p>285433</text:p>
          </table:table-cell>
          <table:table-cell table:number-columns-repeated="1016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formula="of:=1.852*[.A188]" office:value-type="float" office:value="162.976" calcext:value-type="float">
            <text:p>162.976</text:p>
          </table:table-cell>
          <table:table-cell table:formula="of:=[.B188]*3280.8399" office:value-type="float" office:value="534698.1635424" calcext:value-type="float">
            <text:p>534,698</text:p>
          </table:table-cell>
          <table:table-cell/>
          <table:table-cell table:style-name="ce12" office:value-type="float" office:value="88" calcext:value-type="float">
            <text:p>88</text:p>
          </table:table-cell>
          <table:table-cell table:formula="of:=[.E188]*0.53996" office:value-type="float" office:value="47.51648" calcext:value-type="float">
            <text:p>47.516</text:p>
          </table:table-cell>
          <table:table-cell table:formula="of:=[.E188]*3280.8399" office:value-type="float" office:value="288713.9112" calcext:value-type="float">
            <text:p>288714</text:p>
          </table:table-cell>
          <table:table-cell table:number-columns-repeated="1016"/>
        </table:table-row>
        <table:table-row table:style-name="ro1">
          <table:table-cell table:style-name="ce12" office:value-type="float" office:value="89" calcext:value-type="float">
            <text:p>89</text:p>
          </table:table-cell>
          <table:table-cell table:formula="of:=1.852*[.A189]" office:value-type="float" office:value="164.828" calcext:value-type="float">
            <text:p>164.828</text:p>
          </table:table-cell>
          <table:table-cell table:formula="of:=[.B189]*3280.8399" office:value-type="float" office:value="540774.2790372" calcext:value-type="float">
            <text:p>540,774</text:p>
          </table:table-cell>
          <table:table-cell/>
          <table:table-cell table:style-name="ce12" office:value-type="float" office:value="89" calcext:value-type="float">
            <text:p>89</text:p>
          </table:table-cell>
          <table:table-cell table:formula="of:=[.E189]*0.53996" office:value-type="float" office:value="48.05644" calcext:value-type="float">
            <text:p>48.056</text:p>
          </table:table-cell>
          <table:table-cell table:formula="of:=[.E189]*3280.8399" office:value-type="float" office:value="291994.7511" calcext:value-type="float">
            <text:p>291995</text:p>
          </table:table-cell>
          <table:table-cell table:number-columns-repeated="1016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formula="of:=1.852*[.A190]" office:value-type="float" office:value="166.68" calcext:value-type="float">
            <text:p>166.680</text:p>
          </table:table-cell>
          <table:table-cell table:formula="of:=[.B190]*3280.8399" office:value-type="float" office:value="546850.394532" calcext:value-type="float">
            <text:p>546,850</text:p>
          </table:table-cell>
          <table:table-cell/>
          <table:table-cell table:style-name="ce12" office:value-type="float" office:value="90" calcext:value-type="float">
            <text:p>90</text:p>
          </table:table-cell>
          <table:table-cell table:formula="of:=[.E190]*0.53996" office:value-type="float" office:value="48.5964" calcext:value-type="float">
            <text:p>48.596</text:p>
          </table:table-cell>
          <table:table-cell table:formula="of:=[.E190]*3280.8399" office:value-type="float" office:value="295275.591" calcext:value-type="float">
            <text:p>295276</text:p>
          </table:table-cell>
          <table:table-cell table:number-columns-repeated="1016"/>
        </table:table-row>
        <table:table-row table:style-name="ro1">
          <table:table-cell table:style-name="ce12" office:value-type="float" office:value="91" calcext:value-type="float">
            <text:p>91</text:p>
          </table:table-cell>
          <table:table-cell table:formula="of:=1.852*[.A191]" office:value-type="float" office:value="168.532" calcext:value-type="float">
            <text:p>168.532</text:p>
          </table:table-cell>
          <table:table-cell table:formula="of:=[.B191]*3280.8399" office:value-type="float" office:value="552926.5100268" calcext:value-type="float">
            <text:p>552,927</text:p>
          </table:table-cell>
          <table:table-cell/>
          <table:table-cell table:style-name="ce12" office:value-type="float" office:value="91" calcext:value-type="float">
            <text:p>91</text:p>
          </table:table-cell>
          <table:table-cell table:formula="of:=[.E191]*0.53996" office:value-type="float" office:value="49.13636" calcext:value-type="float">
            <text:p>49.136</text:p>
          </table:table-cell>
          <table:table-cell table:formula="of:=[.E191]*3280.8399" office:value-type="float" office:value="298556.4309" calcext:value-type="float">
            <text:p>298556</text:p>
          </table:table-cell>
          <table:table-cell table:number-columns-repeated="1016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formula="of:=1.852*[.A192]" office:value-type="float" office:value="170.384" calcext:value-type="float">
            <text:p>170.384</text:p>
          </table:table-cell>
          <table:table-cell table:formula="of:=[.B192]*3280.8399" office:value-type="float" office:value="559002.6255216" calcext:value-type="float">
            <text:p>559,003</text:p>
          </table:table-cell>
          <table:table-cell/>
          <table:table-cell table:style-name="ce12" office:value-type="float" office:value="92" calcext:value-type="float">
            <text:p>92</text:p>
          </table:table-cell>
          <table:table-cell table:formula="of:=[.E192]*0.53996" office:value-type="float" office:value="49.67632" calcext:value-type="float">
            <text:p>49.676</text:p>
          </table:table-cell>
          <table:table-cell table:formula="of:=[.E192]*3280.8399" office:value-type="float" office:value="301837.2708" calcext:value-type="float">
            <text:p>301837</text:p>
          </table:table-cell>
          <table:table-cell table:number-columns-repeated="1016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formula="of:=1.852*[.A193]" office:value-type="float" office:value="172.236" calcext:value-type="float">
            <text:p>172.236</text:p>
          </table:table-cell>
          <table:table-cell table:formula="of:=[.B193]*3280.8399" office:value-type="float" office:value="565078.7410164" calcext:value-type="float">
            <text:p>565,079</text:p>
          </table:table-cell>
          <table:table-cell/>
          <table:table-cell table:style-name="ce12" office:value-type="float" office:value="93" calcext:value-type="float">
            <text:p>93</text:p>
          </table:table-cell>
          <table:table-cell table:formula="of:=[.E193]*0.53996" office:value-type="float" office:value="50.21628" calcext:value-type="float">
            <text:p>50.216</text:p>
          </table:table-cell>
          <table:table-cell table:formula="of:=[.E193]*3280.8399" office:value-type="float" office:value="305118.1107" calcext:value-type="float">
            <text:p>305118</text:p>
          </table:table-cell>
          <table:table-cell table:number-columns-repeated="1016"/>
        </table:table-row>
        <table:table-row table:style-name="ro1">
          <table:table-cell table:style-name="ce12" office:value-type="float" office:value="94" calcext:value-type="float">
            <text:p>94</text:p>
          </table:table-cell>
          <table:table-cell table:formula="of:=1.852*[.A194]" office:value-type="float" office:value="174.088" calcext:value-type="float">
            <text:p>174.088</text:p>
          </table:table-cell>
          <table:table-cell table:formula="of:=[.B194]*3280.8399" office:value-type="float" office:value="571154.8565112" calcext:value-type="float">
            <text:p>571,155</text:p>
          </table:table-cell>
          <table:table-cell/>
          <table:table-cell table:style-name="ce12" office:value-type="float" office:value="94" calcext:value-type="float">
            <text:p>94</text:p>
          </table:table-cell>
          <table:table-cell table:formula="of:=[.E194]*0.53996" office:value-type="float" office:value="50.75624" calcext:value-type="float">
            <text:p>50.756</text:p>
          </table:table-cell>
          <table:table-cell table:formula="of:=[.E194]*3280.8399" office:value-type="float" office:value="308398.9506" calcext:value-type="float">
            <text:p>308399</text:p>
          </table:table-cell>
          <table:table-cell table:number-columns-repeated="1016"/>
        </table:table-row>
        <table:table-row table:style-name="ro1">
          <table:table-cell table:style-name="ce12" office:value-type="float" office:value="95" calcext:value-type="float">
            <text:p>95</text:p>
          </table:table-cell>
          <table:table-cell table:formula="of:=1.852*[.A195]" office:value-type="float" office:value="175.94" calcext:value-type="float">
            <text:p>175.940</text:p>
          </table:table-cell>
          <table:table-cell table:formula="of:=[.B195]*3280.8399" office:value-type="float" office:value="577230.972006" calcext:value-type="float">
            <text:p>577,231</text:p>
          </table:table-cell>
          <table:table-cell/>
          <table:table-cell table:style-name="ce12" office:value-type="float" office:value="95" calcext:value-type="float">
            <text:p>95</text:p>
          </table:table-cell>
          <table:table-cell table:formula="of:=[.E195]*0.53996" office:value-type="float" office:value="51.2962" calcext:value-type="float">
            <text:p>51.296</text:p>
          </table:table-cell>
          <table:table-cell table:formula="of:=[.E195]*3280.8399" office:value-type="float" office:value="311679.7905" calcext:value-type="float">
            <text:p>311680</text:p>
          </table:table-cell>
          <table:table-cell table:number-columns-repeated="1016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formula="of:=1.852*[.A196]" office:value-type="float" office:value="177.792" calcext:value-type="float">
            <text:p>177.792</text:p>
          </table:table-cell>
          <table:table-cell table:formula="of:=[.B196]*3280.8399" office:value-type="float" office:value="583307.0875008" calcext:value-type="float">
            <text:p>583,307</text:p>
          </table:table-cell>
          <table:table-cell/>
          <table:table-cell table:style-name="ce12" office:value-type="float" office:value="96" calcext:value-type="float">
            <text:p>96</text:p>
          </table:table-cell>
          <table:table-cell table:formula="of:=[.E196]*0.53996" office:value-type="float" office:value="51.83616" calcext:value-type="float">
            <text:p>51.836</text:p>
          </table:table-cell>
          <table:table-cell table:formula="of:=[.E196]*3280.8399" office:value-type="float" office:value="314960.6304" calcext:value-type="float">
            <text:p>314961</text:p>
          </table:table-cell>
          <table:table-cell table:number-columns-repeated="1016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formula="of:=1.852*[.A197]" office:value-type="float" office:value="179.644" calcext:value-type="float">
            <text:p>179.644</text:p>
          </table:table-cell>
          <table:table-cell table:formula="of:=[.B197]*3280.8399" office:value-type="float" office:value="589383.2029956" calcext:value-type="float">
            <text:p>589,383</text:p>
          </table:table-cell>
          <table:table-cell/>
          <table:table-cell table:style-name="ce12" office:value-type="float" office:value="97" calcext:value-type="float">
            <text:p>97</text:p>
          </table:table-cell>
          <table:table-cell table:formula="of:=[.E197]*0.53996" office:value-type="float" office:value="52.37612" calcext:value-type="float">
            <text:p>52.376</text:p>
          </table:table-cell>
          <table:table-cell table:formula="of:=[.E197]*3280.8399" office:value-type="float" office:value="318241.4703" calcext:value-type="float">
            <text:p>318241</text:p>
          </table:table-cell>
          <table:table-cell table:number-columns-repeated="1016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formula="of:=1.852*[.A198]" office:value-type="float" office:value="181.496" calcext:value-type="float">
            <text:p>181.496</text:p>
          </table:table-cell>
          <table:table-cell table:formula="of:=[.B198]*3280.8399" office:value-type="float" office:value="595459.3184904" calcext:value-type="float">
            <text:p>595,459</text:p>
          </table:table-cell>
          <table:table-cell/>
          <table:table-cell table:style-name="ce12" office:value-type="float" office:value="98" calcext:value-type="float">
            <text:p>98</text:p>
          </table:table-cell>
          <table:table-cell table:formula="of:=[.E198]*0.53996" office:value-type="float" office:value="52.91608" calcext:value-type="float">
            <text:p>52.916</text:p>
          </table:table-cell>
          <table:table-cell table:formula="of:=[.E198]*3280.8399" office:value-type="float" office:value="321522.3102" calcext:value-type="float">
            <text:p>321522</text:p>
          </table:table-cell>
          <table:table-cell table:number-columns-repeated="1016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formula="of:=1.852*[.A199]" office:value-type="float" office:value="183.348" calcext:value-type="float">
            <text:p>183.348</text:p>
          </table:table-cell>
          <table:table-cell table:formula="of:=[.B199]*3280.8399" office:value-type="float" office:value="601535.4339852" calcext:value-type="float">
            <text:p>601,535</text:p>
          </table:table-cell>
          <table:table-cell/>
          <table:table-cell table:style-name="ce12" office:value-type="float" office:value="99" calcext:value-type="float">
            <text:p>99</text:p>
          </table:table-cell>
          <table:table-cell table:formula="of:=[.E199]*0.53996" office:value-type="float" office:value="53.45604" calcext:value-type="float">
            <text:p>53.456</text:p>
          </table:table-cell>
          <table:table-cell table:formula="of:=[.E199]*3280.8399" office:value-type="float" office:value="324803.1501" calcext:value-type="float">
            <text:p>324803</text:p>
          </table:table-cell>
          <table:table-cell table:number-columns-repeated="1016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formula="of:=1.852*[.A200]" office:value-type="float" office:value="185.2" calcext:value-type="float">
            <text:p>185.200</text:p>
          </table:table-cell>
          <table:table-cell table:formula="of:=[.B200]*3280.8399" office:value-type="float" office:value="607611.54948" calcext:value-type="float">
            <text:p>607,612</text:p>
          </table:table-cell>
          <table:table-cell/>
          <table:table-cell table:style-name="ce12" office:value-type="float" office:value="100" calcext:value-type="float">
            <text:p>100</text:p>
          </table:table-cell>
          <table:table-cell table:formula="of:=[.E200]*0.53996" office:value-type="float" office:value="53.996" calcext:value-type="float">
            <text:p>53.996</text:p>
          </table:table-cell>
          <table:table-cell table:formula="of:=[.E200]*3280.8399" office:value-type="float" office:value="328083.99" calcext:value-type="float">
            <text:p>328084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]*9/5+32" office:value-type="float" office:value="-22" calcext:value-type="float">
            <text:p>-22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D2]-32)*5/9" office:value-type="float" office:value="-34.4444444444444" calcext:value-type="float">
            <text:p>-3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.A3]*9/5+32" office:value-type="float" office:value="-18.4" calcext:value-type="float">
            <text:p>-18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D3]-32)*5/9" office:value-type="float" office:value="-31.6666666666667" calcext:value-type="float">
            <text:p>-3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.A4]*9/5+32" office:value-type="float" office:value="-14.8" calcext:value-type="float">
            <text:p>-1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D4]-32)*5/9" office:value-type="float" office:value="-28.8888888888889" calcext:value-type="float">
            <text:p>-29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.A5]*9/5+32" office:value-type="float" office:value="-11.2" calcext:value-type="float">
            <text:p>-1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D5]-32)*5/9" office:value-type="float" office:value="-26.1111111111111" calcext:value-type="float">
            <text:p>-2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.A6]*9/5+32" office:value-type="float" office:value="-7.6" calcext:value-type="float">
            <text:p>-8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D6]-32)*5/9" office:value-type="float" office:value="-23.3333333333333" calcext:value-type="float">
            <text:p>-2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7]*9/5+32" office:value-type="float" office:value="-4" calcext:value-type="float">
            <text:p>-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D7]-32)*5/9" office:value-type="float" office:value="-20.5555555555556" calcext:value-type="float">
            <text:p>-2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A8]*9/5+32" office:value-type="float" office:value="-0.399999999999999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D8]-32)*5/9" office:value-type="float" office:value="-17.7777777777778" calcext:value-type="float">
            <text:p>-1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A9]*9/5+32" office:value-type="float" office:value="3.2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9]-32)*5/9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A10]*9/5+32" office:value-type="float" office:value="6.8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D10]-32)*5/9" office:value-type="float" office:value="-12.222222222222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A11]*9/5+32" office:value-type="float" office:value="10.4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D11]-32)*5/9" office:value-type="float" office:value="-9.44444444444444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2]*9/5+32"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D12]-32)*5/9" office:value-type="float" office:value="-6.6666666666666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*9/5+32" office:value-type="float" office:value="17.6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D13]-32)*5/9" office:value-type="float" office:value="-3.88888888888889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A14]*9/5+32" office:value-type="float" office:value="21.2" calcext:value-type="float">
            <text:p>2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D14]-32)*5/9" office:value-type="float" office:value="-1.1111111111111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A15]*9/5+32" office:value-type="float" office:value="24.8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[.D15]-32)*5/9" office:value-type="float" office:value="1.66666666666667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16]*9/5+32" office:value-type="float" office:value="28.4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[.D16]-32)*5/9" office:value-type="float" office:value="4.4444444444444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]*9/5+32"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D17]-32)*5/9" office:value-type="float" office:value="7.22222222222222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*9/5+32" office:value-type="float" office:value="35.6" calcext:value-type="float">
            <text:p>3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D18]-32)*5/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]*9/5+32" office:value-type="float" office:value="39.2" calcext:value-type="float">
            <text:p>3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([.D19]-32)*5/9" office:value-type="float" office:value="12.7777777777778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0]*9/5+32" office:value-type="float" office:value="42.8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D20]-32)*5/9" office:value-type="float" office:value="15.555555555555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*9/5+32" office:value-type="float" office:value="46.4" calcext:value-type="float">
            <text:p>4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([.D21]-32)*5/9" office:value-type="float" office:value="18.3333333333333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2]*9/5+32"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[.D22]-32)*5/9" office:value-type="float" office:value="21.111111111111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3]*9/5+32" office:value-type="float" office:value="53.6" calcext:value-type="float">
            <text:p>5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([.D23]-32)*5/9" office:value-type="float" office:value="23.8888888888889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4]*9/5+32" office:value-type="float" office:value="57.2" calcext:value-type="float">
            <text:p>5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[.D24]-32)*5/9" office:value-type="float" office:value="26.666666666666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5]*9/5+32" office:value-type="float" office:value="60.8" calcext:value-type="float">
            <text:p>6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([.D25]-32)*5/9" office:value-type="float" office:value="29.4444444444444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6]*9/5+32" office:value-type="float" office:value="64.4" calcext:value-type="float">
            <text:p>6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([.D26]-32)*5/9" office:value-type="float" office:value="32.222222222222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7]*9/5+32" office:value-type="float" office:value="68" calcext:value-type="float">
            <text:p>6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([.D27]-32)*5/9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8]*9/5+32" office:value-type="float" office:value="71.6" calcext:value-type="float">
            <text:p>7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D28]-32)*5/9" office:value-type="float" office:value="37.777777777777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9]*9/5+32" office:value-type="float" office:value="75.2" calcext:value-type="float">
            <text:p>7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([.D29]-32)*5/9" office:value-type="float" office:value="40.5555555555556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0]*9/5+32" office:value-type="float" office:value="78.8" calcext:value-type="float">
            <text:p>7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([.D30]-32)*5/9" office:value-type="float" office:value="43.333333333333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9/5+32" office:value-type="float" office:value="82.4" calcext:value-type="float">
            <text:p>82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([.D31]-32)*5/9" office:value-type="float" office:value="46.1111111111111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9/5+32" office:value-type="float" office:value="86" calcext:value-type="float">
            <text:p>8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[.D32]-32)*5/9" office:value-type="float" office:value="48.888888888888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9/5+32" office:value-type="float" office:value="89.6" calcext:value-type="float">
            <text:p>9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([.D33]-32)*5/9" office:value-type="float" office:value="51.6666666666667" calcext:value-type="float">
            <text:p>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*9/5+32" office:value-type="float" office:value="93.2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5]*9/5+32" office:value-type="float" office:value="96.8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]*9/5+32" office:value-type="float" office:value="100.4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]*9/5+3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8]*9/5+32" office:value-type="float" office:value="107.6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]*9/5+32" office:value-type="float" office:value="111.2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0]*9/5+32" office:value-type="float" office:value="114.8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1]*9/5+32" office:value-type="float" office:value="118.4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2]*9/5+32" office:value-type="float" office:value="122" calcext:value-type="float">
            <text:p>122</text:p>
          </table:table-cell>
          <table:table-cell table:number-columns-repeated="3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8:14:03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22:54:31.195000000</meta:creation-date>
    <meta:editing-duration>P4DT19H20M2S</meta:editing-duration>
    <meta:editing-cycles>10</meta:editing-cycles>
    <meta:generator>LibreOffice/7.0.3.1$Windows_X86_64 LibreOffice_project/d7547858d014d4cf69878db179d326fc3483e082</meta:generator>
    <dc:date>2022-06-06T08:25:07.715000000</dc:date>
    <meta:document-statistic meta:table-count="2" meta:cell-count="2663" meta:object-count="0"/>
  </office:meta>
</office:document-meta>
</file>